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111in" style:rel-column-width="12407*"/>
    </style:style>
    <style:style style:name="Table1.B" style:family="table-column">
      <style:table-column-properties style:column-width="5.6139in" style:rel-column-width="5312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3111in" style:rel-column-width="12407*"/>
    </style:style>
    <style:style style:name="Table13.B" style:family="table-column">
      <style:table-column-properties style:column-width="5.6139in" style:rel-column-width="5312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3847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4*"/>
    </style:style>
    <style:style style:name="Table10.D" style:family="table-column">
      <style:table-column-properties style:column-width="1.7313in" style:rel-column-width="1638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7493in" style:rel-column-width="7091*"/>
    </style:style>
    <style:style style:name="Table4.B" style:family="table-column">
      <style:table-column-properties style:column-width="1.4389in" style:rel-column-width="13616*"/>
    </style:style>
    <style:style style:name="Table4.C" style:family="table-column">
      <style:table-column-properties style:column-width="0.6896in" style:rel-column-width="6525*"/>
    </style:style>
    <style:style style:name="Table4.D" style:family="table-column">
      <style:table-column-properties style:column-width="0.6222in" style:rel-column-width="5888*"/>
    </style:style>
    <style:style style:name="Table4.F" style:family="table-column">
      <style:table-column-properties style:column-width="0.9368in" style:rel-column-width="8865*"/>
    </style:style>
    <style:style style:name="Table4.G" style:family="table-column">
      <style:table-column-properties style:column-width="0.8167in" style:rel-column-width="7728*"/>
    </style:style>
    <style:style style:name="Table4.H" style:family="table-column">
      <style:table-column-properties style:column-width="0.9229in" style:rel-column-width="8731*"/>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6597in" style:rel-column-width="6243*"/>
    </style:style>
    <style:style style:name="Table6.B" style:family="table-column">
      <style:table-column-properties style:column-width="1.0264in" style:rel-column-width="9713*"/>
    </style:style>
    <style:style style:name="Table6.C" style:family="table-column">
      <style:table-column-properties style:column-width="0.9368in" style:rel-column-width="8865*"/>
    </style:style>
    <style:style style:name="Table6.E" style:family="table-column">
      <style:table-column-properties style:column-width="1.0083in" style:rel-column-width="9542*"/>
    </style:style>
    <style:style style:name="Table6.F" style:family="table-column">
      <style:table-column-properties style:column-width="1.2139in" style:rel-column-width="11487*"/>
    </style:style>
    <style:style style:name="Table6.G" style:family="table-column">
      <style:table-column-properties style:column-width="1.1431in" style:rel-column-width="10820*"/>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7493in" style:rel-column-width="7091*"/>
    </style:style>
    <style:style style:name="Table7.B" style:family="table-column">
      <style:table-column-properties style:column-width="1.3792in" style:rel-column-width="13051*"/>
    </style:style>
    <style:style style:name="Table7.C" style:family="table-column">
      <style:table-column-properties style:column-width="1.184in" style:rel-column-width="11205*"/>
    </style:style>
    <style:style style:name="Table7.D" style:family="table-column">
      <style:table-column-properties style:column-width="1.4389in" style:rel-column-width="13616*"/>
    </style:style>
    <style:style style:name="Table7.E" style:family="table-column">
      <style:table-column-properties style:column-width="2.1736in" style:rel-column-width="20572*"/>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799in" style:rel-column-width="6433*"/>
    </style:style>
    <style:style style:name="Table12.B" style:family="table-column">
      <style:table-column-properties style:column-width="0.666in" style:rel-column-width="6302*"/>
    </style:style>
    <style:style style:name="Table12.C" style:family="table-column">
      <style:table-column-properties style:column-width="5.5792in" style:rel-column-width="52800*"/>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7313in" style:rel-column-width="16383*"/>
    </style:style>
    <style:style style:name="Table23.D" style:family="table-column">
      <style:table-column-properties style:column-width="1.731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style:vertical-align="" fo:padding="0.0382in" fo:border-left="0.05pt solid #000000" fo:border-right="none" fo:border-top="none" fo:border-bottom="0.05pt solid #000000"/>
    </style:style>
    <style:style style:name="Table23.D2" style:family="table-cell">
      <style:table-cell-properties style:vertical-align=""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2.316in" style:rel-column-width="21917*"/>
    </style:style>
    <style:style style:name="Table11.B" style:family="table-column">
      <style:table-column-properties style:column-width="1.184in" style:rel-column-width="11205*"/>
    </style:style>
    <style:style style:name="Table11.C" style:family="table-column">
      <style:table-column-properties style:column-width="2.2479in" style:rel-column-width="21273*"/>
    </style:style>
    <style:style style:name="Table11.D" style:family="table-column">
      <style:table-column-properties style:column-width="1.1771in" style:rel-column-width="11140*"/>
    </style:style>
    <style:style style:name="Table11.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1.B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896in" style:rel-column-width="6525*"/>
    </style:style>
    <style:style style:name="Table14.B" style:family="table-column">
      <style:table-column-properties style:column-width="0.9965in" style:rel-column-width="9430*"/>
    </style:style>
    <style:style style:name="Table14.C" style:family="table-column">
      <style:table-column-properties style:column-width="1.7535in" style:rel-column-width="16594*"/>
    </style:style>
    <style:style style:name="Table14.D" style:family="table-column">
      <style:table-column-properties style:column-width="1.8139in" style:rel-column-width="17165*"/>
    </style:style>
    <style:style style:name="Table14.E" style:family="table-column">
      <style:table-column-properties style:column-width="1.6715in" style:rel-column-width="158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background-color="#ff0000" fo:padding="0.0382in" fo:border-left="0.05pt solid #000000" fo:border-right="none" fo:border-top="none" fo:border-bottom="0.05pt solid #000000">
        <style:background-image/>
      </style:table-cell-properties>
    </style:style>
    <style:style style:name="Table14.E2" style:family="table-cell">
      <style:table-cell-properties fo:padding="0.0382in" fo:border-left="0.05pt solid #000000" fo:border-right="0.05pt solid #000000"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B4" style:family="table-cell">
      <style:table-cell-properties fo:background-color="#00ffff" fo:padding="0.0382in" fo:border-left="0.05pt solid #000000" fo:border-right="none" fo:border-top="none" fo:border-bottom="0.05pt solid #000000">
        <style:background-image/>
      </style:table-cell-properties>
    </style:style>
    <style:style style:name="Table14.E4" style:family="table-cell">
      <style:table-cell-properties fo:padding="0.0382in" fo:border-left="0.05pt solid #000000" fo:border-right="0.05pt solid #000000" fo:border-top="none" fo:border-bottom="0.05pt solid #000000"/>
    </style:style>
    <style:style style:name="Table14.B5" style:family="table-cell">
      <style:table-cell-properties fo:background-color="#00ff00" fo:padding="0.0382in" fo:border-left="0.05pt solid #000000" fo:border-right="none" fo:border-top="none" fo:border-bottom="0.05pt solid #000000">
        <style:background-image/>
      </style:table-cell-properties>
    </style:style>
    <style:style style:name="Table14.E5" style:family="table-cell">
      <style:table-cell-properties fo:padding="0.0382in" fo:border-left="0.05pt solid #000000" fo:border-right="0.05pt solid #000000" fo:border-top="none" fo:border-bottom="0.05pt solid #000000"/>
    </style:style>
    <style:style style:name="Table14.E6" style:family="table-cell">
      <style:table-cell-properties fo:padding="0.0382in" fo:border-left="0.05pt solid #000000" fo:border-right="0.05pt solid #000000" fo:border-top="none" fo:border-bottom="0.05pt solid #000000"/>
    </style:style>
    <style:style style:name="Table14.E7" style:family="table-cell">
      <style:table-cell-properties fo:padding="0.0382in" fo:border-left="0.05pt solid #000000" fo:border-right="0.05pt solid #000000" fo:border-top="none" fo:border-bottom="0.05pt solid #000000"/>
    </style:style>
    <style:style style:name="Table14.E8" style:family="table-cell">
      <style:table-cell-properties fo:padding="0.0382in" fo:border-left="0.05pt solid #000000" fo:border-right="0.05pt solid #000000" fo:border-top="none" fo:border-bottom="0.05pt solid #000000"/>
    </style:style>
    <style:style style:name="Table14.E9" style:family="table-cell">
      <style:table-cell-properties fo:padding="0.0382in" fo:border-left="0.05pt solid #000000" fo:border-right="0.05pt solid #000000" fo:border-top="none" fo:border-bottom="0.05pt solid #000000"/>
    </style:style>
    <style:style style:name="Table14.E10" style:family="table-cell">
      <style:table-cell-properties fo:padding="0.0382in" fo:border-left="0.05pt solid #000000" fo:border-right="0.05pt solid #000000" fo:border-top="none" fo:border-bottom="0.05pt solid #000000"/>
    </style:style>
    <style:style style:name="Table14.C11" style:family="table-cell">
      <style:table-cell-properties fo:background-color="#ffff00" fo:padding="0.0382in" fo:border-left="0.05pt solid #000000" fo:border-right="none" fo:border-top="none" fo:border-bottom="0.05pt solid #000000">
        <style:background-image/>
      </style:table-cell-properties>
    </style:style>
    <style:style style:name="Table14.E11" style:family="table-cell">
      <style:table-cell-properties fo:padding="0.0382in" fo:border-left="0.05pt solid #000000" fo:border-right="0.05pt solid #000000" fo:border-top="none" fo:border-bottom="0.05pt solid #000000"/>
    </style:style>
    <style:style style:name="Table14.E12" style:family="table-cell">
      <style:table-cell-properties fo:padding="0.0382in" fo:border-left="0.05pt solid #000000" fo:border-right="0.05pt solid #000000" fo:border-top="none" fo:border-bottom="0.05pt solid #000000"/>
    </style:style>
    <style:style style:name="Table14.E13" style:family="table-cell">
      <style:table-cell-properties fo:padding="0.0382in" fo:border-left="0.05pt solid #000000" fo:border-right="0.05pt solid #000000" fo:border-top="none" fo:border-bottom="0.05pt solid #000000"/>
    </style:style>
    <style:style style:name="Table14.E14" style:family="table-cell">
      <style:table-cell-properties fo:padding="0.0382in" fo:border-left="0.05pt solid #000000" fo:border-right="0.05pt solid #000000" fo:border-top="none" fo:border-bottom="0.05pt solid #000000"/>
    </style:style>
    <style:style style:name="Table14.E15" style:family="table-cell">
      <style:table-cell-properties fo:padding="0.0382in" fo:border-left="0.05pt solid #000000" fo:border-right="0.05pt solid #000000" fo:border-top="none" fo:border-bottom="0.05pt solid #000000"/>
    </style:style>
    <style:style style:name="Table14.E16" style:family="table-cell">
      <style:table-cell-properties fo:padding="0.0382in" fo:border-left="0.05pt solid #000000" fo:border-right="0.05pt solid #000000" fo:border-top="none" fo:border-bottom="0.05pt solid #000000"/>
    </style:style>
    <style:style style:name="Table14.E17"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3847in" style:rel-column-width="13107*"/>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4*"/>
    </style:style>
    <style:style style:name="Table5.C" style:family="table-column">
      <style:table-column-properties style:column-width="1.3854in" style:rel-column-width="13110*"/>
    </style:style>
    <style:style style:name="Table5.D" style:family="table-column">
      <style:table-column-properties style:column-width="1.2861in" style:rel-column-width="12171*"/>
    </style:style>
    <style:style style:name="Table5.E" style:family="table-column">
      <style:table-column-properties style:column-width="1.484in" style:rel-column-width="14046*"/>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06202" officeooo:paragraph-rsid="00106202" style:font-size-asian="14pt" style:font-size-complex="14pt"/>
    </style:style>
    <style:style style:name="P2" style:family="paragraph" style:parent-style-name="Footer">
      <style:paragraph-properties fo:text-align="center" style:justify-single-word="false"/>
      <style:text-properties officeooo:rsid="00106202" officeooo:paragraph-rsid="00106202"/>
    </style:style>
    <style:style style:name="P3" style:family="paragraph" style:parent-style-name="Standard">
      <style:text-properties style:font-name="Courier New"/>
    </style:style>
    <style:style style:name="P4" style:family="paragraph" style:parent-style-name="Standard">
      <style:text-properties style:font-name="Courier New" officeooo:rsid="001066ee" officeooo:paragraph-rsid="00229ca1"/>
    </style:style>
    <style:style style:name="P5" style:family="paragraph" style:parent-style-name="Standard">
      <style:text-properties style:font-name="Courier New" fo:font-weight="bold" officeooo:rsid="001066ee" officeooo:paragraph-rsid="002ac1aa" style:font-weight-asian="bold" style:font-weight-complex="bold"/>
    </style:style>
    <style:style style:name="P6" style:family="paragraph" style:parent-style-name="Standard">
      <style:text-properties style:font-name="Courier New" fo:font-weight="bold" officeooo:rsid="001066ee" officeooo:paragraph-rsid="00375846" style:font-weight-asian="bold" style:font-weight-complex="bold"/>
    </style:style>
    <style:style style:name="P7" style:family="paragraph" style:parent-style-name="Standard">
      <style:text-properties style:font-name="Courier New" officeooo:rsid="0071e32a" officeooo:paragraph-rsid="00229ca1"/>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Courier New" fo:font-size="10pt" officeooo:rsid="0067433f" officeooo:paragraph-rsid="0067433f" style:font-size-asian="10pt" style:font-size-complex="10pt"/>
    </style:style>
    <style:style style:name="P10" style:family="paragraph" style:parent-style-name="Standard">
      <style:text-properties style:font-name="Courier New" fo:font-size="10pt" officeooo:rsid="006aa248" officeooo:paragraph-rsid="006aa248" style:font-size-asian="10pt" style:font-size-complex="10pt"/>
    </style:style>
    <style:style style:name="P11" style:family="paragraph" style:parent-style-name="Standard">
      <style:text-properties style:font-name="Courier New" fo:font-size="10pt" officeooo:rsid="0068dd9c" officeooo:paragraph-rsid="0068dd9c" style:font-size-asian="10pt" style:font-size-complex="10pt"/>
    </style:style>
    <style:style style:name="P12" style:family="paragraph" style:parent-style-name="Standard">
      <style:text-properties style:font-name="Courier New" fo:font-size="10pt" officeooo:rsid="00710a94" officeooo:paragraph-rsid="00710a94" style:font-size-asian="10pt" style:font-size-complex="10pt"/>
    </style:style>
    <style:style style:name="P13" style:family="paragraph" style:parent-style-name="Standard">
      <style:text-properties style:font-name="Courier New" fo:font-size="10pt" officeooo:rsid="0075b8b8" style:font-size-asian="10pt" style:font-size-complex="10pt"/>
    </style:style>
    <style:style style:name="P14" style:family="paragraph" style:parent-style-name="Standard">
      <style:text-properties style:font-name="Arial1" officeooo:rsid="001066ee" officeooo:paragraph-rsid="00229ca1"/>
    </style:style>
    <style:style style:name="P15" style:family="paragraph" style:parent-style-name="Standard">
      <style:text-properties style:font-name="Arial1" fo:font-weight="normal" officeooo:rsid="0023ec67" officeooo:paragraph-rsid="0023ec67" style:font-weight-asian="normal" style:font-weight-complex="normal"/>
    </style:style>
    <style:style style:name="P16" style:family="paragraph" style:parent-style-name="Standard">
      <style:text-properties style:font-name="Arial1" fo:font-weight="normal" officeooo:rsid="0039c7bf" officeooo:paragraph-rsid="003cf2f0" style:font-weight-asian="normal" style:font-weight-complex="normal"/>
    </style:style>
    <style:style style:name="P17" style:family="paragraph" style:parent-style-name="Standard">
      <style:text-properties style:font-name="Arial1" fo:font-size="12pt" fo:font-weight="normal" officeooo:rsid="005e63f3" officeooo:paragraph-rsid="005e63f3" style:font-size-asian="10.5pt" style:font-weight-asian="normal" style:font-size-complex="12pt" style:font-weight-complex="normal"/>
    </style:style>
    <style:style style:name="P18" style:family="paragraph" style:parent-style-name="Standard">
      <style:text-properties officeooo:rsid="00535e59" officeooo:paragraph-rsid="00783f62"/>
    </style:style>
    <style:style style:name="P19" style:family="paragraph" style:parent-style-name="Standard">
      <style:paragraph-properties fo:margin-left="0in" fo:margin-right="0in" fo:text-indent="0in" style:auto-text-indent="false"/>
      <style:text-properties style:font-name="Courier New" fo:font-size="12pt" fo:font-weight="bold" officeooo:rsid="001066ee" officeooo:paragraph-rsid="002c867d" style:font-size-asian="10.5pt" style:font-weight-asian="bold" style:font-size-complex="12pt" style:font-weight-complex="bold"/>
    </style:style>
    <style:style style:name="P20" style:family="paragraph" style:parent-style-name="Standard">
      <style:paragraph-properties fo:margin-left="0in" fo:margin-right="0in" fo:text-indent="0in" style:auto-text-indent="false"/>
      <style:text-properties style:font-name="Courier New" fo:font-size="12pt" fo:font-weight="normal" officeooo:rsid="002c867d" officeooo:paragraph-rsid="002c867d" style:font-size-asian="10.5pt" style:font-weight-asian="normal" style:font-size-complex="12pt" style:font-weight-complex="normal"/>
    </style:style>
    <style:style style:name="P21" style:family="paragraph" style:parent-style-name="Standard">
      <style:paragraph-properties fo:margin-left="0in" fo:margin-right="0in" fo:text-indent="0in" style:auto-text-indent="false"/>
      <style:text-properties style:font-name="Arial1" fo:font-size="12pt" fo:font-weight="normal" officeooo:rsid="0023ec67" officeooo:paragraph-rsid="0040dd7e" style:font-size-asian="10.5pt" style:font-weight-asian="normal" style:font-size-complex="12pt" style:font-weight-complex="normal"/>
    </style:style>
    <style:style style:name="P22" style:family="paragraph" style:parent-style-name="Standard">
      <style:paragraph-properties fo:margin-left="0in" fo:margin-right="0in" fo:text-indent="0in" style:auto-text-indent="false"/>
      <style:text-properties style:font-name="Arial1" fo:font-size="12pt" fo:font-weight="normal" officeooo:rsid="00467202" officeooo:paragraph-rsid="00467202" style:font-size-asian="10.5pt" style:font-weight-asian="normal" style:font-size-complex="12pt" style:font-weight-complex="normal"/>
    </style:style>
    <style:style style:name="P23" style:family="paragraph" style:parent-style-name="Text_20_body">
      <style:paragraph-properties fo:margin-left="0in" fo:margin-right="0in" fo:text-indent="0in" style:auto-text-indent="false"/>
      <style:text-properties style:font-name="Arial1" fo:font-size="12pt" officeooo:rsid="00130344" officeooo:paragraph-rsid="0026568e" style:font-size-asian="10.5pt" style:font-size-complex="12pt"/>
    </style:style>
    <style:style style:name="P24" style:family="paragraph" style:parent-style-name="Text_20_body">
      <style:paragraph-properties fo:margin-left="0in" fo:margin-right="0in" fo:text-indent="0in" style:auto-text-indent="false"/>
      <style:text-properties style:font-name="Arial1" fo:font-size="12pt" officeooo:rsid="00130344" officeooo:paragraph-rsid="002d221f" style:font-size-asian="10.5pt" style:font-size-complex="12pt"/>
    </style:style>
    <style:style style:name="P25" style:family="paragraph" style:parent-style-name="Text_20_body">
      <style:paragraph-properties fo:margin-left="0in" fo:margin-right="0in" fo:text-indent="0in" style:auto-text-indent="false"/>
      <style:text-properties style:font-name="Arial1" fo:font-size="12pt" officeooo:rsid="00130344" officeooo:paragraph-rsid="0040dd7e" style:font-size-asian="10.5pt" style:font-size-complex="12pt"/>
    </style:style>
    <style:style style:name="P26" style:family="paragraph" style:parent-style-name="Text_20_body">
      <style:paragraph-properties fo:margin-left="0in" fo:margin-right="0in" fo:text-indent="0in" style:auto-text-indent="false"/>
      <style:text-properties style:font-name="Arial1" fo:font-size="12pt" officeooo:rsid="00130344" officeooo:paragraph-rsid="004421c4" style:font-size-asian="10.5pt" style:font-size-complex="12pt"/>
    </style:style>
    <style:style style:name="P27" style:family="paragraph" style:parent-style-name="Text_20_body">
      <style:paragraph-properties fo:margin-left="0in" fo:margin-right="0in" fo:text-indent="0in" style:auto-text-indent="false"/>
      <style:text-properties style:font-name="Arial1" fo:font-size="12pt" officeooo:rsid="00130344" officeooo:paragraph-rsid="0058f998" style:font-size-asian="10.5pt" style:font-size-complex="12pt"/>
    </style:style>
    <style:style style:name="P28" style:family="paragraph" style:parent-style-name="Text_20_body">
      <style:paragraph-properties fo:margin-left="0in" fo:margin-right="0in" fo:text-indent="0in" style:auto-text-indent="false"/>
      <style:text-properties style:font-name="Arial1" fo:font-size="12pt" officeooo:rsid="0026568e" officeooo:paragraph-rsid="0026568e" style:font-size-asian="10.5pt" style:font-size-complex="12pt"/>
    </style:style>
    <style:style style:name="P29" style:family="paragraph" style:parent-style-name="Text_20_body">
      <style:paragraph-properties fo:margin-left="0in" fo:margin-right="0in" fo:text-indent="0in" style:auto-text-indent="false"/>
      <style:text-properties style:font-name="Arial1" fo:font-size="12pt" officeooo:rsid="00229ca1" officeooo:paragraph-rsid="0027688e" style:font-size-asian="10.5pt" style:font-size-complex="12pt"/>
    </style:style>
    <style:style style:name="P30" style:family="paragraph" style:parent-style-name="Text_20_body">
      <style:paragraph-properties fo:margin-left="0in" fo:margin-right="0in" fo:text-indent="0in" style:auto-text-indent="false"/>
      <style:text-properties style:font-name="Arial1" fo:font-size="12pt" officeooo:rsid="002d221f" officeooo:paragraph-rsid="002d221f" style:font-size-asian="10.5pt" style:font-size-complex="12pt"/>
    </style:style>
    <style:style style:name="P31" style:family="paragraph" style:parent-style-name="Text_20_body">
      <style:paragraph-properties fo:margin-left="0in" fo:margin-right="0in" fo:text-indent="0in" style:auto-text-indent="false"/>
      <style:text-properties style:font-name="Arial1" fo:font-size="12pt" officeooo:rsid="0058f998" officeooo:paragraph-rsid="0058f998" style:font-size-asian="10.5pt" style:font-size-complex="12pt"/>
    </style:style>
    <style:style style:name="P32" style:family="paragraph" style:parent-style-name="Text_20_body">
      <style:paragraph-properties fo:margin-left="0in" fo:margin-right="0in" fo:text-indent="0in" style:auto-text-indent="false"/>
      <style:text-properties style:font-name="Arial1" fo:font-size="12pt" fo:font-weight="bold" officeooo:rsid="001066ee" officeooo:paragraph-rsid="002959cd" style:font-size-asian="10.5pt" style:font-weight-asian="bold" style:font-size-complex="12pt" style:font-weight-complex="bold"/>
    </style:style>
    <style:style style:name="P33" style:family="paragraph" style:parent-style-name="Text_20_body">
      <style:paragraph-properties fo:margin-left="0in" fo:margin-right="0in" fo:text-indent="0in" style:auto-text-indent="false"/>
      <style:text-properties style:font-name="Arial1" fo:font-size="12pt" fo:font-weight="bold" officeooo:rsid="001066ee" officeooo:paragraph-rsid="00373ff0" style:font-size-asian="10.5pt" style:font-weight-asian="bold" style:font-size-complex="12pt" style:font-weight-complex="bold"/>
    </style:style>
    <style:style style:name="P34" style:family="paragraph" style:parent-style-name="Text_20_body">
      <style:paragraph-properties fo:margin-left="0in" fo:margin-right="0in" fo:text-indent="0in" style:auto-text-indent="false"/>
      <style:text-properties style:font-name="Arial1" fo:font-size="12pt" fo:font-weight="bold" officeooo:rsid="001066ee" officeooo:paragraph-rsid="00424d22" style:font-size-asian="10.5pt" style:font-weight-asian="bold" style:font-size-complex="12pt" style:font-weight-complex="bold"/>
    </style:style>
    <style:style style:name="P35" style:family="paragraph" style:parent-style-name="Text_20_body">
      <style:paragraph-properties fo:margin-left="0in" fo:margin-right="0in" fo:text-indent="0in" style:auto-text-indent="false"/>
      <style:text-properties style:font-name="Arial1" fo:font-size="12pt" fo:font-weight="bold" officeooo:rsid="001066ee" officeooo:paragraph-rsid="00452285" style:font-size-asian="10.5pt" style:font-weight-asian="bold" style:font-size-complex="12pt" style:font-weight-complex="bold"/>
    </style:style>
    <style:style style:name="P36" style:family="paragraph" style:parent-style-name="Text_20_body">
      <style:paragraph-properties fo:margin-left="0in" fo:margin-right="0in" fo:text-indent="0in" style:auto-text-indent="false"/>
      <style:text-properties style:font-name="Arial1" fo:font-size="12pt" fo:font-weight="bold" officeooo:rsid="001066ee" officeooo:paragraph-rsid="0055c760" style:font-size-asian="10.5pt" style:font-weight-asian="bold" style:font-size-complex="12pt" style:font-weight-complex="bold"/>
    </style:style>
    <style:style style:name="P37" style:family="paragraph" style:parent-style-name="Text_20_body">
      <style:paragraph-properties fo:margin-left="0in" fo:margin-right="0in" fo:text-indent="0in" style:auto-text-indent="false"/>
      <style:text-properties style:font-name="Arial1" fo:font-size="12pt" fo:font-weight="bold" officeooo:rsid="001066ee" officeooo:paragraph-rsid="005ba0d9" style:font-size-asian="10.5pt" style:font-weight-asian="bold" style:font-size-complex="12pt" style:font-weight-complex="bold"/>
    </style:style>
    <style:style style:name="P38" style:family="paragraph" style:parent-style-name="Text_20_body">
      <style:paragraph-properties fo:margin-left="0in" fo:margin-right="0in" fo:text-indent="0in" style:auto-text-indent="false"/>
      <style:text-properties style:font-name="Arial1" fo:font-size="12pt" fo:font-weight="bold" officeooo:rsid="00130344" officeooo:paragraph-rsid="002d221f" style:font-size-asian="10.5pt" style:font-weight-asian="bold" style:font-size-complex="12pt" style:font-weight-complex="bold"/>
    </style:style>
    <style:style style:name="P39" style:family="paragraph" style:parent-style-name="Text_20_body">
      <style:paragraph-properties fo:margin-left="0in" fo:margin-right="0in" fo:text-indent="0in" style:auto-text-indent="false"/>
      <style:text-properties style:font-name="Arial1" fo:font-size="12pt" fo:font-weight="bold" officeooo:rsid="00130344" officeooo:paragraph-rsid="0040dd7e" style:font-size-asian="10.5pt" style:font-weight-asian="bold" style:font-size-complex="12pt" style:font-weight-complex="bold"/>
    </style:style>
    <style:style style:name="P40" style:family="paragraph" style:parent-style-name="Text_20_body">
      <style:paragraph-properties fo:margin-left="0in" fo:margin-right="0in" fo:text-indent="0in" style:auto-text-indent="false"/>
      <style:text-properties style:font-name="Arial1" fo:font-size="12pt" fo:font-weight="bold" officeooo:rsid="00130344" officeooo:paragraph-rsid="004421c4" style:font-size-asian="10.5pt" style:font-weight-asian="bold" style:font-size-complex="12pt" style:font-weight-complex="bold"/>
    </style:style>
    <style:style style:name="P41" style:family="paragraph" style:parent-style-name="Text_20_body">
      <style:paragraph-properties fo:margin-left="0in" fo:margin-right="0in" fo:text-indent="0in" style:auto-text-indent="false"/>
      <style:text-properties style:font-name="Arial1" fo:font-size="12pt" fo:font-weight="bold" officeooo:rsid="00424d22" officeooo:paragraph-rsid="00424d22" style:font-size-asian="10.5pt" style:font-weight-asian="bold" style:font-size-complex="12pt" style:font-weight-complex="bold"/>
    </style:style>
    <style:style style:name="P42" style:family="paragraph" style:parent-style-name="Text_20_body">
      <style:paragraph-properties fo:margin-left="0in" fo:margin-right="0in" fo:text-indent="0in" style:auto-text-indent="false"/>
      <style:text-properties style:font-name="Arial1" fo:font-size="12pt" fo:font-weight="bold" officeooo:rsid="00424d22" officeooo:paragraph-rsid="004421c4" style:font-size-asian="10.5pt" style:font-weight-asian="bold" style:font-size-complex="12pt" style:font-weight-complex="bold"/>
    </style:style>
    <style:style style:name="P43" style:family="paragraph" style:parent-style-name="Text_20_body">
      <style:paragraph-properties fo:margin-left="0in" fo:margin-right="0in" fo:text-indent="0in" style:auto-text-indent="false"/>
      <style:text-properties style:font-name="Arial1" fo:font-size="12pt" fo:font-weight="bold" officeooo:rsid="004421c4" officeooo:paragraph-rsid="004421c4" style:font-size-asian="10.5pt" style:font-weight-asian="bold" style:font-size-complex="12pt" style:font-weight-complex="bold"/>
    </style:style>
    <style:style style:name="P44" style:family="paragraph" style:parent-style-name="Text_20_body">
      <style:paragraph-properties fo:margin-left="0in" fo:margin-right="0in" fo:text-indent="0in" style:auto-text-indent="false"/>
      <style:text-properties style:font-name="Arial1" fo:font-size="12pt" fo:font-weight="bold" officeooo:rsid="004421c4" officeooo:paragraph-rsid="0058f998" style:font-size-asian="10.5pt" style:font-weight-asian="bold" style:font-size-complex="12pt" style:font-weight-complex="bold"/>
    </style:style>
    <style:style style:name="P45" style:family="paragraph" style:parent-style-name="Text_20_body">
      <style:paragraph-properties fo:margin-left="0in" fo:margin-right="0in" fo:text-indent="0in" style:auto-text-indent="false"/>
      <style:text-properties style:font-name="Arial1" fo:font-size="12pt" fo:font-weight="bold" officeooo:rsid="004421c4" officeooo:paragraph-rsid="005af7a4" style:font-size-asian="10.5pt" style:font-weight-asian="bold" style:font-size-complex="12pt" style:font-weight-complex="bold"/>
    </style:style>
    <style:style style:name="P46" style:family="paragraph" style:parent-style-name="Text_20_body">
      <style:paragraph-properties fo:margin-left="0in" fo:margin-right="0in" fo:text-indent="0in" style:auto-text-indent="false"/>
      <style:text-properties style:font-name="Arial1" fo:font-size="12pt" fo:font-weight="bold" officeooo:rsid="00467202" officeooo:paragraph-rsid="00467202" style:font-size-asian="10.5pt" style:font-weight-asian="bold" style:font-size-complex="12pt" style:font-weight-complex="bold"/>
    </style:style>
    <style:style style:name="P47" style:family="paragraph" style:parent-style-name="Text_20_body">
      <style:paragraph-properties fo:margin-left="0in" fo:margin-right="0in" fo:text-indent="0in" style:auto-text-indent="false"/>
      <style:text-properties style:font-name="Arial1" fo:font-size="12pt" fo:font-weight="bold" officeooo:rsid="005d7246" officeooo:paragraph-rsid="005d7246" style:font-size-asian="10.5pt" style:font-weight-asian="bold" style:font-size-complex="12pt" style:font-weight-complex="bold"/>
    </style:style>
    <style:style style:name="P48" style:family="paragraph" style:parent-style-name="Text_20_body">
      <style:paragraph-properties fo:margin-left="0in" fo:margin-right="0in" fo:text-indent="0in" style:auto-text-indent="false"/>
      <style:text-properties style:font-name="Arial1" fo:font-size="12pt" fo:font-weight="bold" officeooo:rsid="005e63f3" officeooo:paragraph-rsid="005e63f3" style:font-size-asian="10.5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style:font-name="Arial1" fo:font-size="12pt" fo:font-weight="normal" officeooo:rsid="00229ca1" officeooo:paragraph-rsid="002d221f" style:font-size-asian="10.5pt" style:font-weight-asian="normal" style:font-size-complex="12pt" style:font-weight-complex="normal"/>
    </style:style>
    <style:style style:name="P50" style:family="paragraph" style:parent-style-name="Text_20_body">
      <style:paragraph-properties fo:margin-left="0in" fo:margin-right="0in" fo:text-indent="0in" style:auto-text-indent="false"/>
      <style:text-properties style:font-name="Arial1" fo:font-size="12pt" fo:font-weight="normal" officeooo:rsid="00229ca1" officeooo:paragraph-rsid="00373ff0" style:font-size-asian="10.5pt" style:font-weight-asian="normal" style:font-size-complex="12pt" style:font-weight-complex="normal"/>
    </style:style>
    <style:style style:name="P51" style:family="paragraph" style:parent-style-name="Text_20_body">
      <style:paragraph-properties fo:margin-left="0in" fo:margin-right="0in" fo:text-indent="0in" style:auto-text-indent="false"/>
      <style:text-properties style:font-name="Arial1" fo:font-size="12pt" fo:font-weight="normal" officeooo:rsid="00229ca1" officeooo:paragraph-rsid="00424d22" style:font-size-asian="10.5pt" style:font-weight-asian="normal" style:font-size-complex="12pt" style:font-weight-complex="normal"/>
    </style:style>
    <style:style style:name="P52" style:family="paragraph" style:parent-style-name="Text_20_body">
      <style:paragraph-properties fo:margin-left="0in" fo:margin-right="0in" fo:text-indent="0in" style:auto-text-indent="false"/>
      <style:text-properties style:font-name="Arial1" fo:font-size="12pt" fo:font-weight="normal" officeooo:rsid="00229ca1" officeooo:paragraph-rsid="00452285" style:font-size-asian="10.5pt" style:font-weight-asian="normal" style:font-size-complex="12pt" style:font-weight-complex="normal"/>
    </style:style>
    <style:style style:name="P53" style:family="paragraph" style:parent-style-name="Text_20_body">
      <style:paragraph-properties fo:margin-left="0in" fo:margin-right="0in" fo:text-indent="0in" style:auto-text-indent="false"/>
      <style:text-properties style:font-name="Arial1" fo:font-size="12pt" fo:font-weight="normal" officeooo:rsid="00229ca1" officeooo:paragraph-rsid="0055c760" style:font-size-asian="10.5pt" style:font-weight-asian="normal" style:font-size-complex="12pt" style:font-weight-complex="normal"/>
    </style:style>
    <style:style style:name="P54" style:family="paragraph" style:parent-style-name="Text_20_body">
      <style:paragraph-properties fo:margin-left="0in" fo:margin-right="0in" fo:text-indent="0in" style:auto-text-indent="false"/>
      <style:text-properties style:font-name="Arial1" fo:font-size="12pt" fo:font-weight="normal" officeooo:rsid="00229ca1" officeooo:paragraph-rsid="005ba0d9" style:font-size-asian="10.5pt" style:font-weight-asian="normal" style:font-size-complex="12pt" style:font-weight-complex="normal"/>
    </style:style>
    <style:style style:name="P55" style:family="paragraph" style:parent-style-name="Text_20_body">
      <style:paragraph-properties fo:margin-left="0in" fo:margin-right="0in" fo:text-indent="0in" style:auto-text-indent="false"/>
      <style:text-properties style:font-name="Arial1" fo:font-size="12pt" fo:font-weight="normal" officeooo:rsid="0023ec67" officeooo:paragraph-rsid="0040dd7e" style:font-size-asian="10.5pt" style:font-weight-asian="normal" style:font-size-complex="12pt" style:font-weight-complex="normal"/>
    </style:style>
    <style:style style:name="P56" style:family="paragraph" style:parent-style-name="Text_20_body">
      <style:paragraph-properties fo:margin-left="0in" fo:margin-right="0in" fo:text-indent="0in" style:auto-text-indent="false"/>
      <style:text-properties style:font-name="Arial1" fo:font-size="12pt" fo:font-weight="normal" officeooo:rsid="0058f998" officeooo:paragraph-rsid="0058f998" style:font-size-asian="10.5pt" style:font-weight-asian="normal" style:font-size-complex="12pt" style:font-weight-complex="normal"/>
    </style:style>
    <style:style style:name="P57" style:family="paragraph" style:parent-style-name="Text_20_body">
      <style:paragraph-properties fo:margin-left="0in" fo:margin-right="0in" fo:text-indent="0in" style:auto-text-indent="false"/>
      <style:text-properties style:font-name="Courier New" fo:font-size="12pt" fo:font-weight="bold" officeooo:rsid="00130344" officeooo:paragraph-rsid="0040dd7e" style:font-size-asian="10.5pt" style:font-weight-asian="bold" style:font-size-complex="12pt" style:font-weight-complex="bold"/>
    </style:style>
    <style:style style:name="P58" style:family="paragraph" style:parent-style-name="Text_20_body">
      <style:paragraph-properties fo:margin-left="0in" fo:margin-right="0in" fo:text-indent="0in" style:auto-text-indent="false"/>
      <style:text-properties style:font-name="Courier New" fo:font-size="12pt" fo:font-weight="bold" officeooo:rsid="00452285" officeooo:paragraph-rsid="00452285" style:font-size-asian="10.5pt" style:font-weight-asian="bold" style:font-size-complex="12pt" style:font-weight-complex="bold"/>
    </style:style>
    <style:style style:name="P59" style:family="paragraph" style:parent-style-name="Text_20_body">
      <style:paragraph-properties fo:margin-left="0in" fo:margin-right="0in" fo:text-indent="0in" style:auto-text-indent="false"/>
      <style:text-properties style:font-name="Courier New" fo:font-size="12pt" fo:font-weight="bold" officeooo:rsid="00452285" officeooo:paragraph-rsid="0055c760" style:font-size-asian="10.5pt" style:font-weight-asian="bold" style:font-size-complex="12pt" style:font-weight-complex="bold"/>
    </style:style>
    <style:style style:name="P60" style:family="paragraph" style:parent-style-name="Text_20_body">
      <style:paragraph-properties fo:margin-left="0in" fo:margin-right="0in" fo:text-indent="0in" style:auto-text-indent="false"/>
      <style:text-properties style:font-name="Courier New" fo:font-size="12pt" fo:font-weight="normal" officeooo:rsid="005ba0d9" officeooo:paragraph-rsid="005ba0d9" style:font-size-asian="10.5pt" style:font-weight-asian="normal" style:font-size-complex="12pt" style:font-weight-complex="normal"/>
    </style:style>
    <style:style style:name="P61" style:family="paragraph" style:parent-style-name="Table_20_Heading">
      <style:text-properties officeooo:rsid="001066ee" officeooo:paragraph-rsid="001066ee"/>
    </style:style>
    <style:style style:name="P62" style:family="paragraph" style:parent-style-name="Table_20_Heading">
      <style:text-properties officeooo:rsid="001066ee" officeooo:paragraph-rsid="00783f62"/>
    </style:style>
    <style:style style:name="P63" style:family="paragraph" style:parent-style-name="Table_20_Heading">
      <style:paragraph-properties fo:text-align="center" style:justify-single-word="false"/>
      <style:text-properties officeooo:rsid="016828f8" officeooo:paragraph-rsid="001066ee"/>
    </style:style>
    <style:style style:name="P64" style:family="paragraph" style:parent-style-name="Table_20_Heading">
      <style:text-properties officeooo:rsid="016828f8" officeooo:paragraph-rsid="001066ee"/>
    </style:style>
    <style:style style:name="P65" style:family="paragraph" style:parent-style-name="Table_20_Heading">
      <style:text-properties officeooo:rsid="00962418" officeooo:paragraph-rsid="00161d57"/>
    </style:style>
    <style:style style:name="P66" style:family="paragraph" style:parent-style-name="Table_20_Heading">
      <style:text-properties officeooo:rsid="00962418" officeooo:paragraph-rsid="00aee02f"/>
    </style:style>
    <style:style style:name="P67" style:family="paragraph" style:parent-style-name="Table_20_Heading">
      <style:text-properties style:font-name="Arial1" fo:font-size="10pt" officeooo:rsid="0013c336" officeooo:paragraph-rsid="0023ec67" style:font-size-asian="10pt" style:font-size-complex="10pt"/>
    </style:style>
    <style:style style:name="P68" style:family="paragraph" style:parent-style-name="Table_20_Heading">
      <style:text-properties style:font-name="Arial1" fo:font-size="10pt" officeooo:rsid="0013c336" officeooo:paragraph-rsid="002d221f" style:font-size-asian="10pt" style:font-size-complex="10pt"/>
    </style:style>
    <style:style style:name="P69" style:family="paragraph" style:parent-style-name="Table_20_Heading">
      <style:text-properties style:font-name="Arial1" fo:font-size="10pt" officeooo:rsid="0013c336" officeooo:paragraph-rsid="0040dd7e" style:font-size-asian="10pt" style:font-size-complex="10pt"/>
    </style:style>
    <style:style style:name="P70" style:family="paragraph" style:parent-style-name="Table_20_Heading">
      <style:text-properties style:font-name="Arial1" fo:font-size="10pt" officeooo:rsid="0013c336" officeooo:paragraph-rsid="005e63f3" style:font-size-asian="10pt" style:font-size-complex="10pt"/>
    </style:style>
    <style:style style:name="P71" style:family="paragraph" style:parent-style-name="Table_20_Heading">
      <style:text-properties style:font-name="Arial1" fo:font-size="10pt" officeooo:rsid="0032f3e2" officeooo:paragraph-rsid="0032f3e2" style:font-size-asian="10pt" style:font-size-complex="10pt"/>
    </style:style>
    <style:style style:name="P72" style:family="paragraph" style:parent-style-name="Table_20_Heading">
      <style:text-properties style:font-name="Arial1" fo:font-size="10pt" officeooo:rsid="0032f3e2" officeooo:paragraph-rsid="003cf2f0" style:font-size-asian="10pt" style:font-size-complex="10pt"/>
    </style:style>
    <style:style style:name="P73" style:family="paragraph" style:parent-style-name="Table_20_Heading">
      <style:text-properties style:font-name="Arial1" fo:font-size="10pt" officeooo:rsid="0032f3e2" officeooo:paragraph-rsid="00467202" style:font-size-asian="10pt" style:font-size-complex="10pt"/>
    </style:style>
    <style:style style:name="P74" style:family="paragraph" style:parent-style-name="Table_20_Heading">
      <style:text-properties style:font-name="Arial1" fo:font-size="10pt" officeooo:rsid="0035adaa" officeooo:paragraph-rsid="0035adaa" style:font-size-asian="10pt" style:font-size-complex="10pt"/>
    </style:style>
    <style:style style:name="P75" style:family="paragraph" style:parent-style-name="Table_20_Heading">
      <style:text-properties style:font-name="Arial1" fo:font-size="10pt" officeooo:rsid="00467202" officeooo:paragraph-rsid="00467202" style:font-size-asian="10pt" style:font-size-complex="10pt"/>
    </style:style>
    <style:style style:name="P76" style:family="paragraph" style:parent-style-name="Table_20_Heading">
      <style:text-properties style:font-name="Arial1" fo:font-size="10pt" officeooo:rsid="00519400" officeooo:paragraph-rsid="00519400" style:font-size-asian="10pt" style:font-size-complex="10pt"/>
    </style:style>
    <style:style style:name="P77" style:family="paragraph" style:parent-style-name="Table_20_Heading">
      <style:text-properties officeooo:rsid="00471b76" officeooo:paragraph-rsid="00471b76"/>
    </style:style>
    <style:style style:name="P78" style:family="paragraph" style:parent-style-name="Table_20_Heading">
      <style:text-properties officeooo:rsid="00471b76" officeooo:paragraph-rsid="004adbf9"/>
    </style:style>
    <style:style style:name="P79" style:family="paragraph" style:parent-style-name="Table_20_Heading">
      <style:text-properties officeooo:rsid="0049128b" officeooo:paragraph-rsid="0049128b"/>
    </style:style>
    <style:style style:name="P80" style:family="paragraph" style:parent-style-name="Table_20_Heading">
      <style:text-properties officeooo:rsid="0049128b" officeooo:paragraph-rsid="004adbf9"/>
    </style:style>
    <style:style style:name="P81" style:family="paragraph" style:parent-style-name="Table_20_Heading">
      <style:text-properties officeooo:rsid="00535e59" officeooo:paragraph-rsid="00783f62"/>
    </style:style>
    <style:style style:name="P82" style:family="paragraph" style:parent-style-name="Table_20_Heading">
      <style:text-properties fo:font-size="10pt" officeooo:rsid="007e88fb" officeooo:paragraph-rsid="007e88fb" style:font-size-asian="10pt" style:font-size-complex="10pt"/>
    </style:style>
    <style:style style:name="P83" style:family="paragraph" style:parent-style-name="Table_20_Heading">
      <style:text-properties fo:font-size="10pt" officeooo:rsid="007ea36c" officeooo:paragraph-rsid="007ea36c" style:font-size-asian="10pt" style:font-size-complex="10pt"/>
    </style:style>
    <style:style style:name="P84" style:family="paragraph" style:parent-style-name="Table_20_Heading">
      <style:text-properties fo:font-size="10pt" officeooo:rsid="00a0b105" officeooo:paragraph-rsid="00a0b105" style:font-size-asian="10pt" style:font-size-complex="10pt"/>
    </style:style>
    <style:style style:name="P85" style:family="paragraph" style:parent-style-name="Table_20_Heading">
      <style:text-properties officeooo:rsid="009cf0da" officeooo:paragraph-rsid="009cf0da"/>
    </style:style>
    <style:style style:name="P86" style:family="paragraph" style:parent-style-name="Table_20_Contents">
      <style:paragraph-properties fo:text-align="start" style:justify-single-word="false"/>
      <style:text-properties style:font-name="Courier New" officeooo:rsid="0222930f" officeooo:paragraph-rsid="001066ee"/>
    </style:style>
    <style:style style:name="P87" style:family="paragraph" style:parent-style-name="Table_20_Contents">
      <style:paragraph-properties fo:text-align="start" style:justify-single-word="false"/>
      <style:text-properties style:font-name="Courier New" officeooo:rsid="02247039" officeooo:paragraph-rsid="001066ee"/>
    </style:style>
    <style:style style:name="P88" style:family="paragraph" style:parent-style-name="Table_20_Contents">
      <style:paragraph-properties fo:text-align="start" style:justify-single-word="false"/>
      <style:text-properties style:font-name="Courier New" officeooo:paragraph-rsid="001066ee"/>
    </style:style>
    <style:style style:name="P89" style:family="paragraph" style:parent-style-name="Table_20_Contents">
      <style:text-properties style:font-name="Courier New" fo:font-size="10pt" officeooo:rsid="0023ec67" officeooo:paragraph-rsid="0023ec67" style:font-size-asian="10pt" style:font-size-complex="10pt"/>
    </style:style>
    <style:style style:name="P90" style:family="paragraph" style:parent-style-name="Table_20_Contents">
      <style:text-properties style:font-name="Courier New" fo:font-size="10pt" officeooo:rsid="002d221f" officeooo:paragraph-rsid="002d221f" style:font-size-asian="10pt" style:font-size-complex="10pt"/>
    </style:style>
    <style:style style:name="P91" style:family="paragraph" style:parent-style-name="Table_20_Contents">
      <style:paragraph-properties fo:text-align="center" style:justify-single-word="false"/>
      <style:text-properties style:font-name="Courier New" fo:font-size="10pt" officeooo:rsid="002d221f" officeooo:paragraph-rsid="002d221f" style:font-size-asian="10pt" style:font-size-complex="10pt"/>
    </style:style>
    <style:style style:name="P92" style:family="paragraph" style:parent-style-name="Table_20_Contents">
      <style:paragraph-properties fo:text-align="center" style:justify-single-word="false"/>
      <style:text-properties style:font-name="Courier New" fo:font-size="10pt" officeooo:rsid="002d221f" officeooo:paragraph-rsid="0040dd7e" style:font-size-asian="10pt" style:font-size-complex="10pt"/>
    </style:style>
    <style:style style:name="P93" style:family="paragraph" style:parent-style-name="Table_20_Contents">
      <style:text-properties style:font-name="Courier New" fo:font-size="10pt" officeooo:rsid="002d221f" officeooo:paragraph-rsid="0040dd7e" style:font-size-asian="10pt" style:font-size-complex="10pt"/>
    </style:style>
    <style:style style:name="P94" style:family="paragraph" style:parent-style-name="Table_20_Contents">
      <style:text-properties style:font-name="Courier New" fo:font-size="10pt" officeooo:rsid="002d8642" officeooo:paragraph-rsid="002d8642" style:font-size-asian="10pt" style:font-size-complex="10pt"/>
    </style:style>
    <style:style style:name="P95" style:family="paragraph" style:parent-style-name="Table_20_Contents">
      <style:paragraph-properties fo:text-align="center" style:justify-single-word="false"/>
      <style:text-properties style:font-name="Courier New" fo:font-size="10pt" officeooo:rsid="002d8642" officeooo:paragraph-rsid="002d8642" style:font-size-asian="10pt" style:font-size-complex="10pt"/>
    </style:style>
    <style:style style:name="P96" style:family="paragraph" style:parent-style-name="Table_20_Contents">
      <style:paragraph-properties fo:text-align="center" style:justify-single-word="false"/>
      <style:text-properties style:font-name="Courier New" fo:font-size="10pt" officeooo:rsid="002d8642" officeooo:paragraph-rsid="0040dd7e" style:font-size-asian="10pt" style:font-size-complex="10pt"/>
    </style:style>
    <style:style style:name="P97" style:family="paragraph" style:parent-style-name="Table_20_Contents">
      <style:paragraph-properties fo:text-align="center" style:justify-single-word="false"/>
      <style:text-properties style:font-name="Courier New" fo:font-size="10pt" officeooo:rsid="002d8642" officeooo:paragraph-rsid="005e63f3" style:font-size-asian="10pt" style:font-size-complex="10pt"/>
    </style:style>
    <style:style style:name="P98" style:family="paragraph" style:parent-style-name="Table_20_Contents">
      <style:text-properties style:font-name="Courier New" fo:font-size="10pt" officeooo:rsid="002d8642" officeooo:paragraph-rsid="0040dd7e" style:font-size-asian="10pt" style:font-size-complex="10pt"/>
    </style:style>
    <style:style style:name="P99" style:family="paragraph" style:parent-style-name="Table_20_Contents">
      <style:text-properties style:font-name="Courier New" fo:font-size="10pt" officeooo:rsid="005e63f3" officeooo:paragraph-rsid="005e63f3" style:font-size-asian="10pt" style:font-size-complex="10pt"/>
    </style:style>
    <style:style style:name="P100" style:family="paragraph" style:parent-style-name="Table_20_Contents">
      <style:text-properties style:font-name="Courier New" fo:font-size="10pt" officeooo:paragraph-rsid="007e88fb" style:font-size-asian="10pt" style:font-size-complex="10pt"/>
    </style:style>
    <style:style style:name="P101" style:family="paragraph" style:parent-style-name="Table_20_Contents">
      <style:text-properties style:font-name="Courier New" fo:font-size="10pt" fo:background-color="#00ffff" style:font-size-asian="10pt" style:font-size-complex="10pt"/>
    </style:style>
    <style:style style:name="P102" style:family="paragraph" style:parent-style-name="Table_20_Contents">
      <style:paragraph-properties fo:text-align="end" style:justify-single-word="false"/>
      <style:text-properties style:font-name="Courier New" fo:font-size="10pt" officeooo:rsid="007e88fb" officeooo:paragraph-rsid="007e88fb" fo:background-color="#00ffff" style:font-size-asian="10pt" style:font-size-complex="10pt"/>
    </style:style>
    <style:style style:name="P103" style:family="paragraph" style:parent-style-name="Table_20_Contents">
      <style:text-properties style:font-name="Courier New" officeooo:rsid="001cb9dc" officeooo:paragraph-rsid="001cb9dc"/>
    </style:style>
    <style:style style:name="P104" style:family="paragraph" style:parent-style-name="Table_20_Contents">
      <style:text-properties style:font-name="Courier New" officeooo:rsid="001d108f" officeooo:paragraph-rsid="001d108f"/>
    </style:style>
    <style:style style:name="P105" style:family="paragraph" style:parent-style-name="Table_20_Contents">
      <style:text-properties style:font-name="Courier New" officeooo:rsid="001df4ec" officeooo:paragraph-rsid="001df4ec"/>
    </style:style>
    <style:style style:name="P106" style:family="paragraph" style:parent-style-name="Table_20_Contents">
      <style:text-properties style:font-name="Courier New" officeooo:rsid="0026dc38" officeooo:paragraph-rsid="0026dc38"/>
    </style:style>
    <style:style style:name="P107" style:family="paragraph" style:parent-style-name="Table_20_Contents">
      <style:text-properties style:font-name="Courier New" officeooo:rsid="001df008" officeooo:paragraph-rsid="00783f62"/>
    </style:style>
    <style:style style:name="P108" style:family="paragraph" style:parent-style-name="Table_20_Contents">
      <style:paragraph-properties fo:text-align="start" style:justify-single-word="false"/>
      <style:text-properties style:font-name="Arial1" officeooo:rsid="01bad6d3" officeooo:paragraph-rsid="001066ee"/>
    </style:style>
    <style:style style:name="P109" style:family="paragraph" style:parent-style-name="Table_20_Contents">
      <style:text-properties style:font-name="Arial1" fo:font-size="10pt" officeooo:rsid="0023ec67" officeooo:paragraph-rsid="0023ec67" style:font-size-asian="10pt" style:font-size-complex="10pt"/>
    </style:style>
    <style:style style:name="P110" style:family="paragraph" style:parent-style-name="Table_20_Contents">
      <style:paragraph-properties fo:text-align="center" style:justify-single-word="false"/>
      <style:text-properties style:font-name="Arial1" fo:font-size="10pt" officeooo:rsid="0023ec67" officeooo:paragraph-rsid="0023ec67" style:font-size-asian="10pt" style:font-size-complex="10pt"/>
    </style:style>
    <style:style style:name="P111" style:family="paragraph" style:parent-style-name="Table_20_Contents">
      <style:text-properties style:font-name="Arial1" fo:font-size="10pt" officeooo:rsid="0023ec67" officeooo:paragraph-rsid="002d221f" style:font-size-asian="10pt" style:font-size-complex="10pt"/>
    </style:style>
    <style:style style:name="P112" style:family="paragraph" style:parent-style-name="Table_20_Contents">
      <style:text-properties style:font-name="Arial1" fo:font-size="10pt" officeooo:rsid="002d221f" officeooo:paragraph-rsid="002d221f" style:font-size-asian="10pt" style:font-size-complex="10pt"/>
    </style:style>
    <style:style style:name="P113" style:family="paragraph" style:parent-style-name="Table_20_Contents">
      <style:text-properties style:font-name="Arial1" fo:font-size="10pt" officeooo:rsid="002d221f" officeooo:paragraph-rsid="0040dd7e" style:font-size-asian="10pt" style:font-size-complex="10pt"/>
    </style:style>
    <style:style style:name="P114" style:family="paragraph" style:parent-style-name="Table_20_Contents">
      <style:text-properties style:font-name="Arial1" fo:font-size="10pt" officeooo:rsid="002d8642" officeooo:paragraph-rsid="002d8642" style:font-size-asian="10pt" style:font-size-complex="10pt"/>
    </style:style>
    <style:style style:name="P115" style:family="paragraph" style:parent-style-name="Table_20_Contents">
      <style:paragraph-properties fo:text-align="center" style:justify-single-word="false"/>
      <style:text-properties style:font-name="Arial1" fo:font-size="10pt" officeooo:rsid="002d8642" officeooo:paragraph-rsid="002d8642" style:font-size-asian="10pt" style:font-size-complex="10pt"/>
    </style:style>
    <style:style style:name="P116" style:family="paragraph" style:parent-style-name="Table_20_Contents">
      <style:text-properties style:font-name="Arial1" fo:font-size="10pt" officeooo:rsid="002d8642" officeooo:paragraph-rsid="0040dd7e" style:font-size-asian="10pt" style:font-size-complex="10pt"/>
    </style:style>
    <style:style style:name="P117" style:family="paragraph" style:parent-style-name="Table_20_Contents">
      <style:text-properties style:font-name="Arial1" fo:font-size="10pt" officeooo:rsid="002d8642" officeooo:paragraph-rsid="005e63f3" style:font-size-asian="10pt" style:font-size-complex="10pt"/>
    </style:style>
    <style:style style:name="P118" style:family="paragraph" style:parent-style-name="Table_20_Contents">
      <style:paragraph-properties fo:text-align="center" style:justify-single-word="false"/>
      <style:text-properties style:font-name="Arial1" fo:font-size="10pt" officeooo:rsid="0035adaa" officeooo:paragraph-rsid="0035adaa" style:font-size-asian="10pt" style:font-size-complex="10pt"/>
    </style:style>
    <style:style style:name="P119" style:family="paragraph" style:parent-style-name="Table_20_Contents">
      <style:paragraph-properties fo:text-align="center" style:justify-single-word="false"/>
      <style:text-properties style:font-name="Arial1" fo:font-size="10pt" officeooo:rsid="0035adaa" officeooo:paragraph-rsid="003cf2f0" style:font-size-asian="10pt" style:font-size-complex="10pt"/>
    </style:style>
    <style:style style:name="P120" style:family="paragraph" style:parent-style-name="Table_20_Contents">
      <style:paragraph-properties fo:text-align="center" style:justify-single-word="false"/>
      <style:text-properties style:font-name="Arial1" fo:font-size="10pt" officeooo:rsid="0035adaa" officeooo:paragraph-rsid="00467202" style:font-size-asian="10pt" style:font-size-complex="10pt"/>
    </style:style>
    <style:style style:name="P121" style:family="paragraph" style:parent-style-name="Table_20_Contents">
      <style:paragraph-properties fo:text-align="center" style:justify-single-word="false"/>
      <style:text-properties style:font-name="Arial1" fo:font-size="10pt" officeooo:rsid="0032f3e2" officeooo:paragraph-rsid="0032f3e2" style:font-size-asian="10pt" style:font-size-complex="10pt"/>
    </style:style>
    <style:style style:name="P122" style:family="paragraph" style:parent-style-name="Table_20_Contents">
      <style:paragraph-properties fo:text-align="center" style:justify-single-word="false"/>
      <style:text-properties style:font-name="Arial1" fo:font-size="10pt" officeooo:rsid="0032f3e2" officeooo:paragraph-rsid="003cf2f0" style:font-size-asian="10pt" style:font-size-complex="10pt"/>
    </style:style>
    <style:style style:name="P123" style:family="paragraph" style:parent-style-name="Table_20_Contents">
      <style:paragraph-properties fo:text-align="center" style:justify-single-word="false"/>
      <style:text-properties style:font-name="Arial1" fo:font-size="10pt" officeooo:rsid="0032f3e2" officeooo:paragraph-rsid="00467202" style:font-size-asian="10pt" style:font-size-complex="10pt"/>
    </style:style>
    <style:style style:name="P124" style:family="paragraph" style:parent-style-name="Table_20_Contents">
      <style:paragraph-properties fo:text-align="center" style:justify-single-word="false"/>
      <style:text-properties style:font-name="Arial1" fo:font-size="10pt" style:font-size-asian="10pt" style:font-size-complex="10pt"/>
    </style:style>
    <style:style style:name="P125" style:family="paragraph" style:parent-style-name="Table_20_Contents">
      <style:paragraph-properties fo:text-align="center" style:justify-single-word="false"/>
      <style:text-properties style:font-name="Arial1" fo:font-size="10pt" officeooo:paragraph-rsid="0035adaa" style:font-size-asian="10pt" style:font-size-complex="10pt"/>
    </style:style>
    <style:style style:name="P126" style:family="paragraph" style:parent-style-name="Table_20_Contents">
      <style:paragraph-properties fo:text-align="center" style:justify-single-word="false"/>
      <style:text-properties style:font-name="Arial1" fo:font-size="10pt" officeooo:paragraph-rsid="003cf2f0" style:font-size-asian="10pt" style:font-size-complex="10pt"/>
    </style:style>
    <style:style style:name="P127" style:family="paragraph" style:parent-style-name="Table_20_Contents">
      <style:paragraph-properties fo:text-align="center" style:justify-single-word="false"/>
      <style:text-properties style:font-name="Arial1" fo:font-size="10pt" officeooo:paragraph-rsid="00467202" style:font-size-asian="10pt" style:font-size-complex="10pt"/>
    </style:style>
    <style:style style:name="P128" style:family="paragraph" style:parent-style-name="Table_20_Contents">
      <style:paragraph-properties fo:text-align="center" style:justify-single-word="false"/>
      <style:text-properties style:font-name="Arial1" fo:font-size="10pt" officeooo:rsid="0035bfe8" officeooo:paragraph-rsid="0035bfe8" style:font-size-asian="10pt" style:font-size-complex="10pt"/>
    </style:style>
    <style:style style:name="P129" style:family="paragraph" style:parent-style-name="Table_20_Contents">
      <style:paragraph-properties fo:text-align="center" style:justify-single-word="false"/>
      <style:text-properties style:font-name="Arial1" fo:font-size="10pt" officeooo:rsid="0035bfe8" officeooo:paragraph-rsid="003cf2f0" style:font-size-asian="10pt" style:font-size-complex="10pt"/>
    </style:style>
    <style:style style:name="P130" style:family="paragraph" style:parent-style-name="Table_20_Contents">
      <style:paragraph-properties fo:text-align="center" style:justify-single-word="false"/>
      <style:text-properties style:font-name="Arial1" fo:font-size="10pt" officeooo:rsid="0035bfe8" officeooo:paragraph-rsid="00467202" style:font-size-asian="10pt" style:font-size-complex="10pt"/>
    </style:style>
    <style:style style:name="P131" style:family="paragraph" style:parent-style-name="Table_20_Contents">
      <style:paragraph-properties fo:text-align="center" style:justify-single-word="false"/>
      <style:text-properties style:font-name="Arial1" fo:font-size="10pt" officeooo:rsid="0033c9f3" officeooo:paragraph-rsid="0033c9f3" style:font-size-asian="10pt" style:font-size-complex="10pt"/>
    </style:style>
    <style:style style:name="P132" style:family="paragraph" style:parent-style-name="Table_20_Contents">
      <style:paragraph-properties fo:text-align="center" style:justify-single-word="false"/>
      <style:text-properties style:font-name="Arial1" fo:font-size="10pt" officeooo:rsid="0036f561" officeooo:paragraph-rsid="0036f561" style:font-size-asian="10pt" style:font-size-complex="10pt"/>
    </style:style>
    <style:style style:name="P133" style:family="paragraph" style:parent-style-name="Table_20_Contents">
      <style:paragraph-properties fo:text-align="center" style:justify-single-word="false"/>
      <style:text-properties style:font-name="Arial1" fo:font-size="10pt" officeooo:rsid="003cf2f0" officeooo:paragraph-rsid="003cf2f0" style:font-size-asian="10pt" style:font-size-complex="10pt"/>
    </style:style>
    <style:style style:name="P134" style:family="paragraph" style:parent-style-name="Table_20_Contents">
      <style:paragraph-properties fo:text-align="center" style:justify-single-word="false"/>
      <style:text-properties style:font-name="Arial1" fo:font-size="10pt" officeooo:rsid="003cf2f0" officeooo:paragraph-rsid="00467202" style:font-size-asian="10pt" style:font-size-complex="10pt"/>
    </style:style>
    <style:style style:name="P135" style:family="paragraph" style:parent-style-name="Table_20_Contents">
      <style:paragraph-properties fo:text-align="center" style:justify-single-word="false"/>
      <style:text-properties style:font-name="Arial1" fo:font-size="10pt" officeooo:rsid="003cf2f0" officeooo:paragraph-rsid="00519400" style:font-size-asian="10pt" style:font-size-complex="10pt"/>
    </style:style>
    <style:style style:name="P136" style:family="paragraph" style:parent-style-name="Table_20_Contents">
      <style:paragraph-properties fo:text-align="center" style:justify-single-word="false"/>
      <style:text-properties style:font-name="Arial1" fo:font-size="10pt" officeooo:rsid="003df83c" officeooo:paragraph-rsid="003df83c" style:font-size-asian="10pt" style:font-size-complex="10pt"/>
    </style:style>
    <style:style style:name="P137" style:family="paragraph" style:parent-style-name="Table_20_Contents">
      <style:paragraph-properties fo:text-align="center" style:justify-single-word="false"/>
      <style:text-properties style:font-name="Arial1" fo:font-size="10pt" officeooo:rsid="003df83c" officeooo:paragraph-rsid="00467202" style:font-size-asian="10pt" style:font-size-complex="10pt"/>
    </style:style>
    <style:style style:name="P138" style:family="paragraph" style:parent-style-name="Table_20_Contents">
      <style:paragraph-properties fo:text-align="center" style:justify-single-word="false"/>
      <style:text-properties style:font-name="Arial1" fo:font-size="10pt" officeooo:rsid="00519400" officeooo:paragraph-rsid="00519400" style:font-size-asian="10pt" style:font-size-complex="10pt"/>
    </style:style>
    <style:style style:name="P139" style:family="paragraph" style:parent-style-name="Table_20_Contents">
      <style:text-properties style:font-name="Arial1" fo:font-size="10pt" officeooo:rsid="005e63f3" officeooo:paragraph-rsid="005e63f3" style:font-size-asian="10pt" style:font-size-complex="10pt"/>
    </style:style>
    <style:style style:name="P140" style:family="paragraph" style:parent-style-name="Table_20_Contents">
      <style:paragraph-properties fo:text-align="center" style:justify-single-word="false"/>
      <style:text-properties style:font-name="Arial1" fo:font-size="10pt" officeooo:rsid="007e88fb" officeooo:paragraph-rsid="007e88fb" fo:background-color="transparent" style:font-size-asian="10pt" style:font-size-complex="10pt"/>
    </style:style>
    <style:style style:name="P141" style:family="paragraph" style:parent-style-name="Table_20_Contents">
      <style:paragraph-properties fo:text-align="start" style:justify-single-word="false"/>
      <style:text-properties style:font-name="Arial1" fo:font-size="10pt" officeooo:rsid="00817377" officeooo:paragraph-rsid="00817377" fo:background-color="transparent" style:font-size-asian="10pt" style:font-size-complex="10pt"/>
    </style:style>
    <style:style style:name="P142" style:family="paragraph" style:parent-style-name="Table_20_Contents">
      <style:paragraph-properties fo:text-align="center" style:justify-single-word="false"/>
      <style:text-properties officeooo:rsid="00962418" officeooo:paragraph-rsid="00161d57"/>
    </style:style>
    <style:style style:name="P143" style:family="paragraph" style:parent-style-name="Table_20_Contents">
      <style:paragraph-properties fo:text-align="center" style:justify-single-word="false"/>
      <style:text-properties officeooo:rsid="00962418" officeooo:paragraph-rsid="00aee02f"/>
    </style:style>
    <style:style style:name="P144" style:family="paragraph" style:parent-style-name="Table_20_Contents">
      <style:text-properties officeooo:rsid="00962418" officeooo:paragraph-rsid="00161d57"/>
    </style:style>
    <style:style style:name="P145" style:family="paragraph" style:parent-style-name="Table_20_Contents">
      <style:text-properties officeooo:rsid="00962418" officeooo:paragraph-rsid="00aee02f"/>
    </style:style>
    <style:style style:name="P146" style:family="paragraph" style:parent-style-name="Table_20_Contents">
      <style:text-properties officeooo:rsid="001cb9dc" officeooo:paragraph-rsid="001cb9dc"/>
    </style:style>
    <style:style style:name="P147" style:family="paragraph" style:parent-style-name="Table_20_Contents">
      <style:text-properties officeooo:rsid="001d108f" officeooo:paragraph-rsid="001d108f"/>
    </style:style>
    <style:style style:name="P148" style:family="paragraph" style:parent-style-name="Table_20_Contents">
      <style:text-properties officeooo:rsid="001df4ec" officeooo:paragraph-rsid="001df4ec"/>
    </style:style>
    <style:style style:name="P149" style:family="paragraph" style:parent-style-name="Table_20_Contents">
      <style:text-properties officeooo:rsid="0026dc38" officeooo:paragraph-rsid="0026dc38"/>
    </style:style>
    <style:style style:name="P150" style:family="paragraph" style:parent-style-name="Table_20_Contents">
      <style:paragraph-properties fo:text-align="center" style:justify-single-word="false"/>
      <style:text-properties officeooo:rsid="00471b76" officeooo:paragraph-rsid="00471b76"/>
    </style:style>
    <style:style style:name="P151" style:family="paragraph" style:parent-style-name="Table_20_Contents">
      <style:paragraph-properties fo:text-align="center" style:justify-single-word="false"/>
      <style:text-properties officeooo:rsid="00471b76" officeooo:paragraph-rsid="004adbf9"/>
    </style:style>
    <style:style style:name="P152" style:family="paragraph" style:parent-style-name="Table_20_Contents">
      <style:paragraph-properties fo:text-align="center" style:justify-single-word="false"/>
      <style:text-properties officeooo:rsid="00471b76" officeooo:paragraph-rsid="009cf0da"/>
    </style:style>
    <style:style style:name="P153" style:family="paragraph" style:parent-style-name="Table_20_Contents">
      <style:paragraph-properties fo:text-align="center" style:justify-single-word="false"/>
      <style:text-properties officeooo:rsid="0049128b" officeooo:paragraph-rsid="0049128b"/>
    </style:style>
    <style:style style:name="P154" style:family="paragraph" style:parent-style-name="Table_20_Contents">
      <style:paragraph-properties fo:text-align="center" style:justify-single-word="false"/>
      <style:text-properties officeooo:rsid="0049128b" officeooo:paragraph-rsid="004adbf9"/>
    </style:style>
    <style:style style:name="P155" style:family="paragraph" style:parent-style-name="Table_20_Contents">
      <style:text-properties officeooo:rsid="001df008" officeooo:paragraph-rsid="00783f62"/>
    </style:style>
    <style:style style:name="P156" style:family="paragraph" style:parent-style-name="Table_20_Contents">
      <style:paragraph-properties fo:text-align="end" style:justify-single-word="false"/>
      <style:text-properties fo:font-size="10pt" officeooo:rsid="007ea36c" officeooo:paragraph-rsid="007ea36c" style:font-size-asian="10pt" style:font-size-complex="10pt"/>
    </style:style>
    <style:style style:name="P157" style:family="paragraph" style:parent-style-name="Table_20_Contents">
      <style:paragraph-properties fo:text-align="center" style:justify-single-word="false"/>
      <style:text-properties fo:font-size="10pt" officeooo:rsid="00a0b105" officeooo:paragraph-rsid="00a0b105" style:font-size-asian="10pt" style:font-size-complex="10pt"/>
    </style:style>
    <style:style style:name="P158" style:family="paragraph" style:parent-style-name="Table_20_Contents">
      <style:paragraph-properties fo:text-align="center" style:justify-single-word="false"/>
      <style:text-properties fo:font-size="10pt" officeooo:rsid="00a1e185" officeooo:paragraph-rsid="00a1e185" style:font-size-asian="10pt" style:font-size-complex="10pt"/>
    </style:style>
    <style:style style:name="P159" style:family="paragraph" style:parent-style-name="Table_20_Contents">
      <style:paragraph-properties fo:text-align="center" style:justify-single-word="false"/>
      <style:text-properties fo:font-size="10pt" officeooo:rsid="00a1e185" officeooo:paragraph-rsid="00a2779a" style:font-size-asian="10pt" style:font-size-complex="10pt"/>
    </style:style>
    <style:style style:name="P160" style:family="paragraph" style:parent-style-name="Table_20_Contents">
      <style:paragraph-properties fo:text-align="center" style:justify-single-word="false"/>
      <style:text-properties fo:font-size="10pt" officeooo:rsid="00a1e185" officeooo:paragraph-rsid="00a415a0" style:font-size-asian="10pt" style:font-size-complex="10pt"/>
    </style:style>
    <style:style style:name="P161" style:family="paragraph" style:parent-style-name="Table_20_Contents">
      <style:paragraph-properties fo:text-align="center" style:justify-single-word="false"/>
      <style:text-properties fo:font-size="10pt" officeooo:rsid="00a1e185" officeooo:paragraph-rsid="00a980a0" style:font-size-asian="10pt" style:font-size-complex="10pt"/>
    </style:style>
    <style:style style:name="P162" style:family="paragraph" style:parent-style-name="Table_20_Contents">
      <style:paragraph-properties fo:text-align="center" style:justify-single-word="false"/>
      <style:text-properties fo:font-size="10pt" officeooo:rsid="00a2779a" officeooo:paragraph-rsid="00a2779a" style:font-size-asian="10pt" style:font-size-complex="10pt"/>
    </style:style>
    <style:style style:name="P163" style:family="paragraph" style:parent-style-name="Table_20_Contents">
      <style:paragraph-properties fo:text-align="center" style:justify-single-word="false"/>
      <style:text-properties fo:font-size="10pt" officeooo:rsid="00a2779a" officeooo:paragraph-rsid="00a415a0" style:font-size-asian="10pt" style:font-size-complex="10pt"/>
    </style:style>
    <style:style style:name="P164" style:family="paragraph" style:parent-style-name="Table_20_Contents">
      <style:paragraph-properties fo:text-align="center" style:justify-single-word="false"/>
      <style:text-properties fo:font-size="10pt" officeooo:rsid="00a415a0" officeooo:paragraph-rsid="00a415a0" style:font-size-asian="10pt" style:font-size-complex="10pt"/>
    </style:style>
    <style:style style:name="P165" style:family="paragraph" style:parent-style-name="Table_20_Contents">
      <style:paragraph-properties fo:text-align="center" style:justify-single-word="false"/>
      <style:text-properties fo:font-size="10pt" officeooo:rsid="00a78e28" officeooo:paragraph-rsid="00a78e28" style:font-size-asian="10pt" style:font-size-complex="10pt"/>
    </style:style>
    <style:style style:name="P166" style:family="paragraph" style:parent-style-name="Table_20_Contents">
      <style:paragraph-properties fo:text-align="center" style:justify-single-word="false"/>
      <style:text-properties fo:font-size="10pt" officeooo:rsid="00a81e8a" officeooo:paragraph-rsid="00a81e8a" style:font-size-asian="10pt" style:font-size-complex="10pt"/>
    </style:style>
    <style:style style:name="P167" style:family="paragraph" style:parent-style-name="Table_20_Contents">
      <style:paragraph-properties fo:text-align="center" style:justify-single-word="false"/>
      <style:text-properties fo:font-size="10pt" officeooo:rsid="00ac6bb7" officeooo:paragraph-rsid="00ac6bb7" style:font-size-asian="10pt" style:font-size-complex="10pt"/>
    </style:style>
    <style:style style:name="P168" style:family="paragraph" style:parent-style-name="Table_20_Contents">
      <style:text-properties officeooo:paragraph-rsid="00aee02f"/>
    </style:style>
    <style:style style:name="P169" style:family="paragraph" style:parent-style-name="Text_20_body">
      <style:text-properties officeooo:rsid="001066ee" officeooo:paragraph-rsid="001066ee"/>
    </style:style>
    <style:style style:name="P170" style:family="paragraph" style:parent-style-name="Text_20_body">
      <style:text-properties officeooo:paragraph-rsid="001066ee"/>
    </style:style>
    <style:style style:name="P171" style:family="paragraph" style:parent-style-name="Text_20_body">
      <style:text-properties officeooo:rsid="00639cc4" officeooo:paragraph-rsid="001066ee"/>
    </style:style>
    <style:style style:name="P172" style:family="paragraph" style:parent-style-name="Text_20_body">
      <style:text-properties officeooo:rsid="00639cc4" officeooo:paragraph-rsid="008fbd10"/>
    </style:style>
    <style:style style:name="P173" style:family="paragraph" style:parent-style-name="Text_20_body">
      <style:text-properties officeooo:rsid="0064168f" officeooo:paragraph-rsid="001066ee"/>
    </style:style>
    <style:style style:name="P174" style:family="paragraph" style:parent-style-name="Text_20_body">
      <style:text-properties officeooo:rsid="0066d68b" officeooo:paragraph-rsid="001066ee"/>
    </style:style>
    <style:style style:name="P175" style:family="paragraph" style:parent-style-name="Text_20_body">
      <style:text-properties officeooo:rsid="0227e845" officeooo:paragraph-rsid="001066ee"/>
    </style:style>
    <style:style style:name="P176" style:family="paragraph" style:parent-style-name="Text_20_body">
      <style:text-properties officeooo:rsid="007507ef" officeooo:paragraph-rsid="001066ee"/>
    </style:style>
    <style:style style:name="P177" style:family="paragraph" style:parent-style-name="Text_20_body">
      <style:text-properties officeooo:rsid="00791588" officeooo:paragraph-rsid="001066ee"/>
    </style:style>
    <style:style style:name="P178" style:family="paragraph" style:parent-style-name="Text_20_body">
      <style:text-properties officeooo:rsid="00791588" officeooo:paragraph-rsid="00224eb4"/>
    </style:style>
    <style:style style:name="P179" style:family="paragraph" style:parent-style-name="Text_20_body">
      <style:text-properties officeooo:rsid="0073aaac" officeooo:paragraph-rsid="001066ee"/>
    </style:style>
    <style:style style:name="P180" style:family="paragraph" style:parent-style-name="Text_20_body">
      <style:text-properties officeooo:rsid="0073aaac" officeooo:paragraph-rsid="00a0b105"/>
    </style:style>
    <style:style style:name="P181" style:family="paragraph" style:parent-style-name="Text_20_body">
      <style:text-properties officeooo:rsid="00910c8e" officeooo:paragraph-rsid="00161d57"/>
    </style:style>
    <style:style style:name="P182" style:family="paragraph" style:parent-style-name="Text_20_body">
      <style:text-properties officeooo:rsid="008d7354" officeooo:paragraph-rsid="00161d57"/>
    </style:style>
    <style:style style:name="P183" style:family="paragraph" style:parent-style-name="Text_20_body">
      <style:text-properties officeooo:rsid="008d7354" officeooo:paragraph-rsid="00171d2d"/>
    </style:style>
    <style:style style:name="P184" style:family="paragraph" style:parent-style-name="Text_20_body">
      <style:text-properties officeooo:rsid="00171d2d" officeooo:paragraph-rsid="00171d2d"/>
    </style:style>
    <style:style style:name="P185" style:family="paragraph" style:parent-style-name="Text_20_body">
      <style:text-properties officeooo:rsid="0018ffe6" officeooo:paragraph-rsid="0018ffe6"/>
    </style:style>
    <style:style style:name="P186" style:family="paragraph" style:parent-style-name="Text_20_body">
      <style:text-properties officeooo:paragraph-rsid="0018ffe6"/>
    </style:style>
    <style:style style:name="P187" style:family="paragraph" style:parent-style-name="Text_20_body">
      <style:text-properties officeooo:rsid="00a3fe1d" officeooo:paragraph-rsid="0018ffe6"/>
    </style:style>
    <style:style style:name="P188" style:family="paragraph" style:parent-style-name="Text_20_body">
      <style:text-properties officeooo:rsid="001a12fc" officeooo:paragraph-rsid="001a12fc"/>
    </style:style>
    <style:style style:name="P189" style:family="paragraph" style:parent-style-name="Text_20_body">
      <style:text-properties officeooo:rsid="023c6990" officeooo:paragraph-rsid="001a12fc"/>
    </style:style>
    <style:style style:name="P190" style:family="paragraph" style:parent-style-name="Text_20_body">
      <style:text-properties officeooo:paragraph-rsid="001a12fc"/>
    </style:style>
    <style:style style:name="P191" style:family="paragraph" style:parent-style-name="Text_20_body">
      <style:text-properties style:font-name="Arial1" officeooo:paragraph-rsid="001b39b9"/>
    </style:style>
    <style:style style:name="P192" style:family="paragraph" style:parent-style-name="Text_20_body">
      <style:text-properties style:font-name="Arial1" officeooo:rsid="001066ee" officeooo:paragraph-rsid="00229ca1"/>
    </style:style>
    <style:style style:name="P193" style:family="paragraph" style:parent-style-name="Text_20_body">
      <style:text-properties style:font-name="Arial1" fo:font-weight="bold" officeooo:rsid="00130344" officeooo:paragraph-rsid="0023ec67" style:font-weight-asian="bold" style:font-weight-complex="bold"/>
    </style:style>
    <style:style style:name="P194" style:family="paragraph" style:parent-style-name="Text_20_body">
      <style:text-properties style:font-name="Arial1" fo:font-weight="bold" officeooo:rsid="001066ee" officeooo:paragraph-rsid="0025ce2d" style:font-weight-asian="bold" style:font-weight-complex="bold"/>
    </style:style>
    <style:style style:name="P195" style:family="paragraph" style:parent-style-name="Text_20_body">
      <style:text-properties style:font-name="Arial1" fo:font-weight="bold" officeooo:rsid="00327da0" officeooo:paragraph-rsid="00229ca1" style:font-weight-asian="bold" style:font-weight-complex="bold"/>
    </style:style>
    <style:style style:name="P196" style:family="paragraph" style:parent-style-name="Text_20_body">
      <style:text-properties style:font-name="Arial1" officeooo:rsid="00130344" officeooo:paragraph-rsid="0023ec67"/>
    </style:style>
    <style:style style:name="P197" style:family="paragraph" style:parent-style-name="Text_20_body">
      <style:text-properties style:font-name="Arial1" fo:font-size="12pt" officeooo:rsid="0013c336" officeooo:paragraph-rsid="0025ce2d" style:font-size-asian="10.5pt" style:font-size-complex="12pt"/>
    </style:style>
    <style:style style:name="P198" style:family="paragraph" style:parent-style-name="Text_20_body">
      <style:text-properties style:font-name="Arial1" fo:font-size="12pt" officeooo:rsid="0013c336" officeooo:paragraph-rsid="0026568e" style:font-size-asian="10.5pt" style:font-size-complex="12pt"/>
    </style:style>
    <style:style style:name="P199" style:family="paragraph" style:parent-style-name="Text_20_body">
      <style:text-properties style:font-name="Arial1" fo:font-size="12pt" officeooo:rsid="0013c336" officeooo:paragraph-rsid="002d221f" style:font-size-asian="10.5pt" style:font-size-complex="12pt"/>
    </style:style>
    <style:style style:name="P200" style:family="paragraph" style:parent-style-name="Text_20_body">
      <style:text-properties style:font-name="Arial1" fo:font-size="12pt" officeooo:rsid="0013c336" officeooo:paragraph-rsid="0040dd7e" style:font-size-asian="10.5pt" style:font-size-complex="12pt"/>
    </style:style>
    <style:style style:name="P201" style:family="paragraph" style:parent-style-name="Text_20_body">
      <style:text-properties style:font-name="Arial1" fo:font-size="12pt" officeooo:rsid="0026568e" officeooo:paragraph-rsid="002d221f" style:font-size-asian="10.5pt" style:font-size-complex="12pt"/>
    </style:style>
    <style:style style:name="P202" style:family="paragraph" style:parent-style-name="Text_20_body">
      <style:text-properties style:font-name="Arial1" fo:font-size="12pt" officeooo:rsid="002d221f" officeooo:paragraph-rsid="002d221f" style:font-size-asian="10.5pt" style:font-size-complex="12pt"/>
    </style:style>
    <style:style style:name="P203" style:family="paragraph" style:parent-style-name="Text_20_body">
      <style:text-properties style:font-name="Arial1" fo:font-size="12pt" officeooo:rsid="00373ff0" officeooo:paragraph-rsid="00373ff0" style:font-size-asian="10.5pt" style:font-size-complex="12pt"/>
    </style:style>
    <style:style style:name="P204" style:family="paragraph" style:parent-style-name="Text_20_body">
      <style:text-properties style:font-name="Arial1" fo:font-size="12pt" officeooo:rsid="0040dd7e" officeooo:paragraph-rsid="0040dd7e" style:font-size-asian="10.5pt" style:font-size-complex="12pt"/>
    </style:style>
    <style:style style:name="P205" style:family="paragraph" style:parent-style-name="Text_20_body">
      <style:text-properties style:font-name="Arial1" fo:font-size="12pt" fo:font-weight="bold" officeooo:rsid="00130344" officeooo:paragraph-rsid="0026568e" style:font-size-asian="10.5pt" style:font-weight-asian="bold" style:font-size-complex="12pt" style:font-weight-complex="bold"/>
    </style:style>
    <style:style style:name="P206" style:family="paragraph" style:parent-style-name="Text_20_body">
      <style:text-properties style:font-name="Arial1" fo:font-size="12pt" fo:font-weight="bold" officeooo:rsid="00467202" officeooo:paragraph-rsid="00467202" style:font-size-asian="10.5pt" style:font-weight-asian="bold" style:font-size-complex="12pt" style:font-weight-complex="bold"/>
    </style:style>
    <style:style style:name="P207" style:family="paragraph" style:parent-style-name="Text_20_body">
      <style:text-properties style:font-name="Arial1" fo:font-size="12pt" fo:font-weight="bold" officeooo:rsid="00471b76" officeooo:paragraph-rsid="00471b76" style:font-size-asian="10.5pt" style:font-weight-asian="bold" style:font-size-complex="12pt" style:font-weight-complex="bold"/>
    </style:style>
    <style:style style:name="P208" style:family="paragraph" style:parent-style-name="Text_20_body">
      <style:text-properties style:font-name="Arial1" fo:font-size="12pt" fo:font-weight="normal" officeooo:rsid="0026568e" officeooo:paragraph-rsid="0040dd7e" style:font-size-asian="10.5pt" style:font-weight-asian="normal" style:font-size-complex="12pt" style:font-weight-complex="normal"/>
    </style:style>
    <style:style style:name="P209" style:family="paragraph" style:parent-style-name="Text_20_body">
      <style:text-properties style:font-name="Arial1" fo:font-size="12pt" fo:font-weight="normal" officeooo:rsid="0026568e" officeooo:paragraph-rsid="004421c4" style:font-size-asian="10.5pt" style:font-weight-asian="normal" style:font-size-complex="12pt" style:font-weight-complex="normal"/>
    </style:style>
    <style:style style:name="P210" style:family="paragraph" style:parent-style-name="Text_20_body">
      <style:text-properties style:font-name="Arial1" fo:font-size="12pt" fo:font-weight="normal" officeooo:rsid="0026568e" officeooo:paragraph-rsid="005af7a4" style:font-size-asian="10.5pt" style:font-weight-asian="normal" style:font-size-complex="12pt" style:font-weight-complex="normal"/>
    </style:style>
    <style:style style:name="P211" style:family="paragraph" style:parent-style-name="Text_20_body">
      <style:text-properties style:font-name="Arial1" fo:font-size="12pt" fo:font-weight="normal" officeooo:rsid="0040dd7e" officeooo:paragraph-rsid="0040dd7e" style:font-size-asian="10.5pt" style:font-weight-asian="normal" style:font-size-complex="12pt" style:font-weight-complex="normal"/>
    </style:style>
    <style:style style:name="P212" style:family="paragraph" style:parent-style-name="Text_20_body">
      <style:text-properties style:font-name="Arial1" fo:font-size="12pt" fo:font-weight="normal" officeooo:rsid="0040dd7e" officeooo:paragraph-rsid="004421c4" style:font-size-asian="10.5pt" style:font-weight-asian="normal" style:font-size-complex="12pt" style:font-weight-complex="normal"/>
    </style:style>
    <style:style style:name="P213" style:family="paragraph" style:parent-style-name="Text_20_body">
      <style:text-properties style:font-name="Arial1" fo:font-size="12pt" fo:font-weight="normal" officeooo:rsid="0040dd7e" officeooo:paragraph-rsid="0058f998" style:font-size-asian="10.5pt" style:font-weight-asian="normal" style:font-size-complex="12pt" style:font-weight-complex="normal"/>
    </style:style>
    <style:style style:name="P214" style:family="paragraph" style:parent-style-name="Text_20_body">
      <style:text-properties style:font-name="Arial1" fo:font-size="12pt" fo:font-weight="normal" officeooo:rsid="0040dd7e" officeooo:paragraph-rsid="005af7a4" style:font-size-asian="10.5pt" style:font-weight-asian="normal" style:font-size-complex="12pt" style:font-weight-complex="normal"/>
    </style:style>
    <style:style style:name="P215" style:family="paragraph" style:parent-style-name="Text_20_body">
      <style:text-properties style:font-name="Arial1" fo:font-size="12pt" fo:font-weight="normal" officeooo:rsid="0032f3e2" officeooo:paragraph-rsid="002d221f" style:font-size-asian="10.5pt" style:font-weight-asian="normal" style:font-size-complex="12pt" style:font-weight-complex="normal"/>
    </style:style>
    <style:style style:name="P216" style:family="paragraph" style:parent-style-name="Text_20_body">
      <style:text-properties style:font-name="Arial1" fo:font-size="12pt" fo:font-weight="normal" officeooo:rsid="00467202" officeooo:paragraph-rsid="00467202" style:font-size-asian="10.5pt" style:font-weight-asian="normal" style:font-size-complex="12pt" style:font-weight-complex="normal"/>
    </style:style>
    <style:style style:name="P217" style:family="paragraph" style:parent-style-name="Text_20_body">
      <style:text-properties style:font-name="Arial1" fo:font-size="12pt" fo:font-weight="normal" officeooo:rsid="005af7a4" officeooo:paragraph-rsid="005af7a4" style:font-size-asian="10.5pt" style:font-weight-asian="normal" style:font-size-complex="12pt" style:font-weight-complex="normal"/>
    </style:style>
    <style:style style:name="P218" style:family="paragraph" style:parent-style-name="Text_20_body">
      <style:text-properties style:font-name="Arial1" fo:font-size="12pt" fo:font-weight="normal" officeooo:rsid="00229ca1" officeooo:paragraph-rsid="005e63f3" style:font-size-asian="10.5pt" style:font-weight-asian="normal" style:font-size-complex="12pt" style:font-weight-complex="normal"/>
    </style:style>
    <style:style style:name="P219" style:family="paragraph" style:parent-style-name="Text_20_body">
      <style:text-properties style:font-name="Arial1" fo:font-weight="normal" officeooo:rsid="0023ec67" officeooo:paragraph-rsid="0023ec67" style:font-weight-asian="normal" style:font-weight-complex="normal"/>
    </style:style>
    <style:style style:name="P220" style:family="paragraph" style:parent-style-name="Text_20_body">
      <style:text-properties style:font-name="Arial1" fo:font-weight="normal" officeooo:rsid="0013c336" officeooo:paragraph-rsid="0025ce2d" style:font-weight-asian="normal" style:font-weight-complex="normal"/>
    </style:style>
    <style:style style:name="P221" style:family="paragraph" style:parent-style-name="Text_20_body">
      <style:text-properties style:font-name="Arial1" fo:font-weight="normal" officeooo:rsid="00375846" officeooo:paragraph-rsid="00375846" style:font-weight-asian="normal" style:font-weight-complex="normal"/>
    </style:style>
    <style:style style:name="P222" style:family="paragraph" style:parent-style-name="Text_20_body">
      <style:text-properties style:font-name="Arial1" fo:font-weight="normal" officeooo:rsid="0038690e" officeooo:paragraph-rsid="0038690e" style:font-weight-asian="normal" style:font-weight-complex="normal"/>
    </style:style>
    <style:style style:name="P223" style:family="paragraph" style:parent-style-name="Text_20_body">
      <style:text-properties style:font-name="Arial1" fo:font-weight="normal" officeooo:rsid="0039c7bf" officeooo:paragraph-rsid="0039c7bf" style:font-weight-asian="normal" style:font-weight-complex="normal"/>
    </style:style>
    <style:style style:name="P224" style:family="paragraph" style:parent-style-name="Text_20_body">
      <style:text-properties style:font-name="Arial1" fo:font-weight="normal" officeooo:rsid="003cf2f0" officeooo:paragraph-rsid="003cf2f0" style:font-weight-asian="normal" style:font-weight-complex="normal"/>
    </style:style>
    <style:style style:name="P225" style:family="paragraph" style:parent-style-name="Text_20_body">
      <style:text-properties style:font-name="Arial1" fo:font-weight="normal" officeooo:rsid="00561304" officeooo:paragraph-rsid="00561304" style:font-weight-asian="normal" style:font-weight-complex="normal"/>
    </style:style>
    <style:style style:name="P226" style:family="paragraph" style:parent-style-name="Text_20_body">
      <style:text-properties style:font-name="Arial1" officeooo:rsid="00471b76"/>
    </style:style>
    <style:style style:name="P227" style:family="paragraph" style:parent-style-name="Text_20_body">
      <style:text-properties style:font-name="Arial1" officeooo:rsid="00471b76" officeooo:paragraph-rsid="004adbf9"/>
    </style:style>
    <style:style style:name="P228" style:family="paragraph" style:parent-style-name="Text_20_body">
      <style:text-properties style:font-name="Arial1" officeooo:rsid="0172da2c" officeooo:paragraph-rsid="00b60993"/>
    </style:style>
    <style:style style:name="P229" style:family="paragraph" style:parent-style-name="Text_20_body">
      <style:text-properties officeooo:rsid="00229ca1" officeooo:paragraph-rsid="00229ca1"/>
    </style:style>
    <style:style style:name="P230" style:family="paragraph" style:parent-style-name="Text_20_body">
      <style:text-properties officeooo:rsid="00229ca1" officeooo:paragraph-rsid="0025ce2d"/>
    </style:style>
    <style:style style:name="P231" style:family="paragraph" style:parent-style-name="Text_20_body">
      <style:text-properties style:font-name="Courier New" officeooo:rsid="00229ca1" officeooo:paragraph-rsid="00229ca1"/>
    </style:style>
    <style:style style:name="P232" style:family="paragraph" style:parent-style-name="Text_20_body">
      <style:text-properties officeooo:rsid="0026568e" officeooo:paragraph-rsid="0026568e"/>
    </style:style>
    <style:style style:name="P233" style:family="paragraph" style:parent-style-name="Text_20_body">
      <style:text-properties officeooo:rsid="007281ab" officeooo:paragraph-rsid="00171d2d"/>
    </style:style>
    <style:style style:name="P234" style:family="paragraph" style:parent-style-name="Text_20_body">
      <style:text-properties officeooo:rsid="00375846" officeooo:paragraph-rsid="00375846"/>
    </style:style>
    <style:style style:name="P235" style:family="paragraph" style:parent-style-name="Text_20_body">
      <style:text-properties officeooo:paragraph-rsid="004eafae"/>
    </style:style>
    <style:style style:name="P236" style:family="paragraph" style:parent-style-name="Text_20_body">
      <style:text-properties officeooo:paragraph-rsid="0050227d"/>
    </style:style>
    <style:style style:name="P237" style:family="paragraph" style:parent-style-name="Text_20_body">
      <style:text-properties officeooo:rsid="00535e59" officeooo:paragraph-rsid="001066ee"/>
    </style:style>
    <style:style style:name="P238" style:family="paragraph" style:parent-style-name="Text_20_body">
      <style:text-properties officeooo:rsid="00535e59" officeooo:paragraph-rsid="00535e59"/>
    </style:style>
    <style:style style:name="P239" style:family="paragraph" style:parent-style-name="Text_20_body">
      <style:text-properties officeooo:rsid="00471b76" officeooo:paragraph-rsid="00551dcc"/>
    </style:style>
    <style:style style:name="P240" style:family="paragraph" style:parent-style-name="Text_20_body">
      <style:text-properties officeooo:rsid="00471b76" officeooo:paragraph-rsid="004adbf9"/>
    </style:style>
    <style:style style:name="P241" style:family="paragraph" style:parent-style-name="Text_20_body">
      <style:text-properties officeooo:rsid="0055c760" officeooo:paragraph-rsid="0055c760"/>
    </style:style>
    <style:style style:name="P242" style:family="paragraph" style:parent-style-name="Text_20_body">
      <style:text-properties officeooo:rsid="005af7a4" officeooo:paragraph-rsid="005af7a4"/>
    </style:style>
    <style:style style:name="P243" style:family="paragraph" style:parent-style-name="Text_20_body">
      <style:text-properties officeooo:rsid="005e63f3" officeooo:paragraph-rsid="005e63f3"/>
    </style:style>
    <style:style style:name="P244" style:family="paragraph" style:parent-style-name="Text_20_body">
      <style:text-properties officeooo:rsid="0063b6bc" officeooo:paragraph-rsid="0063b6bc"/>
    </style:style>
    <style:style style:name="P245" style:family="paragraph" style:parent-style-name="Text_20_body">
      <style:text-properties officeooo:paragraph-rsid="0058f998"/>
    </style:style>
    <style:style style:name="P246" style:family="paragraph" style:parent-style-name="Text_20_body">
      <style:text-properties officeooo:rsid="00783f62" officeooo:paragraph-rsid="00783f62"/>
    </style:style>
    <style:style style:name="P247" style:family="paragraph" style:parent-style-name="Text_20_body">
      <style:text-properties officeooo:rsid="007d0b49" officeooo:paragraph-rsid="007d0b49"/>
    </style:style>
    <style:style style:name="P248" style:family="paragraph" style:parent-style-name="Text_20_body">
      <style:text-properties officeooo:rsid="007d9d1c" officeooo:paragraph-rsid="007d9d1c"/>
    </style:style>
    <style:style style:name="P249" style:family="paragraph" style:parent-style-name="Text_20_body">
      <style:text-properties officeooo:rsid="007d9d1c" officeooo:paragraph-rsid="007e7ad8"/>
    </style:style>
    <style:style style:name="P250" style:family="paragraph" style:parent-style-name="Text_20_body">
      <style:text-properties officeooo:rsid="007ea36c" officeooo:paragraph-rsid="007ea36c"/>
    </style:style>
    <style:style style:name="P251" style:family="paragraph" style:parent-style-name="Text_20_body">
      <style:text-properties officeooo:rsid="008666c1" officeooo:paragraph-rsid="008666c1"/>
    </style:style>
    <style:style style:name="P252" style:family="paragraph" style:parent-style-name="Text_20_body">
      <style:text-properties officeooo:rsid="008666c1" officeooo:paragraph-rsid="0087dd3d"/>
    </style:style>
    <style:style style:name="P253" style:family="paragraph" style:parent-style-name="Text_20_body">
      <style:text-properties officeooo:rsid="00896132" officeooo:paragraph-rsid="00896132"/>
    </style:style>
    <style:style style:name="P254" style:family="paragraph" style:parent-style-name="Text_20_body">
      <style:text-properties officeooo:rsid="00896132" officeooo:paragraph-rsid="0089f2a6"/>
    </style:style>
    <style:style style:name="P255" style:family="paragraph" style:parent-style-name="Text_20_body">
      <style:text-properties officeooo:rsid="0089f2a6" officeooo:paragraph-rsid="0089f2a6"/>
    </style:style>
    <style:style style:name="P256" style:family="paragraph" style:parent-style-name="Text_20_body">
      <style:text-properties officeooo:rsid="008b69c3" officeooo:paragraph-rsid="008b69c3"/>
    </style:style>
    <style:style style:name="P257" style:family="paragraph" style:parent-style-name="Text_20_body">
      <style:text-properties officeooo:rsid="007f740e" officeooo:paragraph-rsid="007f740e"/>
    </style:style>
    <style:style style:name="P258" style:family="paragraph" style:parent-style-name="Text_20_body">
      <style:text-properties officeooo:rsid="008f9ad0" officeooo:paragraph-rsid="008fbd10"/>
    </style:style>
    <style:style style:name="P259" style:family="paragraph" style:parent-style-name="Text_20_body">
      <style:text-properties fo:font-weight="normal" officeooo:rsid="008c69d3" officeooo:paragraph-rsid="008c69d3" style:font-weight-asian="normal" style:font-weight-complex="normal"/>
    </style:style>
    <style:style style:name="P260" style:family="paragraph" style:parent-style-name="Text_20_body">
      <style:text-properties officeooo:rsid="0074afc9" officeooo:paragraph-rsid="0074afc9"/>
    </style:style>
    <style:style style:name="P261" style:family="paragraph" style:parent-style-name="Text_20_body">
      <style:text-properties officeooo:rsid="009582db" officeooo:paragraph-rsid="009582db"/>
    </style:style>
    <style:style style:name="P262" style:family="paragraph" style:parent-style-name="Text_20_body">
      <style:text-properties officeooo:rsid="009582db" officeooo:paragraph-rsid="00988064"/>
    </style:style>
    <style:style style:name="P263" style:family="paragraph" style:parent-style-name="Text_20_body">
      <style:text-properties officeooo:rsid="009582db" officeooo:paragraph-rsid="00999452"/>
    </style:style>
    <style:style style:name="P264" style:family="paragraph" style:parent-style-name="Text_20_body">
      <style:text-properties officeooo:rsid="00988064" officeooo:paragraph-rsid="00988064"/>
    </style:style>
    <style:style style:name="P265" style:family="paragraph" style:parent-style-name="Text_20_body">
      <style:text-properties officeooo:rsid="0087ec91" officeooo:paragraph-rsid="00999452"/>
    </style:style>
    <style:style style:name="P266" style:family="paragraph" style:parent-style-name="Text_20_body">
      <style:text-properties officeooo:rsid="0089b724" officeooo:paragraph-rsid="00999452"/>
    </style:style>
    <style:style style:name="P267" style:family="paragraph" style:parent-style-name="Text_20_body">
      <style:text-properties officeooo:rsid="0089b724" officeooo:paragraph-rsid="009d1fdb"/>
    </style:style>
    <style:style style:name="P268" style:family="paragraph" style:parent-style-name="Text_20_body">
      <style:text-properties officeooo:rsid="008c43c4" officeooo:paragraph-rsid="00999452"/>
    </style:style>
    <style:style style:name="P269" style:family="paragraph" style:parent-style-name="Text_20_body">
      <style:text-properties officeooo:rsid="008b0ef7" officeooo:paragraph-rsid="00999452"/>
    </style:style>
    <style:style style:name="P270" style:family="paragraph" style:parent-style-name="Text_20_body">
      <style:text-properties officeooo:rsid="00129743" officeooo:paragraph-rsid="009e98c5"/>
    </style:style>
    <style:style style:name="P271" style:family="paragraph" style:parent-style-name="Text_20_body">
      <style:text-properties officeooo:rsid="0069080f" officeooo:paragraph-rsid="00999452"/>
    </style:style>
    <style:style style:name="P272" style:family="paragraph" style:parent-style-name="Text_20_body">
      <style:text-properties officeooo:rsid="007b5c12" officeooo:paragraph-rsid="009e98c5"/>
    </style:style>
    <style:style style:name="P273" style:family="paragraph" style:parent-style-name="Text_20_body">
      <style:text-properties officeooo:rsid="007b5c12" officeooo:paragraph-rsid="00a0b105"/>
    </style:style>
    <style:style style:name="P274" style:family="paragraph" style:parent-style-name="Text_20_body">
      <style:text-properties officeooo:rsid="007b38cb" officeooo:paragraph-rsid="009e98c5"/>
    </style:style>
    <style:style style:name="P275" style:family="paragraph" style:parent-style-name="Text_20_body">
      <style:text-properties officeooo:rsid="007b38cb" officeooo:paragraph-rsid="009ef53a"/>
    </style:style>
    <style:style style:name="P276" style:family="paragraph" style:parent-style-name="Text_20_body">
      <style:text-properties officeooo:rsid="00a0b105" officeooo:paragraph-rsid="00a0b105"/>
    </style:style>
    <style:style style:name="P277" style:family="paragraph" style:parent-style-name="Text_20_body">
      <style:text-properties officeooo:rsid="007d4f97" officeooo:paragraph-rsid="00a980a0"/>
    </style:style>
    <style:style style:name="P278" style:family="paragraph" style:parent-style-name="Text_20_body">
      <style:text-properties officeooo:rsid="007d4f97" officeooo:paragraph-rsid="00a9ec4f"/>
    </style:style>
    <style:style style:name="P279" style:family="paragraph" style:parent-style-name="Text_20_body">
      <style:text-properties officeooo:rsid="00a980a0" officeooo:paragraph-rsid="00a980a0"/>
    </style:style>
    <style:style style:name="P280" style:family="paragraph" style:parent-style-name="Text_20_body">
      <style:text-properties officeooo:rsid="00ac6bb7" officeooo:paragraph-rsid="00ac6bb7"/>
    </style:style>
    <style:style style:name="P281" style:family="paragraph" style:parent-style-name="Text_20_body">
      <style:text-properties officeooo:rsid="00aee02f" officeooo:paragraph-rsid="00aee02f"/>
    </style:style>
    <style:style style:name="P282" style:family="paragraph" style:parent-style-name="Text_20_body">
      <style:text-properties officeooo:rsid="00999452" officeooo:paragraph-rsid="00999452"/>
    </style:style>
    <style:style style:name="P283" style:family="paragraph" style:parent-style-name="Text_20_body">
      <style:text-properties officeooo:rsid="00962113" officeooo:paragraph-rsid="00962113"/>
    </style:style>
    <style:style style:name="P284" style:family="paragraph" style:parent-style-name="Text_20_body">
      <style:text-properties officeooo:rsid="0205c1f4" officeooo:paragraph-rsid="009e98c5"/>
    </style:style>
    <style:style style:name="P285" style:family="paragraph" style:parent-style-name="Text_20_body">
      <style:text-properties officeooo:paragraph-rsid="00b17b92"/>
    </style:style>
    <style:style style:name="P286" style:family="paragraph" style:parent-style-name="Text_20_body">
      <style:text-properties officeooo:rsid="00b384f9" officeooo:paragraph-rsid="00b52857"/>
    </style:style>
    <style:style style:name="P287" style:family="paragraph" style:parent-style-name="Text_20_body">
      <style:text-properties officeooo:rsid="00b52857" officeooo:paragraph-rsid="00b52857"/>
    </style:style>
    <style:style style:name="P288" style:family="paragraph" style:parent-style-name="Text_20_body">
      <style:text-properties officeooo:rsid="00b60993" officeooo:paragraph-rsid="00b60993"/>
    </style:style>
    <style:style style:name="P289" style:family="paragraph" style:parent-style-name="Text_20_body">
      <style:text-properties officeooo:rsid="00b687aa" officeooo:paragraph-rsid="00b687aa"/>
    </style:style>
    <style:style style:name="P290" style:family="paragraph" style:parent-style-name="Text_20_body">
      <style:text-properties officeooo:rsid="00b7e3c2" officeooo:paragraph-rsid="00b7e3c2"/>
    </style:style>
    <style:style style:name="P291" style:family="paragraph" style:parent-style-name="Text_20_body">
      <style:paragraph-properties fo:margin-left="0.4925in" fo:margin-right="0in" fo:text-indent="0in" style:auto-text-indent="false"/>
      <style:text-properties style:font-name="Arial1" fo:font-size="12pt" officeooo:rsid="0025ce2d" officeooo:paragraph-rsid="0025ce2d" style:font-size-asian="10.5pt" style:font-size-complex="12pt"/>
    </style:style>
    <style:style style:name="P292" style:family="paragraph" style:parent-style-name="Text_20_body">
      <style:paragraph-properties fo:margin-left="0.4925in" fo:margin-right="0in" fo:text-indent="0in" style:auto-text-indent="false"/>
      <style:text-properties style:font-name="Arial1" fo:font-size="12pt" officeooo:rsid="0025ce2d" officeooo:paragraph-rsid="0026568e" style:font-size-asian="10.5pt" style:font-size-complex="12pt"/>
    </style:style>
    <style:style style:name="P293" style:family="paragraph" style:parent-style-name="Text_20_body">
      <style:paragraph-properties fo:margin-left="0.9846in" fo:margin-right="0in" fo:text-indent="0in" style:auto-text-indent="false"/>
      <style:text-properties style:font-name="Courier New" fo:font-size="12pt" fo:font-weight="normal" officeooo:rsid="005fbc19" officeooo:paragraph-rsid="005fbc19" style:font-size-asian="10.5pt" style:font-weight-asian="normal" style:font-size-complex="12pt" style:font-weight-complex="normal"/>
    </style:style>
    <style:style style:name="P294" style:family="paragraph" style:parent-style-name="Text_20_body" style:list-style-name="L1">
      <style:text-properties officeooo:paragraph-rsid="00229ca1"/>
    </style:style>
    <style:style style:name="P295" style:family="paragraph" style:parent-style-name="Text_20_body" style:list-style-name="L1">
      <style:text-properties officeooo:rsid="00229ca1" officeooo:paragraph-rsid="00229ca1"/>
    </style:style>
    <style:style style:name="P296" style:family="paragraph" style:parent-style-name="Text_20_body" style:list-style-name="L2">
      <style:text-properties style:font-name="Arial1" fo:font-weight="normal" officeooo:rsid="00229ca1" officeooo:paragraph-rsid="00229ca1" style:font-weight-asian="normal" style:font-weight-complex="normal"/>
    </style:style>
    <style:style style:name="P297" style:family="paragraph" style:parent-style-name="Text_20_body" style:list-style-name="L2">
      <style:text-properties style:font-name="Arial1" fo:font-weight="normal" officeooo:rsid="00561304" officeooo:paragraph-rsid="00561304" style:font-weight-asian="normal" style:font-weight-complex="normal"/>
    </style:style>
    <style:style style:name="P298" style:family="paragraph" style:parent-style-name="Text_20_body" style:list-style-name="L5">
      <style:text-properties style:font-name="Arial1" fo:font-weight="bold" officeooo:rsid="0023ec67" officeooo:paragraph-rsid="0023ec67" style:font-weight-asian="bold" style:font-weight-complex="bold"/>
    </style:style>
    <style:style style:name="P299" style:family="paragraph" style:parent-style-name="Text_20_body" style:list-style-name="L6">
      <style:text-properties style:font-name="Arial1" fo:font-size="12pt" officeooo:rsid="0026568e" officeooo:paragraph-rsid="0026568e" style:font-size-asian="10.5pt" style:font-size-complex="12pt"/>
    </style:style>
    <style:style style:name="P300" style:family="paragraph" style:parent-style-name="Text_20_body" style:list-style-name="L1">
      <style:text-properties style:font-name="Arial1" fo:font-size="12pt" officeooo:rsid="0026568e" officeooo:paragraph-rsid="002d221f" style:font-size-asian="10.5pt" style:font-size-complex="12pt"/>
    </style:style>
    <style:style style:name="P301" style:family="paragraph" style:parent-style-name="Text_20_body" style:list-style-name="L7">
      <style:text-properties style:font-name="Arial1" fo:font-size="12pt" officeooo:rsid="002d221f" officeooo:paragraph-rsid="002d221f" style:font-size-asian="10.5pt" style:font-size-complex="12pt"/>
    </style:style>
    <style:style style:name="P302" style:family="paragraph" style:parent-style-name="Text_20_body" style:list-style-name="L1">
      <style:text-properties style:font-name="Arial1" fo:font-size="12pt" officeooo:rsid="002e0d37" officeooo:paragraph-rsid="002e0d37" style:font-size-asian="10.5pt" style:font-size-complex="12pt"/>
    </style:style>
    <style:style style:name="P303" style:family="paragraph" style:parent-style-name="Text_20_body" style:list-style-name="L1">
      <style:text-properties style:font-name="Arial1" fo:font-size="12pt" officeooo:rsid="0058c7ef" officeooo:paragraph-rsid="0058c7ef" style:font-size-asian="10.5pt" style:font-size-complex="12pt"/>
    </style:style>
    <style:style style:name="P304" style:family="paragraph" style:parent-style-name="Text_20_body" style:list-style-name="L1">
      <style:text-properties style:font-name="Arial1" fo:font-size="12pt" fo:font-weight="normal" officeooo:rsid="0026568e" officeooo:paragraph-rsid="0040dd7e" style:font-size-asian="10.5pt" style:font-weight-asian="normal" style:font-size-complex="12pt" style:font-weight-complex="normal"/>
    </style:style>
    <style:style style:name="P305" style:family="paragraph" style:parent-style-name="Text_20_body" style:list-style-name="L15">
      <style:text-properties style:font-name="Arial1" fo:font-size="12pt" fo:font-weight="normal" officeooo:rsid="0040dd7e" officeooo:paragraph-rsid="0040dd7e" style:font-size-asian="10.5pt" style:font-weight-asian="normal" style:font-size-complex="12pt" style:font-weight-complex="normal"/>
    </style:style>
    <style:style style:name="P306" style:family="paragraph" style:parent-style-name="Text_20_body" style:list-style-name="L15">
      <style:text-properties style:font-name="Arial1" fo:font-size="12pt" fo:font-weight="normal" officeooo:rsid="0060ce8c" officeooo:paragraph-rsid="0060ce8c" style:font-size-asian="10.5pt" style:font-weight-asian="normal" style:font-size-complex="12pt" style:font-weight-complex="normal"/>
    </style:style>
    <style:style style:name="P307" style:family="paragraph" style:parent-style-name="Text_20_body" style:list-style-name="L18">
      <style:text-properties style:font-name="Arial1" fo:font-size="12pt" fo:font-weight="normal" officeooo:rsid="00467202" officeooo:paragraph-rsid="00467202" style:font-size-asian="10.5pt" style:font-weight-asian="normal" style:font-size-complex="12pt" style:font-weight-complex="normal"/>
    </style:style>
    <style:style style:name="P308" style:family="paragraph" style:parent-style-name="Text_20_body" style:list-style-name="L19">
      <style:text-properties style:font-name="Arial1" fo:font-size="12pt" fo:font-weight="normal" officeooo:rsid="0073b1b0" officeooo:paragraph-rsid="0073b1b0" style:font-size-asian="10.5pt" style:font-weight-asian="normal" style:font-size-complex="12pt" style:font-weight-complex="normal"/>
    </style:style>
    <style:style style:name="P309" style:family="paragraph" style:parent-style-name="Text_20_body" style:list-style-name="L23">
      <style:text-properties style:font-name="Arial1" fo:font-size="12pt" fo:font-weight="normal" officeooo:rsid="005af7a4" officeooo:paragraph-rsid="005af7a4" style:font-size-asian="10.5pt" style:font-weight-asian="normal" style:font-size-complex="12pt" style:font-weight-complex="normal"/>
    </style:style>
    <style:style style:name="P310" style:family="paragraph" style:parent-style-name="Text_20_body" style:list-style-name="L27">
      <style:text-properties style:font-name="Arial1" fo:font-size="12pt" fo:font-weight="normal" officeooo:rsid="005e63f3" officeooo:paragraph-rsid="005e63f3" style:font-size-asian="10.5pt" style:font-weight-asian="normal" style:font-size-complex="12pt" style:font-weight-complex="normal"/>
    </style:style>
    <style:style style:name="P311" style:family="paragraph" style:parent-style-name="Text_20_body" style:list-style-name="L28">
      <style:text-properties style:font-name="Arial1" fo:font-size="12pt" fo:font-weight="normal" officeooo:rsid="005e63f3" officeooo:paragraph-rsid="005e63f3" style:font-size-asian="10.5pt" style:font-weight-asian="normal" style:font-size-complex="12pt" style:font-weight-complex="normal"/>
    </style:style>
    <style:style style:name="P312" style:family="paragraph" style:parent-style-name="Text_20_body" style:list-style-name="L18">
      <style:text-properties style:font-name="Arial1" fo:font-size="12pt" fo:font-weight="bold" officeooo:rsid="00467202" officeooo:paragraph-rsid="00467202" style:font-size-asian="10.5pt" style:font-weight-asian="bold" style:font-size-complex="12pt" style:font-weight-complex="bold"/>
    </style:style>
    <style:style style:name="P313" style:family="paragraph" style:parent-style-name="Text_20_body" style:list-style-name="L3">
      <style:text-properties officeooo:paragraph-rsid="0023ec67"/>
    </style:style>
    <style:style style:name="P314" style:family="paragraph" style:parent-style-name="Text_20_body" style:list-style-name="L1">
      <style:text-properties officeooo:rsid="0026568e" officeooo:paragraph-rsid="0026568e"/>
    </style:style>
    <style:style style:name="P315" style:family="paragraph" style:parent-style-name="Text_20_body" style:list-style-name="L8">
      <style:text-properties officeooo:paragraph-rsid="002d8642"/>
    </style:style>
    <style:style style:name="P316" style:family="paragraph" style:parent-style-name="Text_20_body" style:list-style-name="L14">
      <style:text-properties officeooo:rsid="00424d22" officeooo:paragraph-rsid="00424d22"/>
    </style:style>
    <style:style style:name="P317" style:family="paragraph" style:parent-style-name="Text_20_body" style:list-style-name="L14">
      <style:text-properties officeooo:rsid="00375846" officeooo:paragraph-rsid="00375846"/>
    </style:style>
    <style:style style:name="P318" style:family="paragraph" style:parent-style-name="Text_20_body" style:list-style-name="L17">
      <style:text-properties officeooo:paragraph-rsid="004421c4"/>
    </style:style>
    <style:style style:name="P319" style:family="paragraph" style:parent-style-name="Text_20_body" style:list-style-name="L17">
      <style:text-properties officeooo:rsid="0073b1b0" officeooo:paragraph-rsid="0073b1b0"/>
    </style:style>
    <style:style style:name="P320" style:family="paragraph" style:parent-style-name="Text_20_body" style:list-style-name="L19">
      <style:text-properties officeooo:rsid="005af7a4" officeooo:paragraph-rsid="005af7a4"/>
    </style:style>
    <style:style style:name="P321" style:family="paragraph" style:parent-style-name="Text_20_body" style:list-style-name="L20">
      <style:text-properties officeooo:paragraph-rsid="005af7a4"/>
    </style:style>
    <style:style style:name="P322" style:family="paragraph" style:parent-style-name="Text_20_body" style:list-style-name="L21">
      <style:text-properties officeooo:paragraph-rsid="0058f998"/>
    </style:style>
    <style:style style:name="P323" style:family="paragraph" style:parent-style-name="Text_20_body" style:list-style-name="L22">
      <style:text-properties officeooo:paragraph-rsid="005af7a4"/>
    </style:style>
    <style:style style:name="P324" style:family="paragraph" style:parent-style-name="Text_20_body" style:list-style-name="L24">
      <style:text-properties officeooo:paragraph-rsid="005af7a4"/>
    </style:style>
    <style:style style:name="P325" style:family="paragraph" style:parent-style-name="Text_20_body" style:list-style-name="L25">
      <style:text-properties officeooo:paragraph-rsid="005e63f3"/>
    </style:style>
    <style:style style:name="P326" style:family="paragraph" style:parent-style-name="Text_20_body" style:list-style-name="L25">
      <style:text-properties officeooo:rsid="005fbc19" officeooo:paragraph-rsid="005fbc19"/>
    </style:style>
    <style:style style:name="P327" style:family="paragraph" style:parent-style-name="Text_20_body" style:list-style-name="L26">
      <style:text-properties officeooo:paragraph-rsid="005e63f3"/>
    </style:style>
    <style:style style:name="P328" style:family="paragraph" style:parent-style-name="Text_20_body">
      <style:text-properties officeooo:rsid="0062f56e" officeooo:paragraph-rsid="001066ee"/>
    </style:style>
    <style:style style:name="P329" style:family="paragraph" style:parent-style-name="Text_20_body" style:list-style-name="L29">
      <style:text-properties officeooo:rsid="008666c1" officeooo:paragraph-rsid="008666c1"/>
    </style:style>
    <style:style style:name="P330" style:family="paragraph" style:parent-style-name="Text_20_body" style:list-style-name="L30">
      <style:text-properties officeooo:rsid="007507ef" officeooo:paragraph-rsid="001066ee"/>
    </style:style>
    <style:style style:name="P331" style:family="paragraph" style:parent-style-name="Text_20_body" style:list-style-name="L31">
      <style:text-properties officeooo:rsid="008d7354" officeooo:paragraph-rsid="00161d57"/>
    </style:style>
    <style:style style:name="P332" style:family="paragraph" style:parent-style-name="Text_20_body" style:list-style-name="L32">
      <style:text-properties officeooo:paragraph-rsid="0018ffe6"/>
    </style:style>
    <style:style style:name="P333" style:family="paragraph" style:parent-style-name="Text_20_body" style:list-style-name="L32">
      <style:text-properties officeooo:rsid="009f4cc9" officeooo:paragraph-rsid="0018ffe6"/>
    </style:style>
    <style:style style:name="P334" style:family="paragraph" style:parent-style-name="Text_20_body" style:list-style-name="L32">
      <style:text-properties officeooo:rsid="00a3fe1d" officeooo:paragraph-rsid="0018ffe6"/>
    </style:style>
    <style:style style:name="P335" style:family="paragraph" style:parent-style-name="Text_20_body" style:list-style-name="L33">
      <style:text-properties officeooo:rsid="00a3fe1d" officeooo:paragraph-rsid="0018ffe6"/>
    </style:style>
    <style:style style:name="P336" style:family="paragraph" style:parent-style-name="Text_20_body" style:list-style-name="L32">
      <style:text-properties officeooo:rsid="00a0e69c" officeooo:paragraph-rsid="0018ffe6"/>
    </style:style>
    <style:style style:name="P337" style:family="paragraph" style:parent-style-name="Text_20_body" style:list-style-name="L34">
      <style:text-properties officeooo:paragraph-rsid="001a12fc"/>
    </style:style>
    <style:style style:name="P338" style:family="paragraph" style:parent-style-name="Text_20_body" style:list-style-name="L34">
      <style:text-properties officeooo:rsid="001a12fc" officeooo:paragraph-rsid="001a12fc"/>
    </style:style>
    <style:style style:name="P339" style:family="paragraph" style:parent-style-name="Text_20_body" style:list-style-name="L35">
      <style:text-properties officeooo:rsid="00988064" officeooo:paragraph-rsid="00988064"/>
    </style:style>
    <style:style style:name="P340" style:family="paragraph" style:parent-style-name="Text_20_body" style:list-style-name="L36">
      <style:text-properties officeooo:rsid="00999452" officeooo:paragraph-rsid="00999452"/>
    </style:style>
    <style:style style:name="P341" style:family="paragraph" style:parent-style-name="Text_20_body" style:list-style-name="L37">
      <style:text-properties officeooo:paragraph-rsid="00962113"/>
    </style:style>
    <style:style style:name="P342" style:family="paragraph" style:parent-style-name="Text_20_body" style:list-style-name="L37">
      <style:text-properties officeooo:rsid="001066ee" officeooo:paragraph-rsid="00962113"/>
    </style:style>
    <style:style style:name="P343" style:family="paragraph" style:parent-style-name="Text_20_body" style:list-style-name="L38">
      <style:text-properties officeooo:paragraph-rsid="00962113"/>
    </style:style>
    <style:style style:name="P344" style:family="paragraph" style:parent-style-name="Text_20_body" style:list-style-name="L39">
      <style:text-properties officeooo:rsid="00b384f9" officeooo:paragraph-rsid="00b52857"/>
    </style:style>
    <style:style style:name="P345" style:family="paragraph" style:parent-style-name="Text_20_body" style:list-style-name="L39">
      <style:text-properties officeooo:rsid="00b52857" officeooo:paragraph-rsid="00b52857"/>
    </style:style>
    <style:style style:name="P346" style:family="paragraph" style:parent-style-name="Text_20_body" style:list-style-name="L40">
      <style:text-properties officeooo:paragraph-rsid="00b52857"/>
    </style:style>
    <style:style style:name="P347" style:family="paragraph" style:parent-style-name="Text_20_body">
      <style:text-properties officeooo:rsid="00a3f696" officeooo:paragraph-rsid="00999452"/>
    </style:style>
    <style:style style:name="P348" style:family="paragraph" style:parent-style-name="Heading_20_1">
      <style:paragraph-properties fo:break-before="page"/>
    </style:style>
    <style:style style:name="P349" style:family="paragraph" style:parent-style-name="Heading_20_1">
      <style:paragraph-properties fo:break-before="page"/>
      <style:text-properties officeooo:paragraph-rsid="00535e59"/>
    </style:style>
    <style:style style:name="P350" style:family="paragraph" style:parent-style-name="Heading_20_1">
      <style:paragraph-properties fo:break-before="page"/>
      <style:text-properties officeooo:paragraph-rsid="002d221f"/>
    </style:style>
    <style:style style:name="P351" style:family="paragraph" style:parent-style-name="Heading_20_1">
      <style:paragraph-properties fo:break-before="page"/>
      <style:text-properties officeooo:paragraph-rsid="0040dd7e"/>
    </style:style>
    <style:style style:name="P352" style:family="paragraph" style:parent-style-name="Table_20_Contents" style:list-style-name="L4">
      <style:text-properties style:font-name="Arial1" fo:font-size="10pt" officeooo:rsid="0023ec67" officeooo:paragraph-rsid="0023ec67" style:font-size-asian="10pt" style:font-size-complex="10pt"/>
    </style:style>
    <style:style style:name="P353" style:family="paragraph" style:parent-style-name="Table_20_Contents" style:list-style-name="L12">
      <style:text-properties style:font-name="Arial1" fo:font-size="10pt" officeooo:rsid="0023ec67" officeooo:paragraph-rsid="002d221f" style:font-size-asian="10pt" style:font-size-complex="10pt"/>
    </style:style>
    <style:style style:name="P354" style:family="paragraph" style:parent-style-name="Table_20_Contents" style:list-style-name="L9">
      <style:text-properties style:font-name="Arial1" fo:font-size="10pt" officeooo:rsid="002d8642" officeooo:paragraph-rsid="002d8642" style:font-size-asian="10pt" style:font-size-complex="10pt"/>
    </style:style>
    <style:style style:name="P355" style:family="paragraph" style:parent-style-name="Table_20_Contents" style:list-style-name="L9">
      <style:text-properties style:font-name="Arial1" fo:font-size="10pt" officeooo:rsid="002d8642" officeooo:paragraph-rsid="0040dd7e" style:font-size-asian="10pt" style:font-size-complex="10pt"/>
    </style:style>
    <style:style style:name="P356" style:family="paragraph" style:parent-style-name="Table_20_Contents" style:list-style-name="L9">
      <style:text-properties style:font-name="Arial1" fo:font-size="10pt" officeooo:rsid="002d8642" officeooo:paragraph-rsid="005e63f3" style:font-size-asian="10pt" style:font-size-complex="10pt"/>
    </style:style>
    <style:style style:name="P357" style:family="paragraph" style:parent-style-name="Table_20_Contents" style:list-style-name="L10">
      <style:text-properties style:font-name="Arial1" fo:font-size="10pt" officeooo:rsid="002d8642" officeooo:paragraph-rsid="002d8642" style:font-size-asian="10pt" style:font-size-complex="10pt"/>
    </style:style>
    <style:style style:name="P358" style:family="paragraph" style:parent-style-name="Table_20_Contents" style:list-style-name="L13">
      <style:text-properties style:font-name="Arial1" fo:font-size="10pt" officeooo:rsid="002d8642" officeooo:paragraph-rsid="002d8642" style:font-size-asian="10pt" style:font-size-complex="10pt"/>
    </style:style>
    <style:style style:name="P359" style:family="paragraph" style:parent-style-name="Table_20_Contents" style:list-style-name="L11">
      <style:text-properties style:font-name="Arial1" fo:font-size="10pt" officeooo:rsid="002d221f" officeooo:paragraph-rsid="002d221f" style:font-size-asian="10pt" style:font-size-complex="10pt"/>
    </style:style>
    <style:style style:name="P360" style:family="paragraph" style:parent-style-name="Table_20_Contents" style:list-style-name="L12">
      <style:text-properties style:font-name="Arial1" fo:font-size="10pt" officeooo:rsid="002d221f" officeooo:paragraph-rsid="002d221f" style:font-size-asian="10pt" style:font-size-complex="10pt"/>
    </style:style>
    <style:style style:name="P361" style:family="paragraph" style:parent-style-name="Table_20_Contents" style:list-style-name="L16">
      <style:text-properties style:font-name="Arial1" fo:font-size="10pt" officeooo:rsid="002d221f" officeooo:paragraph-rsid="0040dd7e" style:font-size-asian="10pt" style:font-size-complex="10pt"/>
    </style:style>
    <style:style style:name="P362" style:family="paragraph" style:parent-style-name="Table_20_Contents" style:list-style-name="L9">
      <style:text-properties style:font-name="Arial1" fo:font-size="10pt" officeooo:rsid="005e63f3" officeooo:paragraph-rsid="005e63f3" style:font-size-asian="10pt" style:font-size-complex="10pt"/>
    </style:style>
    <style:style style:name="P363" style:family="paragraph" style:parent-style-name="Heading_20_2">
      <style:text-properties officeooo:rsid="007d0b49" officeooo:paragraph-rsid="007d0b49"/>
    </style:style>
    <style:style style:name="P364" style:family="paragraph" style:parent-style-name="Heading_20_3">
      <style:paragraph-properties fo:break-before="page"/>
    </style:style>
    <style:style style:name="P365" style:family="paragraph" style:parent-style-name="Contents_20_4">
      <style:paragraph-properties>
        <style:tab-stops>
          <style:tab-stop style:position="6.3354in" style:type="right" style:leader-style="dotted" style:leader-text="."/>
        </style:tab-stops>
      </style:paragraph-properties>
    </style:style>
    <style:style style:name="P366" style:family="paragraph" style:parent-style-name="Contents_20_1">
      <style:paragraph-properties>
        <style:tab-stops>
          <style:tab-stop style:position="6.9252in" style:type="right" style:leader-style="dotted" style:leader-text="."/>
        </style:tab-stops>
      </style:paragraph-properties>
    </style:style>
    <style:style style:name="P367" style:family="paragraph" style:parent-style-name="Contents_20_3">
      <style:paragraph-properties>
        <style:tab-stops>
          <style:tab-stop style:position="6.5319in" style:type="right" style:leader-style="dotted" style:leader-text="."/>
        </style:tab-stops>
      </style:paragraph-properties>
    </style:style>
    <style:style style:name="P36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officeooo:rsid="001f1baf"/>
    </style:style>
    <style:style style:name="T3" style:family="text">
      <style:text-properties style:font-name="Courier New" fo:font-weight="normal" style:font-weight-asian="normal" style:font-weight-complex="normal"/>
    </style:style>
    <style:style style:name="T4" style:family="text">
      <style:text-properties style:font-name="Courier New" fo:font-weight="normal" officeooo:rsid="0023ec67" style:font-weight-asian="normal" style:font-weight-complex="normal"/>
    </style:style>
    <style:style style:name="T5" style:family="text">
      <style:text-properties style:font-name="Courier New" fo:font-weight="normal" officeooo:rsid="0025ce2d" style:font-weight-asian="normal" style:font-weight-complex="normal"/>
    </style:style>
    <style:style style:name="T6" style:family="text">
      <style:text-properties style:font-name="Courier New" fo:font-weight="normal" officeooo:rsid="0013c336" style:font-weight-asian="normal" style:font-weight-complex="normal"/>
    </style:style>
    <style:style style:name="T7" style:family="text">
      <style:text-properties style:font-name="Courier New" fo:font-weight="normal" officeooo:rsid="0026568e" style:font-weight-asian="normal" style:font-weight-complex="normal"/>
    </style:style>
    <style:style style:name="T8" style:family="text">
      <style:text-properties style:font-name="Courier New" fo:font-weight="normal" officeooo:rsid="00229ca1" style:font-weight-asian="normal" style:font-weight-complex="normal"/>
    </style:style>
    <style:style style:name="T9" style:family="text">
      <style:text-properties style:font-name="Courier New" fo:font-weight="normal" officeooo:rsid="0027688e" style:font-weight-asian="normal" style:font-weight-complex="normal"/>
    </style:style>
    <style:style style:name="T10" style:family="text">
      <style:text-properties style:font-name="Courier New" fo:font-weight="normal" officeooo:rsid="00317108" style:font-weight-asian="normal" style:font-weight-complex="normal"/>
    </style:style>
    <style:style style:name="T11" style:family="text">
      <style:text-properties style:font-name="Courier New" fo:font-weight="normal" officeooo:rsid="004421c4" style:font-weight-asian="normal" style:font-weight-complex="normal"/>
    </style:style>
    <style:style style:name="T12" style:family="text">
      <style:text-properties style:font-name="Courier New" fo:font-weight="normal" officeooo:rsid="00519400" style:font-weight-asian="normal" style:font-weight-complex="normal"/>
    </style:style>
    <style:style style:name="T13" style:family="text">
      <style:text-properties style:font-name="Courier New" fo:font-weight="normal" officeooo:rsid="005e63f3" style:font-weight-asian="normal" style:font-weight-complex="normal"/>
    </style:style>
    <style:style style:name="T14" style:family="text">
      <style:text-properties style:font-name="Courier New" officeooo:rsid="00229ca1"/>
    </style:style>
    <style:style style:name="T15" style:family="text">
      <style:text-properties style:font-name="Courier New" officeooo:rsid="002d221f"/>
    </style:style>
    <style:style style:name="T16" style:family="text">
      <style:text-properties style:font-name="Courier New" fo:font-size="12pt" fo:font-weight="normal" style:font-size-asian="10.5pt" style:font-weight-asian="normal" style:font-size-complex="12pt" style:font-weight-complex="normal"/>
    </style:style>
    <style:style style:name="T17" style:family="text">
      <style:text-properties style:font-name="Courier New" fo:font-size="12pt" fo:font-weight="normal" officeooo:rsid="002d8642" style:font-size-asian="10.5pt" style:font-weight-asian="normal" style:font-size-complex="12pt" style:font-weight-complex="normal"/>
    </style:style>
    <style:style style:name="T18" style:family="text">
      <style:text-properties style:font-name="Courier New" fo:font-size="12pt" fo:font-weight="normal" officeooo:rsid="0062bb0d" style:font-size-asian="10.5pt" style:font-weight-asian="normal" style:font-size-complex="12pt" style:font-weight-complex="normal"/>
    </style:style>
    <style:style style:name="T19" style:family="text">
      <style:text-properties style:font-name="Courier New" fo:font-size="12pt" fo:font-weight="normal" officeooo:rsid="0058f998" style:font-size-asian="10.5pt" style:font-weight-asian="normal" style:font-size-complex="12pt" style:font-weight-complex="normal"/>
    </style:style>
    <style:style style:name="T20" style:family="text">
      <style:text-properties style:font-name="Courier New" fo:font-size="12pt" fo:font-weight="normal" officeooo:rsid="005af7a4" style:font-size-asian="10.5pt" style:font-weight-asian="normal" style:font-size-complex="12pt" style:font-weight-complex="normal"/>
    </style:style>
    <style:style style:name="T21" style:family="text">
      <style:text-properties style:font-name="Courier New" fo:font-size="12pt" fo:font-weight="normal" officeooo:rsid="0072b4e6" style:font-size-asian="10.5pt" style:font-weight-asian="normal" style:font-size-complex="12pt" style:font-weight-complex="normal"/>
    </style:style>
    <style:style style:name="T22" style:family="text">
      <style:text-properties style:font-name="Courier New" officeooo:rsid="0062f56e"/>
    </style:style>
    <style:style style:name="T23" style:family="text">
      <style:text-properties style:font-name="Courier New" officeooo:rsid="0066d68b"/>
    </style:style>
    <style:style style:name="T24" style:family="text">
      <style:text-properties style:font-name="Courier New" officeooo:rsid="02247039"/>
    </style:style>
    <style:style style:name="T25" style:family="text">
      <style:text-properties style:font-name="Courier New" officeooo:rsid="022b1e3a"/>
    </style:style>
    <style:style style:name="T26" style:family="text">
      <style:text-properties style:font-name="Courier New" officeooo:rsid="0075e607"/>
    </style:style>
    <style:style style:name="T27" style:family="text">
      <style:text-properties style:font-name="Courier New" officeooo:rsid="0077d2f2"/>
    </style:style>
    <style:style style:name="T28" style:family="text">
      <style:text-properties style:font-name="Courier New" officeooo:rsid="00791e6f"/>
    </style:style>
    <style:style style:name="T29" style:family="text">
      <style:text-properties style:font-name="Courier New" officeooo:rsid="0205c1f4"/>
    </style:style>
    <style:style style:name="T30" style:family="text">
      <style:text-properties style:font-name="Courier New" officeooo:rsid="008b0ef7"/>
    </style:style>
    <style:style style:name="T31" style:family="text">
      <style:text-properties style:font-name="Courier New" officeooo:rsid="00910c8e"/>
    </style:style>
    <style:style style:name="T32" style:family="text">
      <style:text-properties style:font-name="Courier New" officeooo:rsid="00995eaf"/>
    </style:style>
    <style:style style:name="T33" style:family="text">
      <style:text-properties style:font-name="Courier New" officeooo:rsid="009b018c"/>
    </style:style>
    <style:style style:name="T34" style:family="text">
      <style:text-properties style:font-name="Courier New" officeooo:rsid="009173e7"/>
    </style:style>
    <style:style style:name="T35" style:family="text">
      <style:text-properties style:font-name="Courier New" officeooo:rsid="00945281"/>
    </style:style>
    <style:style style:name="T36" style:family="text">
      <style:text-properties style:font-name="Courier New" officeooo:rsid="00959865"/>
    </style:style>
    <style:style style:name="T37" style:family="text">
      <style:text-properties style:font-name="Courier New" officeooo:rsid="00a77caa"/>
    </style:style>
    <style:style style:name="T38" style:family="text">
      <style:text-properties style:font-name="Courier New" officeooo:rsid="009679f3"/>
    </style:style>
    <style:style style:name="T39" style:family="text">
      <style:text-properties style:font-name="Courier New" officeooo:rsid="00932fe2"/>
    </style:style>
    <style:style style:name="T40" style:family="text">
      <style:text-properties style:font-name="Courier New" officeooo:rsid="00a0e69c"/>
    </style:style>
    <style:style style:name="T41" style:family="text">
      <style:text-properties style:font-name="Courier New" officeooo:rsid="009e8e8c"/>
    </style:style>
    <style:style style:name="T42" style:family="text">
      <style:text-properties style:font-name="Courier New" officeooo:rsid="027c4e8b"/>
    </style:style>
    <style:style style:name="T43" style:family="text">
      <style:text-properties style:font-name="Courier New" officeooo:rsid="009beebe"/>
    </style:style>
    <style:style style:name="T44" style:family="text">
      <style:text-properties style:font-name="Courier New" officeooo:rsid="02302314"/>
    </style:style>
    <style:style style:name="T45" style:family="text">
      <style:text-properties style:font-name="Courier New" officeooo:rsid="009ef2f7"/>
    </style:style>
    <style:style style:name="T46" style:family="text">
      <style:text-properties style:font-name="Courier New" officeooo:rsid="009d5cb3"/>
    </style:style>
    <style:style style:name="T47" style:family="text">
      <style:text-properties style:font-name="Courier New" officeooo:rsid="027cf9e3"/>
    </style:style>
    <style:style style:name="T48" style:family="text">
      <style:text-properties style:font-name="Courier New" officeooo:rsid="009d8e25"/>
    </style:style>
    <style:style style:name="T49" style:family="text">
      <style:text-properties style:font-name="Courier New" officeooo:rsid="007507ef"/>
    </style:style>
    <style:style style:name="T50" style:family="text">
      <style:text-properties style:font-name="Courier New" officeooo:rsid="02262b1a"/>
    </style:style>
    <style:style style:name="T51" style:family="text">
      <style:text-properties style:font-name="Courier New" officeooo:rsid="009f4cc9"/>
    </style:style>
    <style:style style:name="T52" style:family="text">
      <style:text-properties style:font-name="Courier New" officeooo:rsid="00a1553c"/>
    </style:style>
    <style:style style:name="T53" style:family="text">
      <style:text-properties style:font-name="Courier New" officeooo:rsid="00a280ba"/>
    </style:style>
    <style:style style:name="T54" style:family="text">
      <style:text-properties style:font-name="Courier New" officeooo:rsid="02406070"/>
    </style:style>
    <style:style style:name="T55" style:family="text">
      <style:text-properties style:font-name="Courier New" officeooo:rsid="023c6990"/>
    </style:style>
    <style:style style:name="T56" style:family="text">
      <style:text-properties style:font-name="Courier New" officeooo:rsid="00373ff0"/>
    </style:style>
    <style:style style:name="T57" style:family="text">
      <style:text-properties style:font-name="Courier New" officeooo:rsid="00424d22"/>
    </style:style>
    <style:style style:name="T58" style:family="text">
      <style:text-properties style:font-name="Courier New" officeooo:rsid="00452285"/>
    </style:style>
    <style:style style:name="T59" style:family="text">
      <style:text-properties style:font-name="Courier New" officeooo:rsid="0040dd7e"/>
    </style:style>
    <style:style style:name="T60" style:family="text">
      <style:text-properties style:font-name="Courier New" officeooo:rsid="00471b76"/>
    </style:style>
    <style:style style:name="T61" style:family="text">
      <style:text-properties style:font-name="Courier New" officeooo:rsid="0053f1e0"/>
    </style:style>
    <style:style style:name="T62" style:family="text">
      <style:text-properties style:font-name="Courier New" officeooo:rsid="0055c760"/>
    </style:style>
    <style:style style:name="T63" style:family="text">
      <style:text-properties style:font-name="Courier New" officeooo:rsid="005ba0d9"/>
    </style:style>
    <style:style style:name="T64" style:family="text">
      <style:text-properties style:font-name="Courier New" officeooo:rsid="005e63f3"/>
    </style:style>
    <style:style style:name="T65" style:family="text">
      <style:text-properties style:font-name="Courier New" officeooo:rsid="0067433f"/>
    </style:style>
    <style:style style:name="T66" style:family="text">
      <style:text-properties style:font-name="Courier New" officeooo:rsid="00817377"/>
    </style:style>
    <style:style style:name="T67" style:family="text">
      <style:text-properties style:font-name="Courier New" officeooo:rsid="0087dd3d"/>
    </style:style>
    <style:style style:name="T68" style:family="text">
      <style:text-properties style:font-name="Courier New" officeooo:rsid="00896132"/>
    </style:style>
    <style:style style:name="T69" style:family="text">
      <style:text-properties style:font-name="Courier New" officeooo:rsid="00930640"/>
    </style:style>
    <style:style style:name="T70" style:family="text">
      <style:text-properties style:font-name="Courier New" officeooo:rsid="00a980a0"/>
    </style:style>
    <style:style style:name="T71" style:family="text">
      <style:text-properties officeooo:rsid="0062f56e"/>
    </style:style>
    <style:style style:name="T72" style:family="text">
      <style:text-properties style:font-name="Arial1"/>
    </style:style>
    <style:style style:name="T73" style:family="text">
      <style:text-properties style:font-name="Arial1" officeooo:rsid="0066e540"/>
    </style:style>
    <style:style style:name="T74" style:family="text">
      <style:text-properties style:font-name="Arial1" officeooo:rsid="0175a5ee"/>
    </style:style>
    <style:style style:name="T75" style:family="text">
      <style:text-properties style:font-name="Arial1" officeooo:rsid="0173dc2e"/>
    </style:style>
    <style:style style:name="T76" style:family="text">
      <style:text-properties style:font-name="Arial1" officeooo:rsid="01c1351e"/>
    </style:style>
    <style:style style:name="T77" style:family="text">
      <style:text-properties style:font-name="Arial1" officeooo:rsid="0174eefc"/>
    </style:style>
    <style:style style:name="T78" style:family="text">
      <style:text-properties style:font-name="Arial1" fo:font-weight="bold" style:font-weight-asian="bold" style:font-weight-complex="bold"/>
    </style:style>
    <style:style style:name="T79" style:family="text">
      <style:text-properties style:font-name="Arial1" fo:font-weight="bold" officeooo:rsid="009173e7" style:font-weight-asian="bold" style:font-weight-complex="bold"/>
    </style:style>
    <style:style style:name="T80" style:family="text">
      <style:text-properties style:font-name="Arial1" fo:font-weight="bold" officeooo:rsid="0034e7f5" style:font-weight-asian="bold" style:font-weight-complex="bold"/>
    </style:style>
    <style:style style:name="T81" style:family="text">
      <style:text-properties style:font-name="Arial1" fo:font-weight="bold" officeooo:rsid="00229ca1" style:font-weight-asian="bold" style:font-weight-complex="bold"/>
    </style:style>
    <style:style style:name="T82" style:family="text">
      <style:text-properties style:font-name="Arial1" fo:font-weight="bold" officeooo:rsid="0041821a" style:font-weight-asian="bold" style:font-weight-complex="bold"/>
    </style:style>
    <style:style style:name="T83" style:family="text">
      <style:text-properties style:font-name="Arial1" fo:font-weight="bold" officeooo:rsid="000c6679" style:font-weight-asian="bold" style:font-weight-complex="bold"/>
    </style:style>
    <style:style style:name="T84" style:family="text">
      <style:text-properties style:font-name="Arial1" officeooo:rsid="02262b1a"/>
    </style:style>
    <style:style style:name="T85" style:family="text">
      <style:text-properties style:font-name="Arial1" officeooo:rsid="009ef2f7"/>
    </style:style>
    <style:style style:name="T86" style:family="text">
      <style:text-properties style:font-name="Arial1" officeooo:rsid="0034e7f5"/>
    </style:style>
    <style:style style:name="T87" style:family="text">
      <style:text-properties style:font-name="Arial1" officeooo:rsid="00229ca1"/>
    </style:style>
    <style:style style:name="T88" style:family="text">
      <style:text-properties style:font-name="Arial1" fo:font-weight="normal" style:font-weight-asian="normal" style:font-weight-complex="normal"/>
    </style:style>
    <style:style style:name="T89" style:family="text">
      <style:text-properties style:font-name="Arial1" fo:font-weight="normal" officeooo:rsid="00229ca1" style:font-weight-asian="normal" style:font-weight-complex="normal"/>
    </style:style>
    <style:style style:name="T90" style:family="text">
      <style:text-properties style:font-name="Arial1" fo:font-weight="normal" officeooo:rsid="0023ec67" style:font-weight-asian="normal" style:font-weight-complex="normal"/>
    </style:style>
    <style:style style:name="T91" style:family="text">
      <style:text-properties style:font-name="Arial1" fo:font-weight="normal" officeooo:rsid="0041821a" style:font-weight-asian="normal" style:font-weight-complex="normal"/>
    </style:style>
    <style:style style:name="T92" style:family="text">
      <style:text-properties style:font-name="Arial1" fo:font-weight="normal" officeooo:rsid="0013c336" style:font-weight-asian="normal" style:font-weight-complex="normal"/>
    </style:style>
    <style:style style:name="T93" style:family="text">
      <style:text-properties style:font-name="Arial1" fo:font-weight="normal" officeooo:rsid="0026568e" style:font-weight-asian="normal" style:font-weight-complex="normal"/>
    </style:style>
    <style:style style:name="T94" style:family="text">
      <style:text-properties style:font-name="Arial1" fo:font-weight="normal" officeooo:rsid="0034e7f5" style:font-weight-asian="normal" style:font-weight-complex="normal"/>
    </style:style>
    <style:style style:name="T95" style:family="text">
      <style:text-properties style:font-name="Arial1" fo:font-weight="normal" officeooo:rsid="000c6679" style:font-weight-asian="normal" style:font-weight-complex="normal"/>
    </style:style>
    <style:style style:name="T96" style:family="text">
      <style:text-properties style:font-name="Arial1" fo:font-weight="normal" officeooo:rsid="002d221f" style:font-weight-asian="normal" style:font-weight-complex="normal"/>
    </style:style>
    <style:style style:name="T97" style:family="text">
      <style:text-properties style:font-name="Arial1" fo:font-weight="normal" officeooo:rsid="00471b76" style:font-weight-asian="normal" style:font-weight-complex="normal"/>
    </style:style>
    <style:style style:name="T98" style:family="text">
      <style:text-properties style:font-name="Arial1" fo:font-weight="normal" officeooo:rsid="0049128b" style:font-weight-asian="normal" style:font-weight-complex="normal"/>
    </style:style>
    <style:style style:name="T99" style:family="text">
      <style:text-properties style:font-name="Arial1" fo:font-weight="normal" officeooo:rsid="004adbf9" style:font-weight-asian="normal" style:font-weight-complex="normal"/>
    </style:style>
    <style:style style:name="T100" style:family="text">
      <style:text-properties style:font-name="Arial1" fo:font-weight="normal" officeooo:rsid="00317108" style:font-weight-asian="normal" style:font-weight-complex="normal"/>
    </style:style>
    <style:style style:name="T101" style:family="text">
      <style:text-properties style:font-name="Arial1" fo:font-weight="normal" officeooo:rsid="00551dcc" style:font-weight-asian="normal" style:font-weight-complex="normal"/>
    </style:style>
    <style:style style:name="T102" style:family="text">
      <style:text-properties style:font-name="Arial1" fo:font-weight="normal" officeooo:rsid="004eafae" style:font-weight-asian="normal" style:font-weight-complex="normal"/>
    </style:style>
    <style:style style:name="T103" style:family="text">
      <style:text-properties style:font-name="Arial1" officeooo:rsid="0023ec67"/>
    </style:style>
    <style:style style:name="T104" style:family="text">
      <style:text-properties style:font-name="Arial1" officeooo:rsid="0020a96d"/>
    </style:style>
    <style:style style:name="T105" style:family="text">
      <style:text-properties style:font-name="Arial1" fo:font-size="12pt" fo:font-weight="normal" style:font-size-asian="10.5pt" style:font-weight-asian="normal" style:font-size-complex="12pt" style:font-weight-complex="normal"/>
    </style:style>
    <style:style style:name="T106" style:family="text">
      <style:text-properties style:font-name="Arial1" fo:font-size="12pt" fo:font-weight="normal" officeooo:rsid="002d8642" style:font-size-asian="10.5pt" style:font-weight-asian="normal" style:font-size-complex="12pt" style:font-weight-complex="normal"/>
    </style:style>
    <style:style style:name="T107" style:family="text">
      <style:text-properties style:font-name="Arial1" fo:font-size="12pt" fo:font-weight="normal" officeooo:rsid="0034e7f5" style:font-size-asian="10.5pt" style:font-weight-asian="normal" style:font-size-complex="12pt" style:font-weight-complex="normal"/>
    </style:style>
    <style:style style:name="T108" style:family="text">
      <style:text-properties style:font-name="Arial1" fo:font-size="12pt" fo:font-weight="normal" officeooo:rsid="00229ca1" style:font-size-asian="10.5pt" style:font-weight-asian="normal" style:font-size-complex="12pt" style:font-weight-complex="normal"/>
    </style:style>
    <style:style style:name="T109" style:family="text">
      <style:text-properties style:font-name="Arial1" fo:font-size="12pt" fo:font-weight="normal" officeooo:rsid="0058f998" style:font-size-asian="10.5pt" style:font-weight-asian="normal" style:font-size-complex="12pt" style:font-weight-complex="normal"/>
    </style:style>
    <style:style style:name="T110" style:family="text">
      <style:text-properties style:font-name="Arial1" fo:font-size="12pt" fo:font-weight="normal" officeooo:rsid="005af7a4" style:font-size-asian="10.5pt" style:font-weight-asian="normal" style:font-size-complex="12pt" style:font-weight-complex="normal"/>
    </style:style>
    <style:style style:name="T111" style:family="text">
      <style:text-properties style:font-name="Arial1" fo:font-size="12pt" fo:font-weight="normal" officeooo:rsid="005e63f3" style:font-size-asian="10.5pt" style:font-weight-asian="normal" style:font-size-complex="12pt" style:font-weight-complex="normal"/>
    </style:style>
    <style:style style:name="T112" style:family="text">
      <style:text-properties style:font-name="Arial1" fo:font-size="12pt" fo:font-weight="normal" officeooo:rsid="005fbc19" style:font-size-asian="10.5pt" style:font-weight-asian="normal" style:font-size-complex="12pt" style:font-weight-complex="normal"/>
    </style:style>
    <style:style style:name="T113" style:family="text">
      <style:text-properties style:font-name="Arial1" fo:font-size="12pt" fo:font-weight="normal" officeooo:rsid="0062bb0d" style:font-size-asian="10.5pt" style:font-weight-asian="normal" style:font-size-complex="12pt" style:font-weight-complex="normal"/>
    </style:style>
    <style:style style:name="T114" style:family="text">
      <style:text-properties style:font-name="Arial1" fo:font-size="12pt" fo:font-weight="normal" officeooo:rsid="0072b4e6" style:font-size-asian="10.5pt" style:font-weight-asian="normal" style:font-size-complex="12pt" style:font-weight-complex="normal"/>
    </style:style>
    <style:style style:name="T115" style:family="text">
      <style:text-properties style:font-name="Arial1" fo:font-size="12pt" fo:font-weight="normal" officeooo:rsid="0026568e" style:font-size-asian="10.5pt" style:font-weight-asian="normal" style:font-size-complex="12pt" style:font-weight-complex="normal"/>
    </style:style>
    <style:style style:name="T116" style:family="text">
      <style:text-properties style:font-name="Arial1" fo:font-size="12pt" fo:font-weight="normal" officeooo:rsid="0078687c" style:font-size-asian="10.5pt" style:font-weight-asian="normal" style:font-size-complex="12pt" style:font-weight-complex="normal"/>
    </style:style>
    <style:style style:name="T117" style:family="text">
      <style:text-properties style:font-name="Arial1" fo:font-size="12pt" fo:font-weight="bold" style:font-size-asian="10.5pt" style:font-weight-asian="bold" style:font-size-complex="12pt" style:font-weight-complex="bold"/>
    </style:style>
    <style:style style:name="T118" style:family="text">
      <style:text-properties style:font-name="Arial1" fo:font-size="12pt" fo:font-weight="bold" officeooo:rsid="00229ca1" style:font-size-asian="10.5pt" style:font-weight-asian="bold" style:font-size-complex="12pt" style:font-weight-complex="bold"/>
    </style:style>
    <style:style style:name="T119" style:family="text">
      <style:text-properties style:font-name="Arial1" fo:font-size="12pt" fo:font-weight="bold" officeooo:rsid="0026568e" style:font-size-asian="10.5pt" style:font-weight-asian="bold" style:font-size-complex="12pt" style:font-weight-complex="bold"/>
    </style:style>
    <style:style style:name="T120" style:family="text">
      <style:text-properties style:font-name="Arial1" officeooo:rsid="00471b76"/>
    </style:style>
    <style:style style:name="T121" style:family="text">
      <style:text-properties style:font-name="Arial1" officeooo:rsid="0049128b"/>
    </style:style>
    <style:style style:name="T122" style:family="text">
      <style:text-properties style:font-name="Arial1" officeooo:rsid="004adbf9"/>
    </style:style>
    <style:style style:name="T123" style:family="text">
      <style:text-properties style:font-name="Arial1" officeooo:rsid="004eafae"/>
    </style:style>
    <style:style style:name="T124" style:family="text">
      <style:text-properties style:font-name="Arial1" officeooo:rsid="0040dd7e"/>
    </style:style>
    <style:style style:name="T125" style:family="text">
      <style:text-properties style:font-name="Arial1" officeooo:rsid="00551dcc"/>
    </style:style>
    <style:style style:name="T126" style:family="text">
      <style:text-properties style:font-name="Arial1" officeooo:rsid="022b1e3a"/>
    </style:style>
    <style:style style:name="T127" style:family="text">
      <style:text-properties style:font-name="Arial1" officeooo:rsid="008dfcb3"/>
    </style:style>
    <style:style style:name="T128" style:family="text">
      <style:text-properties style:font-name="Arial1" officeooo:rsid="00a980a0"/>
    </style:style>
    <style:style style:name="T129" style:family="text">
      <style:text-properties style:font-name="Arial1" officeooo:rsid="00ad945b"/>
    </style:style>
    <style:style style:name="T130" style:family="text">
      <style:text-properties style:font-name="Arial1" officeooo:rsid="00b17b92"/>
    </style:style>
    <style:style style:name="T131" style:family="text">
      <style:text-properties style:font-name="Arial1" officeooo:rsid="00ba4b26"/>
    </style:style>
    <style:style style:name="T132" style:family="text">
      <style:text-properties fo:font-style="italic" style:font-style-asian="italic" style:font-style-complex="italic"/>
    </style:style>
    <style:style style:name="T133" style:family="text">
      <style:text-properties fo:font-style="italic" officeooo:rsid="006c4401" style:font-style-asian="italic" style:font-style-complex="italic"/>
    </style:style>
    <style:style style:name="T134" style:family="text">
      <style:text-properties fo:font-style="italic" officeooo:rsid="007ea36c" style:font-style-asian="italic" style:font-style-complex="italic"/>
    </style:style>
    <style:style style:name="T135" style:family="text">
      <style:text-properties fo:font-style="italic" officeooo:rsid="00817377" style:font-style-asian="italic" style:font-style-complex="italic"/>
    </style:style>
    <style:style style:name="T136" style:family="text">
      <style:text-properties fo:font-style="italic" officeooo:rsid="00930640" style:font-style-asian="italic" style:font-style-complex="italic"/>
    </style:style>
    <style:style style:name="T137" style:family="text">
      <style:text-properties fo:font-style="italic" officeooo:rsid="00962113" style:font-style-asian="italic" style:font-style-complex="italic"/>
    </style:style>
    <style:style style:name="T138" style:family="text">
      <style:text-properties fo:font-style="italic" officeooo:rsid="00b52857" style:font-style-asian="italic" style:font-style-complex="italic"/>
    </style:style>
    <style:style style:name="T139" style:family="text">
      <style:text-properties officeooo:rsid="006c4401"/>
    </style:style>
    <style:style style:name="T140" style:family="text">
      <style:text-properties officeooo:rsid="0066d68b"/>
    </style:style>
    <style:style style:name="T141" style:family="text">
      <style:text-properties officeooo:rsid="0222930f"/>
    </style:style>
    <style:style style:name="T142" style:family="text">
      <style:text-properties officeooo:rsid="02247039"/>
    </style:style>
    <style:style style:name="T143" style:family="text">
      <style:text-properties officeooo:rsid="01becfc6"/>
    </style:style>
    <style:style style:name="T144" style:family="text">
      <style:text-properties officeooo:rsid="022b1e3a"/>
    </style:style>
    <style:style style:name="T145" style:family="text">
      <style:text-properties officeooo:rsid="0227e845"/>
    </style:style>
    <style:style style:name="T146" style:family="text">
      <style:text-properties officeooo:rsid="0075e607"/>
    </style:style>
    <style:style style:name="T147" style:family="text">
      <style:text-properties officeooo:rsid="0077d2f2"/>
    </style:style>
    <style:style style:name="T148" style:family="text">
      <style:text-properties officeooo:rsid="00791e6f"/>
    </style:style>
    <style:style style:name="T149" style:family="text">
      <style:text-properties officeooo:rsid="007b5c12"/>
    </style:style>
    <style:style style:name="T150" style:family="text">
      <style:text-properties fo:font-weight="bold" style:font-weight-asian="bold" style:font-weight-complex="bold"/>
    </style:style>
    <style:style style:name="T151" style:family="text">
      <style:text-properties fo:font-weight="bold" officeooo:rsid="007b5c12" style:font-weight-asian="bold" style:font-weight-complex="bold"/>
    </style:style>
    <style:style style:name="T152" style:family="text">
      <style:text-properties fo:font-weight="bold" officeooo:rsid="0087ec91" style:font-weight-asian="bold" style:font-weight-complex="bold"/>
    </style:style>
    <style:style style:name="T153" style:family="text">
      <style:text-properties fo:font-weight="bold" officeooo:rsid="00a0e69c" style:font-weight-asian="bold" style:font-weight-complex="bold"/>
    </style:style>
    <style:style style:name="T154" style:family="text">
      <style:text-properties fo:font-weight="bold" officeooo:rsid="000c6679" style:font-weight-asian="bold" style:font-weight-complex="bold"/>
    </style:style>
    <style:style style:name="T155" style:family="text">
      <style:text-properties fo:font-weight="bold" officeooo:rsid="0020a96d" style:font-weight-asian="bold" style:font-weight-complex="bold"/>
    </style:style>
    <style:style style:name="T156" style:family="text">
      <style:text-properties fo:font-weight="bold" officeooo:rsid="00229ca1" style:font-weight-asian="bold" style:font-weight-complex="bold"/>
    </style:style>
    <style:style style:name="T157" style:family="text">
      <style:text-properties fo:font-weight="bold" officeooo:rsid="002d221f" style:font-weight-asian="bold" style:font-weight-complex="bold"/>
    </style:style>
    <style:style style:name="T158" style:family="text">
      <style:text-properties fo:font-weight="bold" officeooo:rsid="00317108" style:font-weight-asian="bold" style:font-weight-complex="bold"/>
    </style:style>
    <style:style style:name="T159" style:family="text">
      <style:text-properties fo:font-weight="bold" officeooo:rsid="0041821a" style:font-weight-asian="bold" style:font-weight-complex="bold"/>
    </style:style>
    <style:style style:name="T160" style:family="text">
      <style:text-properties fo:font-weight="bold" officeooo:rsid="005ba0d9" style:font-weight-asian="bold" style:font-weight-complex="bold"/>
    </style:style>
    <style:style style:name="T161" style:family="text">
      <style:text-properties fo:font-weight="bold" officeooo:rsid="007e7ad8" style:font-weight-asian="bold" style:font-weight-complex="bold"/>
    </style:style>
    <style:style style:name="T162" style:family="text">
      <style:text-properties fo:font-weight="bold" officeooo:rsid="0087dd3d" style:font-weight-asian="bold" style:font-weight-complex="bold"/>
    </style:style>
    <style:style style:name="T163" style:family="text">
      <style:text-properties officeooo:rsid="0087ec91"/>
    </style:style>
    <style:style style:name="T164" style:family="text">
      <style:text-properties officeooo:rsid="0208b87e"/>
    </style:style>
    <style:style style:name="T165" style:family="text">
      <style:text-properties officeooo:rsid="0209fe53"/>
    </style:style>
    <style:style style:name="T166" style:family="text">
      <style:text-properties officeooo:rsid="020a2182"/>
    </style:style>
    <style:style style:name="T167" style:family="text">
      <style:text-properties officeooo:rsid="020314c4"/>
    </style:style>
    <style:style style:name="T168" style:family="text">
      <style:text-properties officeooo:rsid="0205c1f4"/>
    </style:style>
    <style:style style:name="T169" style:family="text">
      <style:text-properties officeooo:rsid="008b0ef7"/>
    </style:style>
    <style:style style:name="T170" style:family="text">
      <style:text-properties officeooo:rsid="00910c8e"/>
    </style:style>
    <style:style style:name="T171" style:family="text">
      <style:text-properties officeooo:rsid="00995eaf"/>
    </style:style>
    <style:style style:name="T172" style:family="text">
      <style:text-properties officeooo:rsid="009b018c"/>
    </style:style>
    <style:style style:name="T173" style:family="text">
      <style:text-properties officeooo:rsid="009173e7"/>
    </style:style>
    <style:style style:name="T174" style:family="text">
      <style:text-properties officeooo:rsid="00945281"/>
    </style:style>
    <style:style style:name="T175" style:family="text">
      <style:text-properties officeooo:rsid="00959865"/>
    </style:style>
    <style:style style:name="T176" style:family="text">
      <style:text-properties officeooo:rsid="00a77caa"/>
    </style:style>
    <style:style style:name="T177" style:family="text">
      <style:text-properties officeooo:rsid="00932fe2"/>
    </style:style>
    <style:style style:name="T178" style:family="text">
      <style:text-properties officeooo:rsid="00962418"/>
    </style:style>
    <style:style style:name="T179" style:family="text">
      <style:text-properties officeooo:rsid="009679f3"/>
    </style:style>
    <style:style style:name="T180" style:family="text">
      <style:text-properties officeooo:rsid="0281942a"/>
    </style:style>
    <style:style style:name="T181" style:family="text">
      <style:text-properties officeooo:rsid="00a0e69c"/>
    </style:style>
    <style:style style:name="T182" style:family="text">
      <style:text-properties officeooo:rsid="009beebe"/>
    </style:style>
    <style:style style:name="T183" style:family="text">
      <style:text-properties officeooo:rsid="009e8e8c"/>
    </style:style>
    <style:style style:name="T184" style:family="text">
      <style:text-properties officeooo:rsid="027c4e8b"/>
    </style:style>
    <style:style style:name="T185" style:family="text">
      <style:text-properties officeooo:rsid="02302314"/>
    </style:style>
    <style:style style:name="T186" style:family="text">
      <style:text-properties officeooo:rsid="009ef2f7"/>
    </style:style>
    <style:style style:name="T187" style:family="text">
      <style:text-properties officeooo:rsid="009d5cb3"/>
    </style:style>
    <style:style style:name="T188" style:family="text">
      <style:text-properties officeooo:rsid="027cf9e3"/>
    </style:style>
    <style:style style:name="T189" style:family="text">
      <style:text-properties officeooo:rsid="009d8e25"/>
    </style:style>
    <style:style style:name="T190" style:family="text">
      <style:text-properties officeooo:rsid="007507ef"/>
    </style:style>
    <style:style style:name="T191" style:family="text">
      <style:text-properties officeooo:rsid="02262b1a"/>
    </style:style>
    <style:style style:name="T192" style:family="text">
      <style:text-properties officeooo:rsid="009f4cc9"/>
    </style:style>
    <style:style style:name="T193" style:family="text">
      <style:text-properties officeooo:rsid="00a1553c"/>
    </style:style>
    <style:style style:name="T194" style:family="text">
      <style:text-properties officeooo:rsid="00a280ba"/>
    </style:style>
    <style:style style:name="T195" style:family="text">
      <style:text-properties officeooo:rsid="023fc84e"/>
    </style:style>
    <style:style style:name="T196" style:family="text">
      <style:text-properties officeooo:rsid="02406070"/>
    </style:style>
    <style:style style:name="T197" style:family="text">
      <style:text-properties officeooo:rsid="023c6990"/>
    </style:style>
    <style:style style:name="T198" style:family="text">
      <style:text-properties officeooo:rsid="0171a626"/>
    </style:style>
    <style:style style:name="T199" style:family="text">
      <style:text-properties officeooo:rsid="0286f618"/>
    </style:style>
    <style:style style:name="T200" style:family="text">
      <style:text-properties officeooo:rsid="001f1baf"/>
    </style:style>
    <style:style style:name="T201" style:family="text">
      <style:text-properties officeooo:rsid="0021a826"/>
    </style:style>
    <style:style style:name="T202" style:family="text">
      <style:text-properties officeooo:rsid="0021c06a"/>
    </style:style>
    <style:style style:name="T203" style:family="text">
      <style:text-properties officeooo:rsid="00224eb4"/>
    </style:style>
    <style:style style:name="T204" style:family="text">
      <style:text-properties officeooo:rsid="00229ca1"/>
    </style:style>
    <style:style style:name="T205" style:family="text">
      <style:text-properties fo:font-weight="normal" style:font-weight-asian="normal" style:font-weight-complex="normal"/>
    </style:style>
    <style:style style:name="T206" style:family="text">
      <style:text-properties fo:font-weight="normal" officeooo:rsid="000c6679" style:font-weight-asian="normal" style:font-weight-complex="normal"/>
    </style:style>
    <style:style style:name="T207" style:family="text">
      <style:text-properties fo:font-weight="normal" officeooo:rsid="0071e32a" style:font-weight-asian="normal" style:font-weight-complex="normal"/>
    </style:style>
    <style:style style:name="T208" style:family="text">
      <style:text-properties fo:font-weight="normal" officeooo:rsid="0026568e" style:font-weight-asian="normal" style:font-weight-complex="normal"/>
    </style:style>
    <style:style style:name="T209" style:family="text">
      <style:text-properties fo:font-weight="normal" officeooo:rsid="002959cd" style:font-weight-asian="normal" style:font-weight-complex="normal"/>
    </style:style>
    <style:style style:name="T210" style:family="text">
      <style:text-properties fo:font-weight="normal" officeooo:rsid="002ac1aa" style:font-weight-asian="normal" style:font-weight-complex="normal"/>
    </style:style>
    <style:style style:name="T211" style:family="text">
      <style:text-properties fo:font-weight="normal" officeooo:rsid="002c867d" style:font-weight-asian="normal" style:font-weight-complex="normal"/>
    </style:style>
    <style:style style:name="T212" style:family="text">
      <style:text-properties fo:font-weight="normal" officeooo:rsid="00229ca1" style:font-weight-asian="normal" style:font-weight-complex="normal"/>
    </style:style>
    <style:style style:name="T213" style:family="text">
      <style:text-properties fo:font-weight="normal" officeooo:rsid="0034e7f5" style:font-weight-asian="normal" style:font-weight-complex="normal"/>
    </style:style>
    <style:style style:name="T214" style:family="text">
      <style:text-properties fo:font-weight="normal" officeooo:rsid="002d221f" style:font-weight-asian="normal" style:font-weight-complex="normal"/>
    </style:style>
    <style:style style:name="T215" style:family="text">
      <style:text-properties fo:font-weight="normal" officeooo:rsid="00317108" style:font-weight-asian="normal" style:font-weight-complex="normal"/>
    </style:style>
    <style:style style:name="T216" style:family="text">
      <style:text-properties fo:font-weight="normal" officeooo:rsid="0032f3e2" style:font-weight-asian="normal" style:font-weight-complex="normal"/>
    </style:style>
    <style:style style:name="T217" style:family="text">
      <style:text-properties fo:font-weight="normal" officeooo:rsid="0013c336" style:font-weight-asian="normal" style:font-weight-complex="normal"/>
    </style:style>
    <style:style style:name="T218" style:family="text">
      <style:text-properties fo:font-weight="normal" officeooo:rsid="00375846" style:font-weight-asian="normal" style:font-weight-complex="normal"/>
    </style:style>
    <style:style style:name="T219" style:family="text">
      <style:text-properties fo:font-weight="normal" officeooo:rsid="0038690e" style:font-weight-asian="normal" style:font-weight-complex="normal"/>
    </style:style>
    <style:style style:name="T220" style:family="text">
      <style:text-properties fo:font-weight="normal" officeooo:rsid="0041821a" style:font-weight-asian="normal" style:font-weight-complex="normal"/>
    </style:style>
    <style:style style:name="T221" style:family="text">
      <style:text-properties fo:font-weight="normal" officeooo:rsid="0023ec67" style:font-weight-asian="normal" style:font-weight-complex="normal"/>
    </style:style>
    <style:style style:name="T222" style:family="text">
      <style:text-properties fo:font-weight="normal" officeooo:rsid="00424d22" style:font-weight-asian="normal" style:font-weight-complex="normal"/>
    </style:style>
    <style:style style:name="T223" style:family="text">
      <style:text-properties fo:font-weight="normal" officeooo:rsid="004421c4" style:font-weight-asian="normal" style:font-weight-complex="normal"/>
    </style:style>
    <style:style style:name="T224" style:family="text">
      <style:text-properties fo:font-weight="normal" officeooo:rsid="0055c760" style:font-weight-asian="normal" style:font-weight-complex="normal"/>
    </style:style>
    <style:style style:name="T225" style:family="text">
      <style:text-properties fo:font-weight="normal" officeooo:rsid="0058f998" style:font-weight-asian="normal" style:font-weight-complex="normal"/>
    </style:style>
    <style:style style:name="T226" style:family="text">
      <style:text-properties fo:font-weight="normal" officeooo:rsid="005ba0d9" style:font-weight-asian="normal" style:font-weight-complex="normal"/>
    </style:style>
    <style:style style:name="T227" style:family="text">
      <style:text-properties fo:font-weight="normal" officeooo:rsid="005d7246" style:font-weight-asian="normal" style:font-weight-complex="normal"/>
    </style:style>
    <style:style style:name="T228" style:family="text">
      <style:text-properties fo:font-weight="normal" officeooo:rsid="005e63f3" style:font-weight-asian="normal" style:font-weight-complex="normal"/>
    </style:style>
    <style:style style:name="T229" style:family="text">
      <style:text-properties officeooo:rsid="0013c336"/>
    </style:style>
    <style:style style:name="T230" style:family="text">
      <style:text-properties officeooo:rsid="002461f0"/>
    </style:style>
    <style:style style:name="T231" style:family="text">
      <style:text-properties officeooo:rsid="0026568e"/>
    </style:style>
    <style:style style:name="T232" style:family="text">
      <style:text-properties officeooo:rsid="0027558b"/>
    </style:style>
    <style:style style:name="T233" style:family="text">
      <style:text-properties officeooo:rsid="002c867d"/>
    </style:style>
    <style:style style:name="T234" style:family="text">
      <style:text-properties officeooo:rsid="002d221f"/>
    </style:style>
    <style:style style:name="T235" style:family="text">
      <style:text-properties officeooo:rsid="0036f561"/>
    </style:style>
    <style:style style:name="T236" style:family="text">
      <style:text-properties officeooo:rsid="0037387f"/>
    </style:style>
    <style:style style:name="T237" style:family="text">
      <style:text-properties officeooo:rsid="00373ff0"/>
    </style:style>
    <style:style style:name="T238" style:family="text">
      <style:text-properties officeooo:rsid="000c6679"/>
    </style:style>
    <style:style style:name="T239" style:family="text">
      <style:text-properties officeooo:rsid="00375846"/>
    </style:style>
    <style:style style:name="T240" style:family="text">
      <style:text-properties officeooo:rsid="0038690e"/>
    </style:style>
    <style:style style:name="T241" style:family="text">
      <style:text-properties officeooo:rsid="003b5e12"/>
    </style:style>
    <style:style style:name="T242" style:family="text">
      <style:text-properties officeooo:rsid="003ff2d7"/>
    </style:style>
    <style:style style:name="T243" style:family="text">
      <style:text-properties officeooo:rsid="0040dd7e"/>
    </style:style>
    <style:style style:name="T244" style:family="text">
      <style:text-properties officeooo:rsid="0034e7f5"/>
    </style:style>
    <style:style style:name="T245" style:family="text">
      <style:text-properties officeooo:rsid="0023ec67"/>
    </style:style>
    <style:style style:name="T246" style:family="text">
      <style:text-properties officeooo:rsid="00424d22"/>
    </style:style>
    <style:style style:name="T247" style:family="text">
      <style:text-properties officeooo:rsid="004421c4"/>
    </style:style>
    <style:style style:name="T248" style:family="text">
      <style:text-properties officeooo:rsid="00467202"/>
    </style:style>
    <style:style style:name="T249" style:family="text">
      <style:text-properties officeooo:rsid="004a6b3b"/>
    </style:style>
    <style:style style:name="T250" style:family="text">
      <style:text-properties officeooo:rsid="004eafae"/>
    </style:style>
    <style:style style:name="T251" style:family="text">
      <style:text-properties officeooo:rsid="00519400"/>
    </style:style>
    <style:style style:name="T252" style:family="text">
      <style:text-properties officeooo:rsid="0053f1e0"/>
    </style:style>
    <style:style style:name="T253" style:family="text">
      <style:text-properties officeooo:rsid="00561304"/>
    </style:style>
    <style:style style:name="T254" style:family="text">
      <style:text-properties officeooo:rsid="004adbf9"/>
    </style:style>
    <style:style style:name="T255" style:family="text">
      <style:text-properties officeooo:rsid="0058f998"/>
    </style:style>
    <style:style style:name="T256" style:family="text">
      <style:text-properties officeooo:rsid="005e63f3"/>
    </style:style>
    <style:style style:name="T257" style:family="text">
      <style:text-properties officeooo:rsid="0060ce8c"/>
    </style:style>
    <style:style style:name="T258" style:family="text">
      <style:text-properties officeooo:rsid="0067433f"/>
    </style:style>
    <style:style style:name="T259" style:family="text">
      <style:text-properties officeooo:rsid="006aa248"/>
    </style:style>
    <style:style style:name="T260" style:family="text">
      <style:text-properties officeooo:rsid="006dbeeb"/>
    </style:style>
    <style:style style:name="T261" style:family="text">
      <style:text-properties officeooo:rsid="006fa2ec"/>
    </style:style>
    <style:style style:name="T262" style:family="text">
      <style:text-properties officeooo:rsid="00710a94"/>
    </style:style>
    <style:style style:name="T263" style:family="text">
      <style:text-properties officeooo:rsid="00776dd2"/>
    </style:style>
    <style:style style:name="T264" style:family="text">
      <style:text-properties officeooo:rsid="00783f62"/>
    </style:style>
    <style:style style:name="T265" style:family="text">
      <style:text-properties officeooo:rsid="007a1d28"/>
    </style:style>
    <style:style style:name="T266" style:family="text">
      <style:text-properties officeooo:rsid="007d9d1c"/>
    </style:style>
    <style:style style:name="T267" style:family="text">
      <style:text-properties officeooo:rsid="007e7ad8"/>
    </style:style>
    <style:style style:name="T268" style:family="text">
      <style:text-properties officeooo:rsid="007e88fb"/>
    </style:style>
    <style:style style:name="T269" style:family="text">
      <style:text-properties fo:background-color="#00ffff" loext:char-shading-value="0"/>
    </style:style>
    <style:style style:name="T270" style:family="text">
      <style:text-properties officeooo:rsid="007e88fb" fo:background-color="#00ffff" loext:char-shading-value="0"/>
    </style:style>
    <style:style style:name="T271" style:family="text">
      <style:text-properties fo:background-color="#23ff23" loext:char-shading-value="0"/>
    </style:style>
    <style:style style:name="T272" style:family="text">
      <style:text-properties officeooo:rsid="007e88fb" fo:background-color="#23ff23" loext:char-shading-value="0"/>
    </style:style>
    <style:style style:name="T273" style:family="text">
      <style:text-properties officeooo:rsid="007ea36c"/>
    </style:style>
    <style:style style:name="T274" style:family="text">
      <style:text-properties officeooo:rsid="007f740e"/>
    </style:style>
    <style:style style:name="T275" style:family="text">
      <style:text-properties officeooo:rsid="00817377"/>
    </style:style>
    <style:style style:name="T276" style:family="text">
      <style:text-properties officeooo:rsid="008666c1"/>
    </style:style>
    <style:style style:name="T277" style:family="text">
      <style:text-properties officeooo:rsid="0087dd3d"/>
    </style:style>
    <style:style style:name="T278" style:family="text">
      <style:text-properties officeooo:rsid="00896132"/>
    </style:style>
    <style:style style:name="T279" style:family="text">
      <style:text-properties officeooo:rsid="0089f2a6"/>
    </style:style>
    <style:style style:name="T280" style:family="text">
      <style:text-properties officeooo:rsid="008b69c3"/>
    </style:style>
    <style:style style:name="T281" style:family="text">
      <style:text-properties officeooo:rsid="008d4cde"/>
    </style:style>
    <style:style style:name="T282" style:family="text">
      <style:text-properties officeooo:rsid="008f9ad0"/>
    </style:style>
    <style:style style:name="T283" style:family="text">
      <style:text-properties officeooo:rsid="008fbd10"/>
    </style:style>
    <style:style style:name="T284" style:family="text">
      <style:text-properties officeooo:rsid="00919196"/>
    </style:style>
    <style:style style:name="T285" style:family="text">
      <style:text-properties officeooo:rsid="00930640"/>
    </style:style>
    <style:style style:name="T286" style:family="text">
      <style:text-properties officeooo:rsid="0093300e"/>
    </style:style>
    <style:style style:name="T287" style:family="text">
      <style:text-properties officeooo:rsid="00962113"/>
    </style:style>
    <style:style style:name="T288" style:family="text">
      <style:text-properties officeooo:rsid="00988064"/>
    </style:style>
    <style:style style:name="T289" style:family="text">
      <style:text-properties officeooo:rsid="00999452"/>
    </style:style>
    <style:style style:name="T290" style:family="text">
      <style:text-properties officeooo:rsid="009b14eb"/>
    </style:style>
    <style:style style:name="T291" style:family="text">
      <style:text-properties officeooo:rsid="009cf0da"/>
    </style:style>
    <style:style style:name="T292" style:family="text">
      <style:text-properties officeooo:rsid="009d1fdb"/>
    </style:style>
    <style:style style:name="T293" style:family="text">
      <style:text-properties officeooo:rsid="009e98c5"/>
    </style:style>
    <style:style style:name="T294" style:family="text">
      <style:text-properties officeooo:rsid="009ef53a"/>
    </style:style>
    <style:style style:name="T295" style:family="text">
      <style:text-properties officeooo:rsid="00a0b105"/>
    </style:style>
    <style:style style:name="T296" style:family="text">
      <style:text-properties officeooo:rsid="00a2779a"/>
    </style:style>
    <style:style style:name="T297" style:family="text">
      <style:text-properties officeooo:rsid="00a415a0"/>
    </style:style>
    <style:style style:name="T298" style:family="text">
      <style:text-properties officeooo:rsid="00a5ea7e"/>
    </style:style>
    <style:style style:name="T299" style:family="text">
      <style:text-properties officeooo:rsid="00a78e28"/>
    </style:style>
    <style:style style:name="T300" style:family="text">
      <style:text-properties officeooo:rsid="00a980a0"/>
    </style:style>
    <style:style style:name="T301" style:family="text">
      <style:text-properties officeooo:rsid="00a78e28" fo:background-color="#ff0000" loext:char-shading-value="0"/>
    </style:style>
    <style:style style:name="T302" style:family="text">
      <style:text-properties officeooo:rsid="00a78e28" fo:background-color="#ffff00" loext:char-shading-value="0"/>
    </style:style>
    <style:style style:name="T303" style:family="text">
      <style:text-properties officeooo:rsid="00abb13f"/>
    </style:style>
    <style:style style:name="T304" style:family="text">
      <style:text-properties fo:background-color="#00ff00" loext:char-shading-value="0"/>
    </style:style>
    <style:style style:name="T305" style:family="text">
      <style:text-properties officeooo:rsid="00ad945b"/>
    </style:style>
    <style:style style:name="T306" style:family="text">
      <style:text-properties officeooo:rsid="00adac7f"/>
    </style:style>
    <style:style style:name="T307" style:family="text">
      <style:text-properties officeooo:rsid="00adf1a9"/>
    </style:style>
    <style:style style:name="T308" style:family="text">
      <style:text-properties officeooo:rsid="00aee02f"/>
    </style:style>
    <style:style style:name="T309" style:family="text">
      <style:text-properties officeooo:rsid="00b1c6a5"/>
    </style:style>
    <style:style style:name="T310" style:family="text">
      <style:text-properties officeooo:rsid="00b31961"/>
    </style:style>
    <style:style style:name="T311" style:family="text">
      <style:text-properties officeooo:rsid="00b52857"/>
    </style:style>
    <style:style style:name="T312" style:family="text">
      <style:text-properties officeooo:rsid="00b60993"/>
    </style:style>
    <style:style style:name="T313" style:family="text">
      <style:text-properties officeooo:rsid="00b687aa"/>
    </style:style>
    <style:style style:name="T314" style:family="text">
      <style:text-properties style:font-name="Arial" fo:font-style="italic" officeooo:rsid="00b687aa" style:font-style-asian="italic" style:font-style-complex="italic"/>
    </style:style>
    <style:style style:name="T315" style:family="text">
      <style:text-properties officeooo:rsid="00b7e3c2"/>
    </style:style>
    <style:style style:name="T316" style:family="text">
      <style:text-properties style:font-name="Courier New"/>
    </style:style>
    <style:style style:name="T317" style:family="text">
      <style:text-properties style:font-name="Courier New" fo:font-weight="normal" officeooo:rsid="0038690e" style:font-weight-asian="normal" style:font-weight-complex="normal"/>
    </style:style>
    <style:style style:name="T318" style:family="text">
      <style:text-properties officeooo:rsid="00bb02f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6"><text:a xlink:type="simple" xlink:href="#__RefHeading___Toc21348_389557228" text:style-name="Index_20_Link" text:visited-style-name="Index_20_Link">Notices<text:tab/>2</text:a></text:p>
          <text:p text:style-name="P366"><text:a xlink:type="simple" xlink:href="#__RefHeading___Toc17270_911578974" text:style-name="Index_20_Link" text:visited-style-name="Index_20_Link">Introduction<text:tab/>2</text:a></text:p>
          <text:p text:style-name="P368"><text:a xlink:type="simple" xlink:href="#__RefHeading___Toc3998_1570321624" text:style-name="Index_20_Link" text:visited-style-name="Index_20_Link">How to Use This Document<text:tab/>3</text:a></text:p>
          <text:p text:style-name="P366"><text:a xlink:type="simple" xlink:href="#__RefHeading___Toc22402_911578974" text:style-name="Index_20_Link" text:visited-style-name="Index_20_Link">CALL<text:tab/>4</text:a></text:p>
          <text:p text:style-name="P366"><text:a xlink:type="simple" xlink:href="#__RefHeading___Toc22524_911578974" text:style-name="Index_20_Link" text:visited-style-name="Index_20_Link">CALLR<text:tab/>6</text:a></text:p>
          <text:p text:style-name="P366"><text:a xlink:type="simple" xlink:href="#__RefHeading___Toc22654_911578974" text:style-name="Index_20_Link" text:visited-style-name="Index_20_Link">FRAME<text:tab/>8</text:a></text:p>
          <text:p text:style-name="P366"><text:a xlink:type="simple" xlink:href="#__RefHeading___Toc12563_1070966755" text:style-name="Index_20_Link" text:visited-style-name="Index_20_Link">FUNCTION<text:tab/>11</text:a></text:p>
          <text:p text:style-name="P366"><text:a xlink:type="simple" xlink:href="#__RefHeading___Toc12565_1070966755" text:style-name="Index_20_Link" text:visited-style-name="Index_20_Link">LOCAL<text:tab/>13</text:a></text:p>
          <text:p text:style-name="P366"><text:a xlink:type="simple" xlink:href="#__RefHeading___Toc12752_1070966755" text:style-name="Index_20_Link" text:visited-style-name="Index_20_Link">RETURN<text:tab/>14</text:a></text:p>
          <text:p text:style-name="P366"><text:a xlink:type="simple" xlink:href="#__RefHeading___Toc3471_1084330464" text:style-name="Index_20_Link" text:visited-style-name="Index_20_Link">STACK<text:tab/>16</text:a></text:p>
          <text:p text:style-name="P366"><text:a xlink:type="simple" xlink:href="#__RefHeading___Toc3651_1084330464" text:style-name="Index_20_Link" text:visited-style-name="Index_20_Link">STKINIT<text:tab/>17</text:a></text:p>
          <text:p text:style-name="P366"><text:a xlink:type="simple" xlink:href="#__RefHeading___Toc17272_911578974" text:style-name="Index_20_Link" text:visited-style-name="Index_20_Link">HOWTO use Functions<text:tab/>19</text:a></text:p>
          <text:p text:style-name="P368"><text:a xlink:type="simple" xlink:href="#__RefHeading___Toc17274_911578974" text:style-name="Index_20_Link" text:visited-style-name="Index_20_Link">Why Functions?<text:tab/>19</text:a></text:p>
          <text:p text:style-name="P368"><text:a xlink:type="simple" xlink:href="#__RefHeading___Toc4186_1570321624" text:style-name="Index_20_Link" text:visited-style-name="Index_20_Link">How the Stack Works<text:tab/>20</text:a></text:p>
          <text:p text:style-name="P368"><text:a xlink:type="simple" xlink:href="#__RefHeading___Toc4213_940464062" text:style-name="Index_20_Link" text:visited-style-name="Index_20_Link">Calling a Function<text:tab/>22</text:a></text:p>
          <text:p text:style-name="P367"><text:a xlink:type="simple" xlink:href="#__RefHeading___Toc9322_1697585591" text:style-name="Index_20_Link" text:visited-style-name="Index_20_Link">Register Usage<text:tab/>22</text:a></text:p>
          <text:p text:style-name="P367"><text:a xlink:type="simple" xlink:href="#__RefHeading___Toc4215_940464062" text:style-name="Index_20_Link" text:visited-style-name="Index_20_Link">Function Prolog<text:tab/>24</text:a></text:p>
          <text:p text:style-name="P367"><text:a xlink:type="simple" xlink:href="#__RefHeading___Toc4217_940464062" text:style-name="Index_20_Link" text:visited-style-name="Index_20_Link">Function Body<text:tab/>24</text:a></text:p>
          <text:p text:style-name="P367"><text:a xlink:type="simple" xlink:href="#__RefHeading___Toc4219_940464062" text:style-name="Index_20_Link" text:visited-style-name="Index_20_Link">Function Epilog<text:tab/>25</text:a></text:p>
          <text:p text:style-name="P368"><text:a xlink:type="simple" xlink:href="#__RefHeading___Toc17276_911578974" text:style-name="Index_20_Link" text:visited-style-name="Index_20_Link">The Stack Frame<text:tab/>25</text:a></text:p>
          <text:p text:style-name="P367"><text:a xlink:type="simple" xlink:href="#__RefHeading___Toc17294_911578974" text:style-name="Index_20_Link" text:visited-style-name="Index_20_Link">FRAME<text:tab/>26</text:a></text:p>
          <text:p text:style-name="P365"><text:a xlink:type="simple" xlink:href="#__RefHeading___Toc17296_911578974" text:style-name="Index_20_Link" text:visited-style-name="Index_20_Link">General Registers<text:tab/>27</text:a></text:p>
          <text:p text:style-name="P365"><text:a xlink:type="simple" xlink:href="#__RefHeading___Toc17298_911578974" text:style-name="Index_20_Link" text:visited-style-name="Index_20_Link">Floating Point Registers<text:tab/>27</text:a></text:p>
          <text:p text:style-name="P365"><text:a xlink:type="simple" xlink:href="#__RefHeading___Toc17300_911578974" text:style-name="Index_20_Link" text:visited-style-name="Index_20_Link">Back Pointer and Compiler Reserved Field<text:tab/>28</text:a></text:p>
          <text:p text:style-name="P367"><text:a xlink:type="simple" xlink:href="#__RefHeading___Toc17302_911578974" text:style-name="Index_20_Link" text:visited-style-name="Index_20_Link">LOCAL<text:tab/>28</text:a></text:p>
          <text:p text:style-name="P368"><text:a xlink:type="simple" xlink:href="#__RefHeading___Toc17304_911578974" text:style-name="Index_20_Link" text:visited-style-name="Index_20_Link">Initializing the Stack<text:tab/>29</text:a></text:p>
          <text:p text:style-name="P367"><text:a xlink:type="simple" xlink:href="#__RefHeading___Toc17306_911578974" text:style-name="Index_20_Link" text:visited-style-name="Index_20_Link">STACK<text:tab/>29</text:a></text:p>
          <text:p text:style-name="P367"><text:a xlink:type="simple" xlink:href="#__RefHeading___Toc17308_911578974" text:style-name="Index_20_Link" text:visited-style-name="Index_20_Link">STKINIT<text:tab/>29</text:a></text:p>
          <text:p text:style-name="P368"><text:a xlink:type="simple" xlink:href="#__RefHeading___Toc17310_911578974" text:style-name="Index_20_Link" text:visited-style-name="Index_20_Link">Function Definition<text:tab/>29</text:a></text:p>
          <text:p text:style-name="P367"><text:a xlink:type="simple" xlink:href="#__RefHeading___Toc17312_911578974" text:style-name="Index_20_Link" text:visited-style-name="Index_20_Link">FUNCTION<text:tab/>30</text:a></text:p>
          <text:p text:style-name="P367"><text:a xlink:type="simple" xlink:href="#__RefHeading___Toc17314_911578974" text:style-name="Index_20_Link" text:visited-style-name="Index_20_Link">RETURN<text:tab/>30</text:a></text:p>
          <text:p text:style-name="P368"><text:a xlink:type="simple" xlink:href="#__RefHeading___Toc17316_911578974" text:style-name="Index_20_Link" text:visited-style-name="Index_20_Link">Using Functions<text:tab/>31</text:a></text:p>
          <text:p text:style-name="P367"><text:a xlink:type="simple" xlink:href="#__RefHeading___Toc17318_911578974" text:style-name="Index_20_Link" text:visited-style-name="Index_20_Link">CALL<text:tab/>31</text:a></text:p>
          <text:p text:style-name="P367"><text:a xlink:type="simple" xlink:href="#__RefHeading___Toc17320_911578974" text:style-name="Index_20_Link" text:visited-style-name="Index_20_Link">CALLR<text:tab/>31</text:a></text:p>
          <text:p text:style-name="P366"><text:a xlink:type="simple" xlink:href="#__RefHeading___Toc4005_2117423776" text:style-name="Index_20_Link" text:visited-style-name="Index_20_Link">Structuring the Assembly<text:tab/>32</text:a></text:p>
          <text:p text:style-name="P366"><text:a xlink:type="simple" xlink:href="#__RefHeading___Toc4425_1697585591" text:style-name="Index_20_Link" text:visited-style-name="Index_20_Link">Appendix A – SATK Functions vs. ELF ABI<text:tab/>33</text:a></text:p>
          <text:p text:style-name="P368"><text:a xlink:type="simple" xlink:href="#__RefHeading___Toc9324_1697585591" text:style-name="Index_20_Link" text:visited-style-name="Index_20_Link">Register Usage<text:tab/>34</text:a></text:p>
          <text:p text:style-name="P367"><text:a xlink:type="simple" xlink:href="#__RefHeading___Toc17282_9115789741" text:style-name="Index_20_Link" text:visited-style-name="Index_20_Link">R2-R5<text:tab/>35</text:a></text:p>
          <text:p text:style-name="P367"><text:a xlink:type="simple" xlink:href="#__RefHeading___Toc17284_9115789741" text:style-name="Index_20_Link" text:visited-style-name="Index_20_Link">R12<text:tab/>35</text:a></text:p>
          <text:p text:style-name="P367"><text:a xlink:type="simple" xlink:href="#__RefHeading___Toc17286_9115789741" text:style-name="Index_20_Link" text:visited-style-name="Index_20_Link">R13<text:tab/>36</text:a></text:p>
          <text:p text:style-name="P367"><text:a xlink:type="simple" xlink:href="#__RefHeading___Toc17288_9115789741" text:style-name="Index_20_Link" text:visited-style-name="Index_20_Link">R14<text:tab/>36</text:a></text:p>
          <text:p text:style-name="P367"><text:a xlink:type="simple" xlink:href="#__RefHeading___Toc17290_9115789741" text:style-name="Index_20_Link" text:visited-style-name="Index_20_Link">R15<text:tab/>36</text:a></text:p>
          <text:p text:style-name="P367"><text:soft-page-break/><text:a xlink:type="simple" xlink:href="#__RefHeading___Toc17292_9115789741" text:style-name="Index_20_Link" text:visited-style-name="Index_20_Link">A0, A1<text:tab/>36</text:a></text:p>
          <text:p text:style-name="P366"><text:a xlink:type="simple" xlink:href="#__RefHeading___Toc21350_389557228" text:style-name="Index_20_Link" text:visited-style-name="Index_20_Link">Appendix B – SATK Functions vs. Legacy Subroutines<text:tab/>37</text:a></text:p>
          <text:p text:style-name="P368"><text:a xlink:type="simple" xlink:href="#__RefHeading___Toc21352_389557228" text:style-name="Index_20_Link" text:visited-style-name="Index_20_Link">Register Usage<text:tab/>37</text:a></text:p>
          <text:p text:style-name="P368"><text:a xlink:type="simple" xlink:href="#__RefHeading___Toc21354_389557228" text:style-name="Index_20_Link" text:visited-style-name="Index_20_Link">Parameter Passing / Returning Results<text:tab/>37</text:a></text:p>
          <text:p text:style-name="P368"><text:a xlink:type="simple" xlink:href="#__RefHeading___Toc21356_389557228" text:style-name="Index_20_Link" text:visited-style-name="Index_20_Link">Register Save Areas vs. Stack Frame<text:tab/>38</text:a></text:p>
        </text:index-body>
      </text:table-of-content>
      <text:p text:style-name="Standard"/>
      <text:p text:style-name="P191">Copyright <text:span text:style-name="T198">©</text:span> 201<text:span text:style-name="T199">7</text:span> Harold Grovesteen</text:p>
      <text:p text:style-name="P191">See the file <text:span text:style-name="T1">doc/fdl-1.3.txt</text:span> for copying conditions.</text:p>
      <text:h text:style-name="Heading_20_1" text:outline-level="1"><text:bookmark-start text:name="__RefHeading___Toc21348_389557228"/>Notices<text:bookmark-end text:name="__RefHeading___Toc21348_389557228"/></text:h>
      <text:p text:style-name="P228"><text:span text:style-name="T312">IBM</text:span> is a registered trademark of International Business Machines Corporation.</text:p>
      <text:h text:style-name="Heading_20_1" text:outline-level="1"><text:bookmark-start text:name="__RefHeading___Toc17270_911578974"/>Introduction<text:bookmark-end text:name="__RefHeading___Toc17270_911578974"/></text:h>
      <text:p text:style-name="P169">This manual describes a set of macros and their usage in implementing a standard routine calling conventions. <text:s/></text:p>
      <text:p text:style-name="P169">The following macros found in the <text:span text:style-name="T1">maclib</text:span> macro library directory <text:span text:style-name="T200">belong to the </text:span><text:span text:style-name="T2">func</text:span><text:span text:style-name="T200"> category</text:span>.</text:p>
      <table:table table:name="Table1" table:style-name="Table1">
        <table:table-column table:style-name="Table1.A"/>
        <table:table-column table:style-name="Table1.B"/>
        <table:table-header-rows>
          <table:table-row>
            <table:table-cell table:style-name="Table1.A1" office:value-type="string">
              <text:p text:style-name="P61">Macro</text:p>
            </table:table-cell>
            <table:table-cell table:style-name="Table1.B1" office:value-type="string">
              <text:p text:style-name="P61">Description</text:p>
            </table:table-cell>
          </table:table-row>
        </table:table-header-rows>
        <table:table-row>
          <table:table-cell table:style-name="Table1.A2" office:value-type="string">
            <text:p text:style-name="P103">CALL</text:p>
          </table:table-cell>
          <table:table-cell table:style-name="Table1.B2" office:value-type="string">
            <text:p text:style-name="P146">Call a function by its defined name</text:p>
          </table:table-cell>
        </table:table-row>
        <table:table-row>
          <table:table-cell table:style-name="Table1.A2" office:value-type="string">
            <text:p text:style-name="P103">CALLR</text:p>
          </table:table-cell>
          <table:table-cell table:style-name="Table1.B2" office:value-type="string">
            <text:p text:style-name="P146">Call a function by it<text:span text:style-name="T264">s</text:span> register resident location.</text:p>
          </table:table-cell>
        </table:table-row>
        <table:table-row>
          <table:table-cell table:style-name="Table1.A2" office:value-type="string">
            <text:p text:style-name="P106">FRAME</text:p>
          </table:table-cell>
          <table:table-cell table:style-name="Table1.B2" office:value-type="string">
            <text:p text:style-name="P149">Define the SATK function usage of the stack frame for the assembly</text:p>
          </table:table-cell>
        </table:table-row>
        <table:table-row>
          <table:table-cell table:style-name="Table1.A2" office:value-type="string">
            <text:p text:style-name="P103">FUNCTION</text:p>
          </table:table-cell>
          <table:table-cell table:style-name="Table1.B2" office:value-type="string">
            <text:p text:style-name="P146">Initiate a function's definition.</text:p>
          </table:table-cell>
        </table:table-row>
        <table:table-row>
          <table:table-cell table:style-name="Table1.A2" office:value-type="string">
            <text:p text:style-name="P103">LOCAL</text:p>
          </table:table-cell>
          <table:table-cell table:style-name="Table1.B2" office:value-type="string">
            <text:p text:style-name="P146">Define local usage of the stack frame by the next defined function</text:p>
          </table:table-cell>
        </table:table-row>
        <table:table-row>
          <table:table-cell table:style-name="Table1.A2" office:value-type="string">
            <text:p text:style-name="P104">RETURN</text:p>
          </table:table-cell>
          <table:table-cell table:style-name="Table1.B2" office:value-type="string">
            <text:p text:style-name="P147">Leave a function, returning control to the function's caller</text:p>
          </table:table-cell>
        </table:table-row>
        <table:table-row>
          <table:table-cell table:style-name="Table1.A2" office:value-type="string">
            <text:p text:style-name="P104">STACK</text:p>
          </table:table-cell>
          <table:table-cell table:style-name="Table1.B2" office:value-type="string">
            <text:p text:style-name="P147">Identify the “bottom” of the function stack</text:p>
          </table:table-cell>
        </table:table-row>
        <table:table-row>
          <table:table-cell table:style-name="Table1.A2" office:value-type="string">
            <text:p text:style-name="P105">STKINIT</text:p>
          </table:table-cell>
          <table:table-cell table:style-name="Table1.B2" office:value-type="string">
            <text:p text:style-name="P148">Initialize the stack for its first stack frame.</text:p>
          </table:table-cell>
        </table:table-row>
      </table:table>
      <text:p text:style-name="P237"/>
      <text:p text:style-name="P238">These dummy sections may be created <text:span text:style-name="T252">by the </text:span><text:span text:style-name="T61">FRAME</text:span><text:span text:style-name="T252"> macro </text:span>depending upon the register environment.</text:p>
      <table:table table:name="Table13" table:style-name="Table13">
        <table:table-column table:style-name="Table13.A"/>
        <table:table-column table:style-name="Table13.B"/>
        <table:table-header-rows>
          <table:table-row>
            <table:table-cell table:style-name="Table13.A1" office:value-type="string">
              <text:p text:style-name="P81">DSECT</text:p>
            </table:table-cell>
            <table:table-cell table:style-name="Table13.B1" office:value-type="string">
              <text:p text:style-name="P62">Description</text:p>
            </table:table-cell>
          </table:table-row>
        </table:table-header-rows>
        <table:table-row>
          <table:table-cell table:style-name="Table13.A2" office:value-type="string">
            <text:p text:style-name="P107">STKF</text:p>
          </table:table-cell>
          <table:table-cell table:style-name="Table13.B2" office:value-type="string">
            <text:p text:style-name="P155">Define function usage of a stack frame in a 32-bit register environment</text:p>
          </table:table-cell>
        </table:table-row>
        <table:table-row>
          <table:table-cell table:style-name="Table13.A2" office:value-type="string">
            <text:p text:style-name="P107">STKG</text:p>
          </table:table-cell>
          <table:table-cell table:style-name="Table13.B2" office:value-type="string">
            <text:p text:style-name="P155">Define function usage of a stack frame in a 64-bit register environment</text:p>
          </table:table-cell>
        </table:table-row>
      </table:table>
      <text:p text:style-name="P18"><text:soft-page-break/></text:p>
      <text:h text:style-name="Heading_20_2" text:outline-level="2"><text:bookmark-start text:name="__RefHeading___Toc3998_1570321624"/>How to Use This Document<text:bookmark-end text:name="__RefHeading___Toc3998_1570321624"/></text:h>
      <text:p text:style-name="P246">If this is the first time you are reading this document, it is recommended that you read the “H<text:span text:style-name="T265">OWTO</text:span>...” section first. <text:s/>This gives the background helpful in understanding where each macro fits into “functions” as implemented by the Stand Alone Tool Kit (SATK).</text:p>
      <text:p text:style-name="P246">For information related to architecture levels, refer to either <text:span text:style-name="T1">SATK.odt</text:span> or <text:span text:style-name="T1">SATK.pdf</text:span>. <text:s/>Architecture levels apply to nearly all macros.</text:p>
      <text:h text:style-name="P349" text:outline-level="1"><text:bookmark-start text:name="__RefHeading___Toc22402_911578974"/>CALL<text:bookmark-end text:name="__RefHeading___Toc22402_911578974"/></text:h>
      <text:p text:style-name="P229"><text:span text:style-name="T154">Source file:</text:span><text:span text:style-name="T206"> </text:span><text:span text:style-name="T3">macros/CALL.mac</text:span></text:p>
      <text:p text:style-name="P192"><text:span text:style-name="T156">Macro</text:span><text:span text:style-name="T155"> Format</text:span><text:span text:style-name="T229">:</text:span></text:p>
      <text:p text:style-name="P7">[label] <text:s text:c="2"/>CALL <text:s/>func</text:p>
      <text:p text:style-name="P4"><text:s text:c="16"/><text:span text:style-name="T204">[,INLINE=[A|J]]</text:span></text:p>
      <text:p text:style-name="P14"/>
      <text:p text:style-name="P235"><text:span text:style-name="T72">The </text:span><text:span text:style-name="T1">CALL</text:span><text:span text:style-name="T72"> macro transfers program control to the specified function </text:span><text:span text:style-name="T122">label</text:span><text:span text:style-name="T72">. <text:s/></text:span><text:span text:style-name="T120">Depending upon the architecture the following registers may be used for passing arguments </text:span><text:span text:style-name="T121">and can be ensured of being preserved upon returning from the called function. <text:s/></text:span><text:span text:style-name="T120">Function arguments must be placed in the </text:span><text:span text:style-name="T122">argument </text:span><text:span text:style-name="T120">registers before the </text:span><text:span text:style-name="T60">CALL</text:span><text:span text:style-name="T120"> macro is </text:span><text:span text:style-name="T122">executed</text:span><text:span text:style-name="T120">.</text:span></text:p>
      <table:table table:name="Table9" table:style-name="Table9">
        <table:table-column table:style-name="Table9.A" table:number-columns-repeated="5"/>
        <table:table-header-rows>
          <table:table-row>
            <table:table-cell table:style-name="Table9.A1" office:value-type="string">
              <text:p text:style-name="P77">Level</text:p>
            </table:table-cell>
            <table:table-cell table:style-name="Table9.A1" office:value-type="string">
              <text:p text:style-name="P77">Type</text:p>
            </table:table-cell>
            <table:table-cell table:style-name="Table9.A1" office:value-type="string">
              <text:p text:style-name="P85">Argument Registers</text:p>
            </table:table-cell>
            <table:table-cell table:style-name="Table9.A1" office:value-type="string">
              <text:p text:style-name="P77"><text:span text:style-name="T249">Return </text:span>Registers</text:p>
            </table:table-cell>
            <table:table-cell table:style-name="Table9.E1" office:value-type="string">
              <text:p text:style-name="P79">Preserved</text:p>
            </table:table-cell>
          </table:table-row>
        </table:table-header-rows>
        <table:table-row>
          <table:table-cell table:style-name="Table9.A2" office:value-type="string">
            <text:p text:style-name="P150">1-9</text:p>
          </table:table-cell>
          <table:table-cell table:style-name="Table9.A2" office:value-type="string">
            <text:p text:style-name="P150">GR</text:p>
          </table:table-cell>
          <table:table-cell table:style-name="Table9.A2" office:value-type="string">
            <text:p text:style-name="P152">R2-R<text:span text:style-name="T291">6</text:span></text:p>
          </table:table-cell>
          <table:table-cell table:style-name="Table9.A2" office:value-type="string">
            <text:p text:style-name="P150">R2-R<text:span text:style-name="T250">5</text:span></text:p>
          </table:table-cell>
          <table:table-cell table:style-name="Table9.E2" office:value-type="string">
            <text:p text:style-name="P153">R6-R15</text:p>
          </table:table-cell>
        </table:table-row>
        <table:table-row>
          <table:table-cell table:style-name="Table9.A2" office:value-type="string">
            <text:p text:style-name="P150">1-6</text:p>
          </table:table-cell>
          <table:table-cell table:style-name="Table9.A2" office:value-type="string">
            <text:p text:style-name="P150">FP</text:p>
          </table:table-cell>
          <table:table-cell table:style-name="Table9.A2" office:value-type="string">
            <text:p text:style-name="P152">F0, F2</text:p>
          </table:table-cell>
          <table:table-cell table:style-name="Table9.A2" office:value-type="string">
            <text:p text:style-name="P150">F0, F2</text:p>
          </table:table-cell>
          <table:table-cell table:style-name="Table9.E2" office:value-type="string">
            <text:p text:style-name="P153">F4, F6</text:p>
          </table:table-cell>
        </table:table-row>
        <table:table-row>
          <table:table-cell table:style-name="Table9.A2" office:value-type="string">
            <text:p text:style-name="P150">7-9</text:p>
          </table:table-cell>
          <table:table-cell table:style-name="Table9.A2" office:value-type="string">
            <text:p text:style-name="P150">FP</text:p>
          </table:table-cell>
          <table:table-cell table:style-name="Table9.A2" office:value-type="string">
            <text:p text:style-name="P152">F0-F7</text:p>
          </table:table-cell>
          <table:table-cell table:style-name="Table9.A2" office:value-type="string">
            <text:p text:style-name="P150">F0-F7</text:p>
          </table:table-cell>
          <table:table-cell table:style-name="Table9.E2" office:value-type="string">
            <text:p text:style-name="P153">F8-F15</text:p>
          </table:table-cell>
        </table:table-row>
      </table:table>
      <text:p text:style-name="P226"/>
      <text:p text:style-name="P240"><text:span text:style-name="T72">The same registers </text:span><text:span text:style-name="T125">used for passing arguments to the function </text:span><text:span text:style-name="T72">may be used by the </text:span><text:span text:style-name="T125">function</text:span><text:span text:style-name="T72"> for </text:span><text:span text:style-name="T125">returning </text:span><text:span text:style-name="T72">results </text:span><text:span text:style-name="T125">to the caller</text:span><text:span text:style-name="T72">. <text:s/>Typically, though, only R2 or F0 are used for </text:span><text:span text:style-name="T123">a single </text:span><text:span text:style-name="T72">return value. <text:s/></text:span><text:span text:style-name="T122">Return registers not used by the called function have unpredictable content as do general registers 0 and 1 </text:span><text:span text:style-name="T125">upon return to the caller</text:span><text:span text:style-name="T122">.</text:span></text:p>
      <text:p text:style-name="P231"><text:span text:style-name="T80">Assembly Considerations</text:span><text:span text:style-name="T86">:</text:span></text:p>
      <text:list xml:id="list5799223279396513114" text:style-name="L1">
        <text:list-item>
          <text:p text:style-name="P294"><text:span text:style-name="T86">A </text:span><text:span text:style-name="T87">preceding </text:span><text:span text:style-name="T14">ARCHLVL</text:span><text:span text:style-name="T87"> or </text:span><text:span text:style-name="T14">ARCHIND</text:span><text:span text:style-name="T87"> macro is required to establish the architectural environment in which the macro is expected to operate.</text:span></text:p>
        </text:list-item>
        <text:list-item>
          <text:p text:style-name="P295"><text:span text:style-name="T87">A</text:span><text:span text:style-name="T72">n established base register is required by the macro preceding its use.</text:span></text:p>
        </text:list-item>
      </text:list>
      <text:p text:style-name="P195">Execution Considerations:</text:p>
      <text:list xml:id="list7419968879379122338" text:style-name="L2">
        <text:list-item>
          <text:p text:style-name="P296">SATK function register conventions are in use.</text:p>
        </text:list-item>
        <text:list-item>
          <text:p text:style-name="P297">General register 15 must contain the address of the first stack frame used for the preservation of the program making the first level of function calls. <text:s/><text:span text:style-name="T254">T</text:span>he stack frame pointer, general register 15, must be established prior to executing the <text:span text:style-name="T1">CALL</text:span> macro by use of the <text:span text:style-name="T1">STKINIT</text:span> macro or some other method initializing the stack frame pointer, general register 15.</text:p>
        </text:list-item>
      </text:list>
      <text:p text:style-name="P225"><text:soft-page-break/></text:p>
      <text:p text:style-name="P197"><text:span text:style-name="T82">Label Field Usage</text:span><text:span text:style-name="T91">:</text:span></text:p>
      <text:p text:style-name="P291"><text:span text:style-name="T91">T</text:span><text:span text:style-name="T88">he label field, if present, defines an assembly label associated with the first instruction generated by the macro.</text:span></text:p>
      <text:p text:style-name="P196"><text:span text:style-name="T81">Positional Parameters</text:span><text:span text:style-name="T89">:</text:span></text:p>
      <text:list xml:id="list8928755590781223694" text:style-name="L3">
        <text:list-item>
          <text:p text:style-name="P313"><text:span text:style-name="T89">T</text:span><text:span text:style-name="T90">he </text:span><text:span text:style-name="T4">func</text:span><text:span text:style-name="T90"> </text:span><text:span text:style-name="T93">positional </text:span><text:span text:style-name="T90">parameter identifies the function being called. <text:s/>The parameter must identify a label that was established by a </text:span><text:span text:style-name="T4">FUNCTION</text:span><text:span text:style-name="T90"> macro within the assembly.</text:span></text:p>
        </text:list-item>
      </text:list>
      <text:p text:style-name="P193"><text:span text:style-name="T103">Keyword Parameters</text:span><text:span text:style-name="T90">:</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7">Keyword</text:p>
            </table:table-cell>
            <table:table-cell table:style-name="Table3.A1" office:value-type="string">
              <text:p text:style-name="P67">Default</text:p>
            </table:table-cell>
            <table:table-cell table:style-name="Table3.C1" office:value-type="string">
              <text:p text:style-name="P67">Description</text:p>
            </table:table-cell>
          </table:table-row>
        </table:table-header-rows>
        <table:table-row>
          <table:table-cell table:style-name="Table3.A2" office:value-type="string">
            <text:p text:style-name="P89">INLINE</text:p>
          </table:table-cell>
          <table:table-cell table:style-name="Table3.A2" office:value-type="string">
            <text:p text:style-name="P110">Note 1</text:p>
          </table:table-cell>
          <table:table-cell table:style-name="Table3.C2" office:value-type="string">
            <text:p text:style-name="P109">Specifies how the function's address is determined. <text:s/>Values allowed:</text:p>
            <text:list xml:id="list6613703464670786080" text:style-name="L4">
              <text:list-item>
                <text:p text:style-name="P352"><text:span text:style-name="T1">A</text:span> – an <text:span text:style-name="T230">inline </text:span>aligned address constant based upon the current architecture level is created, <text:span text:style-name="T230">or</text:span></text:p>
              </text:list-item>
              <text:list-item>
                <text:p text:style-name="P352"><text:span text:style-name="T1">J</text:span> – forces use of a positional relative long address.</text:p>
              </text:list-item>
            </text:list>
          </table:table-cell>
        </table:table-row>
      </table:table>
      <text:p text:style-name="P15"/>
      <text:p text:style-name="P219">Note 1. If omitted, the current architecture level will dictate the selection:</text:p>
      <text:list xml:id="list5519480735306521679" text:style-name="L5">
        <text:list-item>
          <text:p text:style-name="P298"><text:span text:style-name="T88">Levels 0-7 default to </text:span><text:span text:style-name="T3">A</text:span><text:span text:style-name="T88">,</text:span></text:p>
        </text:list-item>
        <text:list-item>
          <text:p text:style-name="P298"><text:span text:style-name="T205">Levels 8 or 9 default to </text:span><text:span text:style-name="T3">J</text:span><text:span text:style-name="T205">.</text:span></text:p>
        </text:list-item>
      </text:list>
      <text:p text:style-name="P219"/>
      <text:p text:style-name="P219"/>
      <text:h text:style-name="P348" text:outline-level="1"><text:bookmark-start text:name="__RefHeading___Toc22524_911578974"/>CALLR<text:bookmark-end text:name="__RefHeading___Toc22524_911578974"/></text:h>
      <text:p text:style-name="P230"><text:span text:style-name="T154">Source file:</text:span><text:span text:style-name="T206"> </text:span><text:span text:style-name="T3">macros/CALL</text:span><text:span text:style-name="T5">R</text:span><text:span text:style-name="T3">.mac</text:span></text:p>
      <text:p text:style-name="P194"><text:span text:style-name="T87">Macro</text:span><text:span text:style-name="T104"> Format</text:span><text:span text:style-name="T92">:</text:span></text:p>
      <text:p text:style-name="P5"><text:span text:style-name="T207">[label] <text:s text:c="2"/>CALL</text:span><text:span text:style-name="T210">R</text:span><text:span text:style-name="T207"> </text:span><text:span text:style-name="T208">[</text:span><text:span text:style-name="T209">(</text:span><text:span text:style-name="T210">[</text:span><text:span text:style-name="T208">reg|</text:span><text:span text:style-name="T231">1</text:span><text:span text:style-name="T208">])]</text:span></text:p>
      <text:p text:style-name="P220"/>
      <text:p text:style-name="P236"><text:span text:style-name="T92">The </text:span><text:span text:style-name="T6">CALL</text:span><text:span text:style-name="T7">R</text:span><text:span text:style-name="T92"> macro transfers program control to the </text:span><text:span text:style-name="T93">function whose starting address has been placed in the specified general register. <text:s/></text:span><text:span text:style-name="T97">Depending upon the architecture the following registers may be used for passing arguments </text:span><text:span text:style-name="T98">and can be ensured of being preserved upon returning from the called function. <text:s/></text:span><text:span text:style-name="T93">Function arguments and must be placed in the </text:span><text:span text:style-name="T99">argument </text:span><text:span text:style-name="T93">registers before the </text:span><text:span text:style-name="T7">CALL</text:span><text:span text:style-name="T12">R</text:span><text:span text:style-name="T93"> macro is </text:span><text:span text:style-name="T99">executed</text:span><text:span text:style-name="T93">.</text:span></text:p>
      <table:table table:name="Table10" table:style-name="Table10">
        <table:table-column table:style-name="Table10.A" table:number-columns-repeated="3"/>
        <table:table-column table:style-name="Table10.D"/>
        <table:table-header-rows>
          <table:table-row>
            <table:table-cell table:style-name="Table10.A1" office:value-type="string">
              <text:p text:style-name="P78">Level</text:p>
            </table:table-cell>
            <table:table-cell table:style-name="Table10.A1" office:value-type="string">
              <text:p text:style-name="P78">Type</text:p>
            </table:table-cell>
            <table:table-cell table:style-name="Table10.A1" office:value-type="string">
              <text:p text:style-name="P78"><text:span text:style-name="T249">Argument/Return </text:span>Registers</text:p>
            </table:table-cell>
            <table:table-cell table:style-name="Table10.D1" office:value-type="string">
              <text:p text:style-name="P80">Preserved</text:p>
            </table:table-cell>
          </table:table-row>
        </table:table-header-rows>
        <table:table-row>
          <table:table-cell table:style-name="Table10.A2" office:value-type="string">
            <text:p text:style-name="P151">1-9</text:p>
          </table:table-cell>
          <table:table-cell table:style-name="Table10.A2" office:value-type="string">
            <text:p text:style-name="P151">GR</text:p>
          </table:table-cell>
          <table:table-cell table:style-name="Table10.A2" office:value-type="string">
            <text:p text:style-name="P151">R2-R4</text:p>
          </table:table-cell>
          <table:table-cell table:style-name="Table10.D2" office:value-type="string">
            <text:p text:style-name="P154">R6-R15</text:p>
          </table:table-cell>
        </table:table-row>
        <table:table-row>
          <table:table-cell table:style-name="Table10.A2" office:value-type="string">
            <text:p text:style-name="P151">1-6</text:p>
          </table:table-cell>
          <table:table-cell table:style-name="Table10.A2" office:value-type="string">
            <text:p text:style-name="P151">FP</text:p>
          </table:table-cell>
          <table:table-cell table:style-name="Table10.A2" office:value-type="string">
            <text:p text:style-name="P151">F0, F2</text:p>
          </table:table-cell>
          <table:table-cell table:style-name="Table10.D2" office:value-type="string">
            <text:p text:style-name="P154">F4, F6</text:p>
          </table:table-cell>
        </table:table-row>
        <table:table-row>
          <table:table-cell table:style-name="Table10.A2" office:value-type="string">
            <text:p text:style-name="P151">7-9</text:p>
          </table:table-cell>
          <table:table-cell table:style-name="Table10.A2" office:value-type="string">
            <text:p text:style-name="P151">FP</text:p>
          </table:table-cell>
          <table:table-cell table:style-name="Table10.A2" office:value-type="string">
            <text:p text:style-name="P151">F0-F7</text:p>
          </table:table-cell>
          <table:table-cell table:style-name="Table10.D2" office:value-type="string">
            <text:p text:style-name="P154">F8-F15</text:p>
          </table:table-cell>
        </table:table-row>
      </table:table>
      <text:p text:style-name="P227"/>
      <text:p text:style-name="P239"><text:span text:style-name="T93">The same registers </text:span><text:span text:style-name="T101">used for passing arguments to the function </text:span><text:span text:style-name="T93">may be used by the </text:span><text:span text:style-name="T101">function</text:span><text:span text:style-name="T93"> for </text:span><text:span text:style-name="T101">returning </text:span><text:span text:style-name="T93">results </text:span><text:span text:style-name="T101">to the caller</text:span><text:span text:style-name="T93">. <text:s/>Typically, though, only R2 or F0 are used for </text:span><text:span text:style-name="T102">a single </text:span><text:span text:style-name="T93">return value. <text:s/></text:span><text:span text:style-name="T99">Return registers not used by the called function have unpredictable content as do general registers 0 and 1 </text:span><text:span text:style-name="T101">upon return to the caller</text:span><text:span text:style-name="T99">.</text:span></text:p>
      <text:p text:style-name="P232"><text:span text:style-name="T78">Assembly Considerations</text:span><text:span text:style-name="T88">:</text:span></text:p>
      <text:list xml:id="list115343980646316" text:continue-list="list5799223279396513114" text:style-name="L1">
        <text:list-item>
          <text:p text:style-name="P314"><text:span text:style-name="T94">A </text:span><text:span text:style-name="T89">preceding </text:span><text:span text:style-name="T8">ARCHLVL</text:span><text:span text:style-name="T89"> or </text:span><text:span text:style-name="T8">ARCHIND</text:span><text:span text:style-name="T89"> macro is required to establish the </text:span><text:span text:style-name="T88">operation synonyms used by the macro.</text:span></text:p>
        </text:list-item>
      </text:list>
      <text:p text:style-name="P232"><text:span text:style-name="T78">Execution Considerations</text:span><text:span text:style-name="T88">:</text:span></text:p>
      <text:list xml:id="list115344075509187" text:continue-list="list7419968879379122338" text:style-name="L2">
        <text:list-item>
          <text:p text:style-name="P297">General register 15 must contain the address of the first stack frame used for the preservation of the program making the first level of function calls. <text:s/><text:span text:style-name="T254">T</text:span>he stack frame pointer, general register 15, must be established prior to executing the <text:span text:style-name="T1">CALLR</text:span> macro by use of the <text:span text:style-name="T1">STKINIT</text:span> macro or some other method initializing the stack frame pointer, general register 15.</text:p>
        </text:list-item>
      </text:list>
      <text:p text:style-name="P198"><text:span text:style-name="T82">Label Field Usage</text:span><text:span text:style-name="T91">:</text:span></text:p>
      <text:p text:style-name="P292"><text:soft-page-break/><text:span text:style-name="T91">T</text:span><text:span text:style-name="T88">he label field, if present, defines an assembly label associated with the first instruction generated by the macro.</text:span></text:p>
      <text:p text:style-name="P23"><text:span text:style-name="T81">Positional Parameters</text:span><text:span text:style-name="T89">:</text:span></text:p>
      <text:list xml:id="list4503424982203982832" text:style-name="L6">
        <text:list-item>
          <text:p text:style-name="P299"><text:span text:style-name="T89">T</text:span><text:span text:style-name="T88">he </text:span><text:span text:style-name="T3">reg</text:span><text:span text:style-name="T88"> positional parameter identifies the register containing the address of the function being called. <text:s/>If omitted, general register 1 is assumed.</text:span></text:p>
        </text:list-item>
      </text:list>
      <text:p text:style-name="P205"><text:span text:style-name="T103">Keyword Parameters</text:span><text:span text:style-name="T90">: </text:span><text:span text:style-name="T93">None</text:span></text:p>
      <text:p text:style-name="P28"/>
      <text:h text:style-name="P350" text:outline-level="1"><text:bookmark-start text:name="__RefHeading___Toc22654_911578974"/>F<text:span text:style-name="T232">RAME</text:span><text:bookmark-end text:name="__RefHeading___Toc22654_911578974"/></text:h>
      <text:p text:style-name="P29"><text:span text:style-name="T83">Source file:</text:span><text:span text:style-name="T95"> </text:span><text:span text:style-name="T3">macros/</text:span><text:span text:style-name="T9">FRAME</text:span><text:span text:style-name="T3">.mac</text:span></text:p>
      <text:p text:style-name="P32"><text:span text:style-name="T87">Macro</text:span><text:span text:style-name="T104"> Format</text:span><text:span text:style-name="T92">:</text:span></text:p>
      <text:p text:style-name="P19"><text:span text:style-name="T207"><text:s text:c="10"/></text:span><text:span text:style-name="T211">FRAME</text:span><text:span text:style-name="T207"> </text:span><text:span text:style-name="T211">[PACK=[YES|</text:span><text:span text:style-name="T233">NO</text:span><text:span text:style-name="T211">]]</text:span></text:p>
      <text:p text:style-name="P19"><text:span text:style-name="T211"><text:s text:c="16"/>[,FP=[YES|</text:span><text:span text:style-name="T233">NO</text:span><text:span text:style-name="T211">]]</text:span></text:p>
      <text:p text:style-name="P19"><text:span text:style-name="T211"><text:s text:c="16"/>[,AFP=[YES|</text:span><text:span text:style-name="T233">NO</text:span><text:span text:style-name="T211">]]</text:span></text:p>
      <text:p text:style-name="P19"><text:span text:style-name="T211"><text:s text:c="16"/>[,BACKPTR=[YES|</text:span><text:span text:style-name="T233">NO</text:span><text:span text:style-name="T211">]]</text:span></text:p>
      <text:p text:style-name="P20"><text:s text:c="16"/>[,PRINT=[ON|OFF]]</text:p>
      <text:p text:style-name="P49"/>
      <text:p text:style-name="P30"><text:span text:style-name="T205">The </text:span><text:span text:style-name="T3">FRAME</text:span><text:span text:style-name="T205"> macro defines the SATK stack frame structure used by functions within the assembly. <text:s/>Either one of two dummy sections will be created depending upon the register size of the current architecture level:</text:span></text:p>
      <text:list xml:id="list2064804723418064957" text:style-name="L7">
        <text:list-item>
          <text:p text:style-name="P301"><text:span text:style-name="T3">STKF</text:span><text:span text:style-name="T205"> for a 32-bit register CPU environment, or</text:span></text:p>
        </text:list-item>
        <text:list-item>
          <text:p text:style-name="P301"><text:span text:style-name="T3">STKG</text:span><text:span text:style-name="T205"> for a 64-bit register CPU environment.</text:span></text:p>
        </text:list-item>
      </text:list>
      <text:p text:style-name="P202"><text:span text:style-name="T205">The various keyword parameters control the size of a function's stack frame </text:span><text:span text:style-name="T215">used by this category of macros. <text:s/>The </text:span><text:span text:style-name="T10">PACK</text:span><text:span text:style-name="T215"> keyword parameter allows restricting of available fields to only those registers requiring preservation by a called function. <text:s/></text:span><text:span text:style-name="T10">FP</text:span><text:span text:style-name="T215">, </text:span><text:span text:style-name="T10">AFP</text:span><text:span text:style-name="T100">,</text:span><text:span text:style-name="T10"> </text:span><text:span text:style-name="T215">and </text:span><text:span text:style-name="T10">BACKPTR</text:span><text:span text:style-name="T215"> keyword parameters dictate whether additional fields are created. <text:s/>Which fields are created dictate which registers </text:span><text:span text:style-name="T158">can</text:span><text:span text:style-name="T215"> be preserved by a function's prolog instruction sequence created by a function's </text:span><text:span text:style-name="T10">FUNCTION</text:span><text:span text:style-name="T215"> macro. <text:s/>Which fields </text:span><text:span text:style-name="T158">are</text:span><text:span text:style-name="T215"> actually preserved are influenced by the </text:span><text:span text:style-name="T10">FUNCTION</text:span><text:span text:style-name="T215"> macro itself. <text:s/></text:span><text:span text:style-name="T216">The following table describes the number of registers that may be saved depending upon the keyword parameters and current architecture level.</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column table:style-name="Table4.H"/>
        <table:table-header-rows>
          <table:table-row>
            <table:table-cell table:style-name="Table4.A1" office:value-type="string">
              <text:p text:style-name="P71">Level</text:p>
            </table:table-cell>
            <table:table-cell table:style-name="Table4.A1" office:value-type="string">
              <text:p text:style-name="P71">Type</text:p>
            </table:table-cell>
            <table:table-cell table:style-name="Table4.A1" office:value-type="string">
              <text:p text:style-name="P74">Size</text:p>
            </table:table-cell>
            <table:table-cell table:style-name="Table4.A1" office:value-type="string">
              <text:p text:style-name="P71">FP</text:p>
            </table:table-cell>
            <table:table-cell table:style-name="Table4.A1" office:value-type="string">
              <text:p text:style-name="P71">AFP</text:p>
            </table:table-cell>
            <table:table-cell table:style-name="Table4.A1" office:value-type="string">
              <text:p text:style-name="P71">BACKPTR</text:p>
            </table:table-cell>
            <table:table-cell table:style-name="Table4.A1" office:value-type="string">
              <text:p text:style-name="P71">PACK=NO</text:p>
            </table:table-cell>
            <table:table-cell table:style-name="Table4.H1" office:value-type="string">
              <text:p text:style-name="P71">PACK=YES</text:p>
            </table:table-cell>
          </table:table-row>
        </table:table-header-rows>
        <table:table-row>
          <table:table-cell table:style-name="Table4.A2" office:value-type="string">
            <text:p text:style-name="P118">1-8</text:p>
          </table:table-cell>
          <table:table-cell table:style-name="Table4.A2" office:value-type="string">
            <text:p text:style-name="P121">GR</text:p>
          </table:table-cell>
          <table:table-cell table:style-name="Table4.A2" office:value-type="string">
            <text:p text:style-name="P118">4</text:p>
          </table:table-cell>
          <table:table-cell table:style-name="Table4.A2" office:value-type="string">
            <text:p text:style-name="P124">--</text:p>
          </table:table-cell>
          <table:table-cell table:style-name="Table4.A2" office:value-type="string">
            <text:p text:style-name="P124">--</text:p>
          </table:table-cell>
          <table:table-cell table:style-name="Table4.A2" office:value-type="string">
            <text:p text:style-name="P124">--</text:p>
          </table:table-cell>
          <table:table-cell table:style-name="Table4.A2" office:value-type="string">
            <text:p text:style-name="P121">14</text:p>
          </table:table-cell>
          <table:table-cell table:style-name="Table4.H2" office:value-type="string">
            <text:p text:style-name="P121">10</text:p>
          </table:table-cell>
        </table:table-row>
        <table:table-row>
          <table:table-cell table:style-name="Table4.A2" office:value-type="string">
            <text:p text:style-name="P118">1-8</text:p>
          </table:table-cell>
          <table:table-cell table:style-name="Table4.A2" office:value-type="string">
            <text:p text:style-name="P118">Back<text:span text:style-name="T235">ptr</text:span>/Compiler</text:p>
          </table:table-cell>
          <table:table-cell table:style-name="Table4.A2" office:value-type="string">
            <text:p text:style-name="P118">4</text:p>
          </table:table-cell>
          <table:table-cell table:style-name="Table4.A2" office:value-type="string">
            <text:p text:style-name="P125">--</text:p>
          </table:table-cell>
          <table:table-cell table:style-name="Table4.A2" office:value-type="string">
            <text:p text:style-name="P125">--</text:p>
          </table:table-cell>
          <table:table-cell table:style-name="Table4.A2" office:value-type="string">
            <text:p text:style-name="P118">NO</text:p>
          </table:table-cell>
          <table:table-cell table:style-name="Table4.A2" office:value-type="string">
            <text:p text:style-name="P118">0</text:p>
          </table:table-cell>
          <table:table-cell table:style-name="Table4.H2" office:value-type="string">
            <text:p text:style-name="P118">0</text:p>
          </table:table-cell>
        </table:table-row>
        <table:table-row>
          <table:table-cell table:style-name="Table4.A2" office:value-type="string">
            <text:p text:style-name="P118">1-8</text:p>
          </table:table-cell>
          <table:table-cell table:style-name="Table4.A2" office:value-type="string">
            <text:p text:style-name="P118">Back<text:span text:style-name="T235">ptr</text:span>/Compiler</text:p>
          </table:table-cell>
          <table:table-cell table:style-name="Table4.A2" office:value-type="string">
            <text:p text:style-name="P118">4</text:p>
          </table:table-cell>
          <table:table-cell table:style-name="Table4.A2" office:value-type="string">
            <text:p text:style-name="P125">--</text:p>
          </table:table-cell>
          <table:table-cell table:style-name="Table4.A2" office:value-type="string">
            <text:p text:style-name="P125">--</text:p>
          </table:table-cell>
          <table:table-cell table:style-name="Table4.A2" office:value-type="string">
            <text:p text:style-name="P118">YES</text:p>
          </table:table-cell>
          <table:table-cell table:style-name="Table4.A2" office:value-type="string">
            <text:p text:style-name="P118">2</text:p>
          </table:table-cell>
          <table:table-cell table:style-name="Table4.H2" office:value-type="string">
            <text:p text:style-name="P118">2</text:p>
          </table:table-cell>
        </table:table-row>
        <table:table-row>
          <table:table-cell table:style-name="Table4.A2" office:value-type="string">
            <text:p text:style-name="P128">1-<text:span text:style-name="T237">9</text:span></text:p>
          </table:table-cell>
          <table:table-cell table:style-name="Table4.A2" office:value-type="string">
            <text:p text:style-name="P121">FP</text:p>
          </table:table-cell>
          <table:table-cell table:style-name="Table4.A2" office:value-type="string">
            <text:p text:style-name="P118">8</text:p>
          </table:table-cell>
          <table:table-cell table:style-name="Table4.A2" office:value-type="string">
            <text:p text:style-name="P121">NO</text:p>
          </table:table-cell>
          <table:table-cell table:style-name="Table4.A2" office:value-type="string">
            <text:p text:style-name="P121">NO</text:p>
          </table:table-cell>
          <table:table-cell table:style-name="Table4.A2" office:value-type="string">
            <text:p text:style-name="P125">--</text:p>
          </table:table-cell>
          <table:table-cell table:style-name="Table4.A2" office:value-type="string">
            <text:p text:style-name="P121">0</text:p>
          </table:table-cell>
          <table:table-cell table:style-name="Table4.H2" office:value-type="string">
            <text:p text:style-name="P121">0</text:p>
          </table:table-cell>
        </table:table-row>
        <table:table-row>
          <table:table-cell table:style-name="Table4.A2" office:value-type="string">
            <text:p text:style-name="P128">1-<text:span text:style-name="T237">9</text:span></text:p>
          </table:table-cell>
          <table:table-cell table:style-name="Table4.A2" office:value-type="string">
            <text:p text:style-name="P121">FP</text:p>
          </table:table-cell>
          <table:table-cell table:style-name="Table4.A2" office:value-type="string">
            <text:p text:style-name="P118">8</text:p>
          </table:table-cell>
          <table:table-cell table:style-name="Table4.A2" office:value-type="string">
            <text:p text:style-name="P121">YES</text:p>
          </table:table-cell>
          <table:table-cell table:style-name="Table4.A2" office:value-type="string">
            <text:p text:style-name="P121">NO</text:p>
          </table:table-cell>
          <table:table-cell table:style-name="Table4.A2" office:value-type="string">
            <text:p text:style-name="P125">--</text:p>
          </table:table-cell>
          <table:table-cell table:style-name="Table4.A2" office:value-type="string">
            <text:p text:style-name="P131">4</text:p>
          </table:table-cell>
          <table:table-cell table:style-name="Table4.H2" office:value-type="string">
            <text:p text:style-name="P131">2</text:p>
          </table:table-cell>
        </table:table-row>
        <table:table-row>
          <table:table-cell table:style-name="Table4.A2" office:value-type="string">
            <text:p text:style-name="P118">7-9</text:p>
          </table:table-cell>
          <table:table-cell table:style-name="Table4.A2" office:value-type="string">
            <text:p text:style-name="P118">FP</text:p>
          </table:table-cell>
          <table:table-cell table:style-name="Table4.A2" office:value-type="string">
            <text:p text:style-name="P118">8</text:p>
          </table:table-cell>
          <table:table-cell table:style-name="Table4.A2" office:value-type="string">
            <text:p text:style-name="P118">YES</text:p>
          </table:table-cell>
          <table:table-cell table:style-name="Table4.A2" office:value-type="string">
            <text:p text:style-name="P118">YES</text:p>
          </table:table-cell>
          <table:table-cell table:style-name="Table4.A2" office:value-type="string">
            <text:p text:style-name="P125">--</text:p>
          </table:table-cell>
          <table:table-cell table:style-name="Table4.A2" office:value-type="string">
            <text:p text:style-name="P132">1<text:span text:style-name="T236">6</text:span></text:p>
          </table:table-cell>
          <table:table-cell table:style-name="Table4.H2" office:value-type="string">
            <text:p text:style-name="P118">8</text:p>
          </table:table-cell>
        </table:table-row>
        <table:table-row>
          <table:table-cell table:style-name="Table4.A2" office:value-type="string">
            <text:p text:style-name="P118">9</text:p>
          </table:table-cell>
          <table:table-cell table:style-name="Table4.A2" office:value-type="string">
            <text:p text:style-name="P118">GR</text:p>
          </table:table-cell>
          <table:table-cell table:style-name="Table4.A2" office:value-type="string">
            <text:p text:style-name="P118">8</text:p>
          </table:table-cell>
          <table:table-cell table:style-name="Table4.A2" office:value-type="string">
            <text:p text:style-name="P124">--</text:p>
          </table:table-cell>
          <table:table-cell table:style-name="Table4.A2" office:value-type="string">
            <text:p text:style-name="P124">--</text:p>
          </table:table-cell>
          <table:table-cell table:style-name="Table4.A2" office:value-type="string">
            <text:p text:style-name="P124">--</text:p>
          </table:table-cell>
          <table:table-cell table:style-name="Table4.A2" office:value-type="string">
            <text:p text:style-name="P118">14</text:p>
          </table:table-cell>
          <table:table-cell table:style-name="Table4.H2" office:value-type="string">
            <text:p text:style-name="P118">10</text:p>
          </table:table-cell>
        </table:table-row>
        <table:table-row>
          <table:table-cell table:style-name="Table4.A2" office:value-type="string">
            <text:p text:style-name="P118">9</text:p>
          </table:table-cell>
          <table:table-cell table:style-name="Table4.A2" office:value-type="string">
            <text:p text:style-name="P118">Back<text:span text:style-name="T235">ptr</text:span>/Compiler</text:p>
          </table:table-cell>
          <table:table-cell table:style-name="Table4.A2" office:value-type="string">
            <text:p text:style-name="P118">8</text:p>
          </table:table-cell>
          <table:table-cell table:style-name="Table4.A2" office:value-type="string">
            <text:p text:style-name="P125">--</text:p>
          </table:table-cell>
          <table:table-cell table:style-name="Table4.A2" office:value-type="string">
            <text:p text:style-name="P125">--</text:p>
          </table:table-cell>
          <table:table-cell table:style-name="Table4.A2" office:value-type="string">
            <text:p text:style-name="P118">NO</text:p>
          </table:table-cell>
          <table:table-cell table:style-name="Table4.A2" office:value-type="string">
            <text:p text:style-name="P118">0</text:p>
          </table:table-cell>
          <table:table-cell table:style-name="Table4.H2" office:value-type="string">
            <text:p text:style-name="P118">0</text:p>
          </table:table-cell>
        </table:table-row>
        <table:table-row>
          <table:table-cell table:style-name="Table4.A2" office:value-type="string">
            <text:p text:style-name="P118">9</text:p>
          </table:table-cell>
          <table:table-cell table:style-name="Table4.A2" office:value-type="string">
            <text:p text:style-name="P118">Back<text:span text:style-name="T235">ptr</text:span>/Compiler</text:p>
          </table:table-cell>
          <table:table-cell table:style-name="Table4.A2" office:value-type="string">
            <text:p text:style-name="P118">8</text:p>
          </table:table-cell>
          <table:table-cell table:style-name="Table4.A2" office:value-type="string">
            <text:p text:style-name="P125">--</text:p>
          </table:table-cell>
          <table:table-cell table:style-name="Table4.A2" office:value-type="string">
            <text:p text:style-name="P125">--</text:p>
          </table:table-cell>
          <table:table-cell table:style-name="Table4.A2" office:value-type="string">
            <text:p text:style-name="P118">YES</text:p>
          </table:table-cell>
          <table:table-cell table:style-name="Table4.A2" office:value-type="string">
            <text:p text:style-name="P118">2</text:p>
          </table:table-cell>
          <table:table-cell table:style-name="Table4.H2" office:value-type="string">
            <text:p text:style-name="P118">2</text:p>
          </table:table-cell>
        </table:table-row>
      </table:table>
      <text:p text:style-name="P215"/>
      <text:p text:style-name="P203"><text:soft-page-break/><text:span text:style-name="T216">S</text:span><text:span text:style-name="T205">ee the corresponding table in the </text:span><text:span text:style-name="T3">FUNCTION</text:span><text:span text:style-name="T205"> </text:span><text:span text:style-name="T219">and </text:span><text:span text:style-name="T317">RETURN</text:span><text:span text:style-name="T219"> </text:span><text:span text:style-name="T205">macro description</text:span><text:span text:style-name="T219">s</text:span><text:span text:style-name="T205"> for the details of which registers are saved and restored, </text:span><text:span text:style-name="T219">respectively</text:span><text:span text:style-name="T205">.</text:span></text:p>
      <text:p text:style-name="P201"><text:span text:style-name="T150">Assembly Considerations</text:span><text:span text:style-name="T205">:</text:span></text:p>
      <text:list xml:id="list115344916196215" text:continue-list="list115343980646316" text:style-name="L1">
        <text:list-item>
          <text:p text:style-name="P300"><text:span text:style-name="T213">A </text:span><text:span text:style-name="T212">preceding </text:span><text:span text:style-name="T8">ARCHLVL</text:span><text:span text:style-name="T212"> or </text:span><text:span text:style-name="T8">ARCHIND</text:span><text:span text:style-name="T212"> macro is required to establish the </text:span><text:span text:style-name="T214">expected architecture execution environment.</text:span></text:p>
        </text:list-item>
        <text:list-item>
          <text:p text:style-name="P302"><text:span text:style-name="T214">F</text:span><text:span text:style-name="T205">ields not provided by the definition may be replaced with local stack frame fields managed by the calling function that needs the register content preserved.</text:span></text:p>
        </text:list-item>
        <text:list-item>
          <text:p text:style-name="P303"><text:span text:style-name="T205">The size of the initial stack frame, depending upon execution environment is given by subtracting the start of the stack frame dummy section, </text:span><text:span text:style-name="T3">STKF</text:span><text:span text:style-name="T205"> or </text:span><text:span text:style-name="T3">STKG</text:span><text:span text:style-name="T205">, from the dummy section's </text:span><text:span text:style-name="T3">STKFLCL</text:span><text:span text:style-name="T205"> or </text:span><text:span text:style-name="T3">STKGLCL</text:span><text:span text:style-name="T205"> label, respectively</text:span></text:p>
        </text:list-item>
      </text:list>
      <text:p text:style-name="P201"><text:span text:style-name="T157">Execution Considerations</text:span><text:span text:style-name="T214">:</text:span></text:p>
      <text:list xml:id="list8771475674968885389" text:style-name="L8">
        <text:list-item>
          <text:p text:style-name="P315"><text:span text:style-name="T17">PACK=YES</text:span><text:span text:style-name="T106"> provides the smallest stack frame size, but, for debugging purposes, </text:span><text:span text:style-name="T17">PACK=NO</text:span><text:span text:style-name="T106"> will provide the maximum amount of information.</text:span></text:p>
        </text:list-item>
      </text:list>
      <text:p text:style-name="P199"><text:span text:style-name="T82">Label Field Usage</text:span><text:span text:style-name="T91">: </text:span><text:span text:style-name="T96">Ignored</text:span></text:p>
      <text:p text:style-name="P24"><text:span text:style-name="T81">Positional Parameters</text:span><text:span text:style-name="T89">: </text:span><text:span text:style-name="T96">None</text:span></text:p>
      <text:p text:style-name="P38"><text:span text:style-name="T103">Keyword Parameters</text:span><text:span text:style-name="T90">:</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8">Keyword</text:p>
            </table:table-cell>
            <table:table-cell table:style-name="Table2.A1" office:value-type="string">
              <text:p text:style-name="P68">Default</text:p>
            </table:table-cell>
            <table:table-cell table:style-name="Table2.C1" office:value-type="string">
              <text:p text:style-name="P68">Description</text:p>
            </table:table-cell>
          </table:table-row>
        </table:table-header-rows>
        <table:table-row>
          <table:table-cell table:style-name="Table2.A2" office:value-type="string">
            <text:p text:style-name="P94">AFP</text:p>
          </table:table-cell>
          <table:table-cell table:style-name="Table2.A2" office:value-type="string">
            <text:p text:style-name="P95">NO</text:p>
          </table:table-cell>
          <table:table-cell table:style-name="Table2.C2" office:value-type="string">
            <text:p text:style-name="P114">Specify:</text:p>
            <text:list xml:id="list1329997080543905962" text:style-name="L9">
              <text:list-item>
                <text:p text:style-name="P354"><text:span text:style-name="T1">YES</text:span> to reserve stack frame space for the saving of the twelve additional floating point registers <text:s/>(requires <text:span text:style-name="T1">FP=YES</text:span>) or</text:p>
              </text:list-item>
              <text:list-item>
                <text:p text:style-name="P354"><text:span text:style-name="T1">NO</text:span> to reserve no additional space in the minimum stack frame for any additional floating point registers.</text:p>
              </text:list-item>
            </text:list>
          </table:table-cell>
        </table:table-row>
        <table:table-row>
          <table:table-cell table:style-name="Table2.A2" office:value-type="string">
            <text:p text:style-name="P94">BACKPTR</text:p>
          </table:table-cell>
          <table:table-cell table:style-name="Table2.A2" office:value-type="string">
            <text:p text:style-name="P95">NO</text:p>
          </table:table-cell>
          <table:table-cell table:style-name="Table2.C2" office:value-type="string">
            <text:p text:style-name="P114">Specify:</text:p>
            <text:list xml:id="list7123388144022830952" text:style-name="L10">
              <text:list-item>
                <text:p text:style-name="P357"><text:span text:style-name="T1">YES</text:span> to reserve stack frame space for a back pointer and compiler field in the minimum stack frame or</text:p>
              </text:list-item>
              <text:list-item>
                <text:p text:style-name="P357"><text:span text:style-name="T1">NO</text:span> to reserve no space for a back pointer or compiler field.</text:p>
              </text:list-item>
            </text:list>
          </table:table-cell>
        </table:table-row>
        <table:table-row>
          <table:table-cell table:style-name="Table2.A2" office:value-type="string">
            <text:p text:style-name="P90">FP</text:p>
          </table:table-cell>
          <table:table-cell table:style-name="Table2.A2" office:value-type="string">
            <text:p text:style-name="P91">NO</text:p>
          </table:table-cell>
          <table:table-cell table:style-name="Table2.C2" office:value-type="string">
            <text:p text:style-name="P112">Specify:</text:p>
            <text:list xml:id="list4394213414807161705" text:style-name="L11">
              <text:list-item>
                <text:p text:style-name="P359"><text:span text:style-name="T1">YES</text:span> to reserve space for the saving of FP0, FP2, FP4, and FP6 in the minimum stack frame; or </text:p>
              </text:list-item>
              <text:list-item>
                <text:p text:style-name="P359"><text:span text:style-name="T1">NO</text:span> to reserve no space any floating point registers.</text:p>
              </text:list-item>
            </text:list>
          </table:table-cell>
        </table:table-row>
        <table:table-row>
          <table:table-cell table:style-name="Table2.A2" office:value-type="string">
            <text:p text:style-name="P90">PACK</text:p>
          </table:table-cell>
          <table:table-cell table:style-name="Table2.A2" office:value-type="string">
            <text:p text:style-name="P91">NO</text:p>
          </table:table-cell>
          <table:table-cell table:style-name="Table2.C2" office:value-type="string">
            <text:p text:style-name="P111">Specif<text:span text:style-name="T234">y</text:span> </text:p>
            <text:list xml:id="list8158543056698471941" text:style-name="L12">
              <text:list-item>
                <text:p text:style-name="P353"><text:span text:style-name="T15">YES</text:span><text:span text:style-name="T234"> – reserving stack frame fields for only preserved registers, or </text:span></text:p>
              </text:list-item>
              <text:list-item>
                <text:p text:style-name="P360"><text:span text:style-name="T1">NO</text:span> – reserve stack frame space for most all general registers.</text:p>
              </text:list-item>
            </text:list>
          </table:table-cell>
        </table:table-row>
        <table:table-row>
          <table:table-cell table:style-name="Table2.A2" office:value-type="string">
            <text:p text:style-name="P94">PRINT</text:p>
          </table:table-cell>
          <table:table-cell table:style-name="Table2.A2" office:value-type="string">
            <text:p text:style-name="P115">none</text:p>
          </table:table-cell>
          <table:table-cell table:style-name="Table2.C2" office:value-type="string">
            <text:p text:style-name="P114">Specify</text:p>
            <text:list xml:id="list7256470606989679747" text:style-name="L13">
              <text:list-item>
                <text:p text:style-name="P358"><text:span text:style-name="T1">ON</text:span> to cause the current <text:span text:style-name="T1">PRINT</text:span> setting to be saved and force printing of the generated DSECT.</text:p>
              </text:list-item>
              <text:list-item>
                <text:p text:style-name="P358"><text:soft-page-break/><text:span text:style-name="T1">OFF</text:span> to cause the current <text:span text:style-name="T1">PRINT</text:span> setting to be save and inhibit printing of the generated DSECT.</text:p>
              </text:list-item>
              <text:list-item>
                <text:p text:style-name="P358">Omit the keyword parameter to use the current <text:span text:style-name="T1">PRINT</text:span> setting.</text:p>
              </text:list-item>
            </text:list>
            <text:p text:style-name="P114">If either <text:span text:style-name="T1">ON</text:span> or <text:span text:style-name="T1">OFF</text:span> is specified, the current <text:span text:style-name="T1">PRINT</text:span> setting is restored after DSECT creation.</text:p>
          </table:table-cell>
        </table:table-row>
      </table:table>
      <text:h text:style-name="Heading_20_1" text:outline-level="1"/>
      <text:p text:style-name="Text_20_body"/>
      <text:h text:style-name="P348" text:outline-level="1"><text:bookmark-start text:name="__RefHeading___Toc12563_1070966755"/>FUNCTION<text:bookmark-end text:name="__RefHeading___Toc12563_1070966755"/></text:h>
      <text:p text:style-name="P50"><text:span text:style-name="T154">Source file:</text:span><text:span text:style-name="T238"> </text:span><text:span text:style-name="T1">macros/</text:span><text:span text:style-name="T56">FUNCTION</text:span><text:span text:style-name="T1">.mac</text:span></text:p>
      <text:p text:style-name="P33"><text:span text:style-name="T204">Macro Format</text:span><text:span text:style-name="T217">:</text:span></text:p>
      <text:p text:style-name="P6"><text:span text:style-name="T207">label <text:s text:c="4"/></text:span><text:span text:style-name="T218">FUNCTION</text:span><text:span text:style-name="T207"> </text:span><text:span text:style-name="T218">[FP=[YES|</text:span><text:span text:style-name="T239">NO</text:span><text:span text:style-name="T218">]</text:span></text:p>
      <text:p text:style-name="P6"><text:span text:style-name="T218"><text:s text:c="16"/>[,AFP=[YES|</text:span><text:span text:style-name="T239">NO</text:span><text:span text:style-name="T218">]]</text:span></text:p>
      <text:p text:style-name="Text_20_body"/>
      <text:p text:style-name="P234">The <text:span text:style-name="T1">FUNCTION</text:span> macro initiates a subroutine using the SATK standardized calling conventions. <text:s/>It performs the function prolog sequence. <text:s/>The function prolog:</text:p>
      <text:list xml:id="list9194661681527698192" text:style-name="L14">
        <text:list-item>
          <text:p text:style-name="P316">If preceded by a <text:span text:style-name="T1">LOCAL</text:span> macro, ends the definition the local stack frame fields, and positions the assembly at the point the <text:span text:style-name="T1">LOCAL</text:span> macro interrupted the current control section;</text:p>
        </text:list-item>
        <text:list-item>
          <text:p text:style-name="P317">Establishes the function's base register, always general register 13; and</text:p>
        </text:list-item>
        <text:list-item>
          <text:p text:style-name="P317">Preserves the calling function's state by saving it in the <text:span text:style-name="T257">caller's </text:span>stack frame.</text:p>
        </text:list-item>
      </text:list>
      <text:p text:style-name="P221">The function, once initiated, continues until a <text:span text:style-name="T1">RETURN</text:span> macro is encountered. <text:s/>Within the function, other <text:span text:style-name="T1">func</text:span> category macros are restricted to <text:span text:style-name="T1">CALL</text:span> or <text:span text:style-name="T1">CALLR</text:span> macros. <text:s/>Other categories of macros or user defined macros may be used <text:span text:style-name="T240">provided their respective usage requirements are satisfied and there register usage is consistent with that of a function</text:span>.</text:p>
      <text:p text:style-name="P222">Branching outside of the function is not recommended. <text:s/>Any explicit subroutine calls made from within a function must follow the register usage rules of a function, or preserve the function state. <text:s/>In general, <text:span text:style-name="T241">it is recommended that </text:span>only other functions be called from within a function.</text:p>
      <text:p text:style-name="P223">The keyword parameters control whether the standard floating point or additional floating point registers are saved. <text:s/>As a prerequisite, the corresponding keyword parameters on the assembly's <text:span text:style-name="T1">FRAME</text:span> macro must have also been specified as <text:span text:style-name="T1">YES</text:span>.</text:p>
      <text:p text:style-name="P224">If the <text:span text:style-name="T1">FRAME</text:span> macro had <text:span text:style-name="T1">BACKPTR=YES</text:span> specified, the function prolog will automatically save the back pointer. <text:s/>The compiler field is not used by function macros.</text:p>
      <text:p text:style-name="P224">The following table identifies the registers saved by the function prolog depending upon architecture level, <text:span text:style-name="T1">FUNCTION</text:span> macro keywords and whether the <text:span text:style-name="T1">FRAME</text:span> macro had its keyword parameter <text:span text:style-name="T1">PACK</text:span> specified as <text:span text:style-name="T1">YES</text:span> or <text:span text:style-name="T1">NO</text:span>. <text:s/><text:span text:style-name="T251">The column “Available” identifies the registers by type that may be freely used by the function.</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header-rows>
          <text:soft-page-break/>
          <table:table-row>
            <table:table-cell table:style-name="Table6.A1" office:value-type="string">
              <text:p text:style-name="P72">Level</text:p>
            </table:table-cell>
            <table:table-cell table:style-name="Table6.A1" office:value-type="string">
              <text:p text:style-name="P72">Type</text:p>
            </table:table-cell>
            <table:table-cell table:style-name="Table6.A1" office:value-type="string">
              <text:p text:style-name="P72">FP</text:p>
            </table:table-cell>
            <table:table-cell table:style-name="Table6.A1" office:value-type="string">
              <text:p text:style-name="P72">AFP</text:p>
            </table:table-cell>
            <table:table-cell table:style-name="Table6.A1" office:value-type="string">
              <text:p text:style-name="P76">Available</text:p>
            </table:table-cell>
            <table:table-cell table:style-name="Table6.A1" office:value-type="string">
              <text:p text:style-name="P72">PACK=NO</text:p>
            </table:table-cell>
            <table:table-cell table:style-name="Table6.G1" office:value-type="string">
              <text:p text:style-name="P72">PACK=YES</text:p>
            </table:table-cell>
          </table:table-row>
        </table:table-header-rows>
        <table:table-row>
          <table:table-cell table:style-name="Table6.A2" office:value-type="string">
            <text:p text:style-name="P119">1-<text:span text:style-name="T242">9</text:span></text:p>
          </table:table-cell>
          <table:table-cell table:style-name="Table6.A2" office:value-type="string">
            <text:p text:style-name="P122">GR</text:p>
          </table:table-cell>
          <table:table-cell table:style-name="Table6.A2" office:value-type="string">
            <text:p text:style-name="P126">--</text:p>
          </table:table-cell>
          <table:table-cell table:style-name="Table6.A2" office:value-type="string">
            <text:p text:style-name="P126">--</text:p>
          </table:table-cell>
          <table:table-cell table:style-name="Table6.A2" office:value-type="string">
            <text:p text:style-name="P138">R2-R12</text:p>
          </table:table-cell>
          <table:table-cell table:style-name="Table6.A2" office:value-type="string">
            <text:p text:style-name="P133">R2-R15</text:p>
          </table:table-cell>
          <table:table-cell table:style-name="Table6.G2" office:value-type="string">
            <text:p text:style-name="P133">R6-R15</text:p>
          </table:table-cell>
        </table:table-row>
        <table:table-row>
          <table:table-cell table:style-name="Table6.A2" office:value-type="string">
            <text:p text:style-name="P129">1-<text:span text:style-name="T237">9</text:span></text:p>
          </table:table-cell>
          <table:table-cell table:style-name="Table6.A2" office:value-type="string">
            <text:p text:style-name="P122">FP</text:p>
          </table:table-cell>
          <table:table-cell table:style-name="Table6.A2" office:value-type="string">
            <text:p text:style-name="P122">NO</text:p>
          </table:table-cell>
          <table:table-cell table:style-name="Table6.A2" office:value-type="string">
            <text:p text:style-name="P122">NO</text:p>
          </table:table-cell>
          <table:table-cell table:style-name="Table6.A2" office:value-type="string">
            <text:p text:style-name="P138">F0, F2, F4, F6</text:p>
          </table:table-cell>
          <table:table-cell table:style-name="Table6.A2" office:value-type="string">
            <text:p text:style-name="P133">none</text:p>
          </table:table-cell>
          <table:table-cell table:style-name="Table6.G2" office:value-type="string">
            <text:p text:style-name="P133">none</text:p>
          </table:table-cell>
        </table:table-row>
        <table:table-row>
          <table:table-cell table:style-name="Table6.A2" office:value-type="string">
            <text:p text:style-name="P129">1-<text:span text:style-name="T237">9</text:span></text:p>
          </table:table-cell>
          <table:table-cell table:style-name="Table6.A2" office:value-type="string">
            <text:p text:style-name="P122">FP</text:p>
          </table:table-cell>
          <table:table-cell table:style-name="Table6.A2" office:value-type="string">
            <text:p text:style-name="P122">YES</text:p>
          </table:table-cell>
          <table:table-cell table:style-name="Table6.A2" office:value-type="string">
            <text:p text:style-name="P122">NO</text:p>
          </table:table-cell>
          <table:table-cell table:style-name="Table6.A2" office:value-type="string">
            <text:p text:style-name="P135">F0, F2, F4, F6</text:p>
          </table:table-cell>
          <table:table-cell table:style-name="Table6.A2" office:value-type="string">
            <text:p text:style-name="P133">F0, F2, F4, F6</text:p>
          </table:table-cell>
          <table:table-cell table:style-name="Table6.G2" office:value-type="string">
            <text:p text:style-name="P133">F4, F6</text:p>
          </table:table-cell>
        </table:table-row>
        <table:table-row>
          <table:table-cell table:style-name="Table6.A2" office:value-type="string">
            <text:p text:style-name="P119">7-9</text:p>
          </table:table-cell>
          <table:table-cell table:style-name="Table6.A2" office:value-type="string">
            <text:p text:style-name="P119">FP</text:p>
          </table:table-cell>
          <table:table-cell table:style-name="Table6.A2" office:value-type="string">
            <text:p text:style-name="P119">YES</text:p>
          </table:table-cell>
          <table:table-cell table:style-name="Table6.A2" office:value-type="string">
            <text:p text:style-name="P119">YES</text:p>
          </table:table-cell>
          <table:table-cell table:style-name="Table6.A2" office:value-type="string">
            <text:p text:style-name="P138">F0-F15</text:p>
          </table:table-cell>
          <table:table-cell table:style-name="Table6.A2" office:value-type="string">
            <text:p text:style-name="P136">F0-F15</text:p>
          </table:table-cell>
          <table:table-cell table:style-name="Table6.G2" office:value-type="string">
            <text:p text:style-name="P136">F8-F15</text:p>
          </table:table-cell>
        </table:table-row>
      </table:table>
      <text:p text:style-name="P16"/>
      <text:p text:style-name="P208"><text:span text:style-name="T150">Assembly Considerations</text:span>:</text:p>
      <text:list xml:id="list115345329744433" text:continue-list="list115344916196215" text:style-name="L1">
        <text:list-item>
          <text:p text:style-name="P304"><text:span text:style-name="T244">A preceding </text:span><text:span text:style-name="T14">ARCHLVL</text:span><text:span text:style-name="T204"> or </text:span><text:span text:style-name="T14">ARCHIND</text:span><text:span text:style-name="T204"> macro is required to establish the expected architecture execution environment and operation synonyms.</text:span></text:p>
        </text:list-item>
      </text:list>
      <text:p text:style-name="P211"><text:span text:style-name="T150">Execution Considerations</text:span>:</text:p>
      <text:list xml:id="list4743887384134018586" text:style-name="L15">
        <text:list-item>
          <text:p text:style-name="P305">Instruction sequences within the function must conform to function standard register usage.</text:p>
        </text:list-item>
        <text:list-item>
          <text:p text:style-name="P306">The <text:span text:style-name="T1">CALL</text:span> or <text:span text:style-name="T1">CALLR</text:span> macro must never be executed to call a function before a legitimate stack frame pointer has been established. <text:s/>See <text:span text:style-name="T1">STACK</text:span> and <text:span text:style-name="T1">STKINIT</text:span> macros.</text:p>
        </text:list-item>
      </text:list>
      <text:p text:style-name="P200"><text:span text:style-name="T159">Label Field Usage</text:span><text:span text:style-name="T220">:</text:span></text:p>
      <text:p text:style-name="P204"><text:span text:style-name="T220">T</text:span><text:span text:style-name="T205">he label field is required. <text:s/>It establishes the entry point of the function and is used directly by the </text:span><text:span text:style-name="T3">CALL</text:span><text:span text:style-name="T205"> macro to call the function or indirectly by the </text:span><text:span text:style-name="T3">CALLR</text:span><text:span text:style-name="T205"> macro by previously loading a register with the label's address.</text:span></text:p>
      <text:p text:style-name="P25"><text:span text:style-name="T156">Positional Parameters</text:span><text:span text:style-name="T212">: </text:span><text:span text:style-name="T214">None</text:span></text:p>
      <text:p text:style-name="P39"><text:span text:style-name="T245">Keyword Parameters</text:span><text:span text:style-name="T221">:</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9">Keyword</text:p>
            </table:table-cell>
            <table:table-cell table:style-name="Table8.A1" office:value-type="string">
              <text:p text:style-name="P69">Default</text:p>
            </table:table-cell>
            <table:table-cell table:style-name="Table8.C1" office:value-type="string">
              <text:p text:style-name="P69">Description</text:p>
            </table:table-cell>
          </table:table-row>
        </table:table-header-rows>
        <table:table-row>
          <table:table-cell table:style-name="Table8.A2" office:value-type="string">
            <text:p text:style-name="P98">AFP</text:p>
          </table:table-cell>
          <table:table-cell table:style-name="Table8.A2" office:value-type="string">
            <text:p text:style-name="P96">NO</text:p>
          </table:table-cell>
          <table:table-cell table:style-name="Table8.C2" office:value-type="string">
            <text:p text:style-name="P116">Specify:</text:p>
            <text:list xml:id="list115344016419474" text:continue-list="list1329997080543905962" text:style-name="L9">
              <text:list-item>
                <text:p text:style-name="P355"><text:span text:style-name="T1">YES</text:span> to <text:span text:style-name="T243">save the caller's additional floating point registers in the</text:span> stack frame. <text:span text:style-name="T243">R</text:span>equires <text:span text:style-name="T243">the assembly's </text:span><text:span text:style-name="T59">FRAME</text:span><text:span text:style-name="T243"> macro to have specified </text:span><text:span text:style-name="T1">FP=YES</text:span><text:span text:style-name="T72"> </text:span><text:span text:style-name="T124">and </text:span><text:span text:style-name="T59">AFP=YES</text:span><text:span text:style-name="T124">. <text:s/></text:span><text:span text:style-name="T243">See the above table for the actual additional floating point registers that are saved.</text:span></text:p>
              </text:list-item>
              <text:list-item>
                <text:p text:style-name="P355"><text:span text:style-name="T1">NO</text:span> <text:span text:style-name="T243">inhibits the saving of the caller's additional floating point registers.</text:span></text:p>
              </text:list-item>
            </text:list>
          </table:table-cell>
        </table:table-row>
        <table:table-row>
          <table:table-cell table:style-name="Table8.A2" office:value-type="string">
            <text:p text:style-name="P93">FP</text:p>
          </table:table-cell>
          <table:table-cell table:style-name="Table8.A2" office:value-type="string">
            <text:p text:style-name="P92">NO</text:p>
          </table:table-cell>
          <table:table-cell table:style-name="Table8.C2" office:value-type="string">
            <text:p text:style-name="P113">Specify:</text:p>
            <text:list xml:id="list537693602942405289" text:style-name="L16">
              <text:list-item>
                <text:p text:style-name="P361"><text:span text:style-name="T1">YES</text:span> to sav<text:span text:style-name="T243">e the caller's standard</text:span> of <text:span text:style-name="T243">floating point registers in the stack frame. <text:s/>Requires the assembly's </text:span><text:span text:style-name="T59">FRAME</text:span><text:span text:style-name="T243"> macro to have specified </text:span><text:span text:style-name="T59">FP=YES</text:span><text:span text:style-name="T243">. <text:s/>See the above table for the actual standard floating point registers that are saved.</text:span></text:p>
              </text:list-item>
              <text:list-item>
                <text:p text:style-name="P361"><text:span text:style-name="T1">NO</text:span> <text:span text:style-name="T243">inhibits the saving of the caller's standard floating point registers.</text:span></text:p>
              </text:list-item>
            </text:list>
          </table:table-cell>
        </table:table-row>
      </table:table>
      <text:p text:style-name="P21"/>
      <text:p text:style-name="P55"/>
      <text:h text:style-name="P348" text:outline-level="1"><text:bookmark-start text:name="__RefHeading___Toc12565_1070966755"/><text:span text:style-name="T221">L</text:span><text:span text:style-name="T205">OCAL</text:span><text:bookmark-end text:name="__RefHeading___Toc12565_1070966755"/></text:h>
      <text:p text:style-name="P51"><text:span text:style-name="T154">Source file:</text:span><text:span text:style-name="T238"> </text:span><text:span text:style-name="T1">macros/</text:span><text:span text:style-name="T57">LOCAL</text:span><text:span text:style-name="T1">.mac</text:span></text:p>
      <text:p text:style-name="P34"><text:span text:style-name="T204">Macro Format</text:span><text:span text:style-name="T217">:</text:span></text:p>
      <text:p text:style-name="P57"><text:span text:style-name="T221"><text:s text:c="10"/></text:span><text:span text:style-name="T222">LOCAL</text:span></text:p>
      <text:p text:style-name="P41"><text:span text:style-name="T205">The </text:span><text:span text:style-name="T3">LOCAL</text:span><text:span text:style-name="T205"> macro allows the local stack frame of the following function, initiated by a following </text:span><text:span text:style-name="T3">FUNCTION</text:span><text:span text:style-name="T205"> macro, to define fields used by the function within its stack frame.</text:span></text:p>
      <text:p text:style-name="P42"><text:span text:style-name="T223">The current control section is interrupted by positioning the</text:span><text:span text:style-name="T205"> assembly at the end of the standard fields in the stack frame DSECT, </text:span><text:span text:style-name="T3">STKF</text:span><text:span text:style-name="T205"> in a 32-bit register environment or </text:span><text:span text:style-name="T3">STKG</text:span><text:span text:style-name="T205"> in a 64-bit register environment. <text:s/></text:span></text:p>
      <text:p text:style-name="P42"><text:span text:style-name="T205">The local fields are defined by following </text:span><text:span text:style-name="T223">the </text:span><text:span text:style-name="T11">LOCAL</text:span><text:span text:style-name="T223"> macro with one or more </text:span><text:span text:style-name="T205">assembler </text:span><text:span text:style-name="T3">DS</text:span><text:span text:style-name="T205"> directives.</text:span></text:p>
      <text:p text:style-name="P43"><text:span text:style-name="T205">Local stack frame usage is automatically terminated by a following </text:span><text:span text:style-name="T3">FUNCTION</text:span><text:span text:style-name="T205"> macro.</text:span></text:p>
      <text:p text:style-name="P209"><text:span text:style-name="T150">Assembly Considerations</text:span>:</text:p>
      <text:list xml:id="list1901114993797089681" text:style-name="L17">
        <text:list-item>
          <text:p text:style-name="P318"><text:span text:style-name="T107">A preceding </text:span><text:span text:style-name="T21">FRAME</text:span><text:span text:style-name="T114"> </text:span><text:span text:style-name="T108">macro is required to establish the </text:span><text:span text:style-name="T116">standard </text:span><text:span text:style-name="T114">stack frame usage.</text:span></text:p>
        </text:list-item>
        <text:list-item>
          <text:p text:style-name="P319"><text:span text:style-name="T114">A </text:span><text:span text:style-name="T105">following </text:span><text:span text:style-name="T16">FUNCTION</text:span><text:span text:style-name="T105"> macro is required to complete the definition of the local stack frame usage.</text:span></text:p>
        </text:list-item>
      </text:list>
      <text:p text:style-name="P212"><text:span text:style-name="T156">Execution Considerations</text:span><text:span text:style-name="T108">: </text:span><text:span text:style-name="T247">None</text:span></text:p>
      <text:p text:style-name="P43"><text:span text:style-name="T246">L</text:span>abel Field Usage<text:span text:style-name="T205">: Ignored</text:span></text:p>
      <text:p text:style-name="P26"><text:span text:style-name="T156">Positional Parameters</text:span><text:span text:style-name="T212">: </text:span><text:span text:style-name="T214">None</text:span></text:p>
      <text:p text:style-name="P40"><text:span text:style-name="T245">Keyword Parameters</text:span><text:span text:style-name="T221">: </text:span><text:span text:style-name="T223">None</text:span></text:p>
      <text:p text:style-name="P39"/>
      <text:p text:style-name="P55"/>
      <text:h text:style-name="P348" text:outline-level="1"><text:bookmark-start text:name="__RefHeading___Toc12752_1070966755"/><text:span text:style-name="T221">R</text:span><text:span text:style-name="T205">ETURN</text:span><text:bookmark-end text:name="__RefHeading___Toc12752_1070966755"/></text:h>
      <text:p text:style-name="P52"><text:span text:style-name="T154">Source file:</text:span><text:span text:style-name="T238"> </text:span><text:span text:style-name="T1">macros/</text:span><text:span text:style-name="T58">RETURN</text:span><text:span text:style-name="T1">.mac</text:span></text:p>
      <text:p text:style-name="P35"><text:span text:style-name="T204">Macro Format</text:span><text:span text:style-name="T217">:</text:span></text:p>
      <text:p text:style-name="P58"><text:span text:style-name="T217">[</text:span><text:span text:style-name="T205">label] <text:s text:c="2"/>RETURN [ret]</text:span></text:p>
      <text:p text:style-name="P46"><text:span text:style-name="T205">The </text:span><text:span text:style-name="T3">RETURN</text:span><text:span text:style-name="T205"> macro ends the function definition initiated by the preceding </text:span><text:span text:style-name="T3">FUNCTION</text:span><text:span text:style-name="T205"> macro and provides the function epilog instruction sequence that:</text:span></text:p>
      <text:list xml:id="list8137712034553903204" text:style-name="L18">
        <text:list-item>
          <text:p text:style-name="P307">provides the caller, if requested, with a return value in general register 2,</text:p>
        </text:list-item>
        <text:list-item>
          <text:p text:style-name="P307">restores the caller's state and</text:p>
        </text:list-item>
        <text:list-item>
          <text:p text:style-name="P312"><text:span text:style-name="T205">passes control back to the calling function following the caller's </text:span><text:span text:style-name="T3">CALL</text:span><text:span text:style-name="T205"> or </text:span><text:span text:style-name="T3">CALLR</text:span><text:span text:style-name="T205"> macro that initiated the function call.</text:span></text:p>
        </text:list-item>
      </text:list>
      <text:p text:style-name="P207"><text:span text:style-name="T205">If the function is returning any other values in register 3, 4, or 5, the returned values must be placed in the register before the </text:span><text:span text:style-name="T3">RETURN</text:span><text:span text:style-name="T205"> macro is called.</text:span></text:p>
      <text:p text:style-name="P206"><text:span text:style-name="T205">The registers restored to the caller are controlled by the registers saved by the preceding </text:span><text:span text:style-name="T3">FUNCTION</text:span><text:span text:style-name="T205"> macro (which is in turn influenced by the current architecture level and the assembly's FRAME macro parameters).</text:span></text:p>
      <text:p text:style-name="P216">This table identifies the actual registers restored before returning to the caller:</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3">Level</text:p>
            </table:table-cell>
            <table:table-cell table:style-name="Table7.A1" office:value-type="string">
              <text:p text:style-name="P73">Type</text:p>
            </table:table-cell>
            <table:table-cell table:style-name="Table7.A1" office:value-type="string">
              <text:p text:style-name="P73"><text:span text:style-name="T248">FUNCTION </text:span>FP<text:span text:style-name="T248">=</text:span></text:p>
            </table:table-cell>
            <table:table-cell table:style-name="Table7.A1" office:value-type="string">
              <text:p text:style-name="P73"><text:span text:style-name="T248">FUNCTION </text:span>AFP<text:span text:style-name="T248">=</text:span></text:p>
            </table:table-cell>
            <table:table-cell table:style-name="Table7.E1" office:value-type="string">
              <text:p text:style-name="P75">Restored</text:p>
            </table:table-cell>
          </table:table-row>
        </table:table-header-rows>
        <table:table-row>
          <table:table-cell table:style-name="Table7.A2" office:value-type="string">
            <text:p text:style-name="P120">1-<text:span text:style-name="T242">9</text:span></text:p>
          </table:table-cell>
          <table:table-cell table:style-name="Table7.A2" office:value-type="string">
            <text:p text:style-name="P123">GR</text:p>
          </table:table-cell>
          <table:table-cell table:style-name="Table7.A2" office:value-type="string">
            <text:p text:style-name="P127">--</text:p>
          </table:table-cell>
          <table:table-cell table:style-name="Table7.A2" office:value-type="string">
            <text:p text:style-name="P127">--</text:p>
          </table:table-cell>
          <table:table-cell table:style-name="Table7.E2" office:value-type="string">
            <text:p text:style-name="P134">R6-R15</text:p>
          </table:table-cell>
        </table:table-row>
        <table:table-row>
          <table:table-cell table:style-name="Table7.A2" office:value-type="string">
            <text:p text:style-name="P130">1-<text:span text:style-name="T237">9</text:span></text:p>
          </table:table-cell>
          <table:table-cell table:style-name="Table7.A2" office:value-type="string">
            <text:p text:style-name="P123">FP</text:p>
          </table:table-cell>
          <table:table-cell table:style-name="Table7.A2" office:value-type="string">
            <text:p text:style-name="P123">NO</text:p>
          </table:table-cell>
          <table:table-cell table:style-name="Table7.A2" office:value-type="string">
            <text:p text:style-name="P123">NO</text:p>
          </table:table-cell>
          <table:table-cell table:style-name="Table7.E2" office:value-type="string">
            <text:p text:style-name="P134">none</text:p>
          </table:table-cell>
        </table:table-row>
        <table:table-row>
          <table:table-cell table:style-name="Table7.A2" office:value-type="string">
            <text:p text:style-name="P130">1-<text:span text:style-name="T237">9</text:span></text:p>
          </table:table-cell>
          <table:table-cell table:style-name="Table7.A2" office:value-type="string">
            <text:p text:style-name="P123">FP</text:p>
          </table:table-cell>
          <table:table-cell table:style-name="Table7.A2" office:value-type="string">
            <text:p text:style-name="P123">YES</text:p>
          </table:table-cell>
          <table:table-cell table:style-name="Table7.A2" office:value-type="string">
            <text:p text:style-name="P123">NO</text:p>
          </table:table-cell>
          <table:table-cell table:style-name="Table7.E2" office:value-type="string">
            <text:p text:style-name="P134">F4, F6</text:p>
          </table:table-cell>
        </table:table-row>
        <table:table-row>
          <table:table-cell table:style-name="Table7.A2" office:value-type="string">
            <text:p text:style-name="P120">7-9</text:p>
          </table:table-cell>
          <table:table-cell table:style-name="Table7.A2" office:value-type="string">
            <text:p text:style-name="P120">FP</text:p>
          </table:table-cell>
          <table:table-cell table:style-name="Table7.A2" office:value-type="string">
            <text:p text:style-name="P120">YES</text:p>
          </table:table-cell>
          <table:table-cell table:style-name="Table7.A2" office:value-type="string">
            <text:p text:style-name="P120">YES</text:p>
          </table:table-cell>
          <table:table-cell table:style-name="Table7.E2" office:value-type="string">
            <text:p text:style-name="P137">F8-F15</text:p>
          </table:table-cell>
        </table:table-row>
      </table:table>
      <text:p text:style-name="P22"/>
      <text:p text:style-name="P245"><text:span text:style-name="T119">Assembly Considerations</text:span><text:span text:style-name="T115">:</text:span></text:p>
      <text:list xml:id="list5460479429454614057" text:style-name="L19">
        <text:list-item>
          <text:p text:style-name="P320"><text:span text:style-name="T108">M</text:span><text:span text:style-name="T105">ust be preceded by a </text:span><text:span text:style-name="T16">FUNCTION</text:span><text:span text:style-name="T105"> macro.</text:span></text:p>
        </text:list-item>
        <text:list-item>
          <text:p text:style-name="P308">Any assembly or machine statements may follow.</text:p>
        </text:list-item>
      </text:list>
      <text:p text:style-name="P213"><text:span text:style-name="T156">Execution Considerations</text:span><text:span text:style-name="T204">:</text:span></text:p>
      <text:list xml:id="list3794000398171771243" text:style-name="L20">
        <text:list-item>
          <text:p text:style-name="P321"><text:span text:style-name="T110">Because only one RETURN macro is allowed per function, any need to provide an early termination of the function requires the function to branch to the function's </text:span><text:span text:style-name="T20">RETURN</text:span><text:span text:style-name="T110"> macro via it label.</text:span></text:p>
        </text:list-item>
      </text:list>
      <text:p text:style-name="P44"><text:soft-page-break/><text:span text:style-name="T246">L</text:span>abel Field Usage:</text:p>
      <text:list xml:id="list6755854489291031888" text:style-name="L21">
        <text:list-item>
          <text:p text:style-name="P322"><text:span text:style-name="T109">The label field is associated with the first instruction created by the </text:span><text:span text:style-name="T19">RETURN</text:span><text:span text:style-name="T109"> macro and may be used to pass control to it through a branch type instruction.</text:span></text:p>
        </text:list-item>
      </text:list>
      <text:p text:style-name="P27"><text:span text:style-name="T156">Positional Parameters</text:span><text:span text:style-name="T212">: </text:span><text:span text:style-name="T225">None</text:span></text:p>
      <text:p text:style-name="P31"><text:span text:style-name="T150">Keyword Parameters</text:span><text:span text:style-name="T205">: None</text:span></text:p>
      <text:p text:style-name="P56"/>
      <text:p text:style-name="P56"/>
      <text:p text:style-name="P56"/>
      <text:h text:style-name="P348" text:outline-level="1"><text:bookmark-start text:name="__RefHeading___Toc3471_1084330464"/>STACK<text:bookmark-end text:name="__RefHeading___Toc3471_1084330464"/></text:h>
      <text:p text:style-name="P53"><text:span text:style-name="T154">Source file:</text:span><text:span text:style-name="T238"> </text:span><text:span text:style-name="T1">macros/</text:span><text:span text:style-name="T62">STACK</text:span><text:span text:style-name="T1">.mac</text:span></text:p>
      <text:p text:style-name="P36"><text:span text:style-name="T204">Macro Format</text:span><text:span text:style-name="T217">:</text:span></text:p>
      <text:p text:style-name="P59"><text:span text:style-name="T217">label <text:s text:c="4"/></text:span><text:span text:style-name="T224">STACK</text:span><text:span text:style-name="T217"> </text:span><text:span text:style-name="T224">size</text:span></text:p>
      <text:p text:style-name="P241">The stack used by the <text:span text:style-name="T1">func</text:span> category macros grows from the highest memory address of the stack (the bottom of the stack) to lower addresses. <text:s/>The point at which the STACK macro is used identifies the top of the stack <text:span text:style-name="T253">(its lowest address)</text:span>. <text:s/>For the purposes of establishing the stack neither location is useful because the stack frame pointer must point to the first stack frame <text:span text:style-name="T253">that</text:span> <text:span text:style-name="T253">resides </text:span>at the bottom of the stack.</text:p>
      <text:p text:style-name="P241">The required label is equated to the location of the first stack frame given a stack whose top address is the current location within the current control section, aligned to the next double word and size, rounded down to whole double words as the bottom of the stack. <text:s/><text:span text:style-name="T253">The stack defined by the STACK macro consumes no space in its control section but is positioned relative to the control section.</text:span></text:p>
      <text:p text:style-name="Text_20_body">The first stack frame supports no local fields, being the stack frame used to preserve the state of the main program sequence. itself not <text:span text:style-name="T255">being </text:span>a function.</text:p>
      <text:p text:style-name="P210"><text:span text:style-name="T150">Assembly Considerations</text:span>:</text:p>
      <text:list xml:id="list6150686441413556236" text:style-name="L22">
        <text:list-item>
          <text:p text:style-name="P323"><text:span text:style-name="T110">The </text:span><text:span text:style-name="T20">STACK</text:span><text:span text:style-name="T110"> macro requires a preceding </text:span><text:span text:style-name="T20">FRAME</text:span><text:span text:style-name="T110"> macro within the assembly.</text:span></text:p>
        </text:list-item>
      </text:list>
      <text:p text:style-name="P214"><text:span text:style-name="T156">Execution Considerations</text:span><text:span text:style-name="T204">: None</text:span></text:p>
      <text:p text:style-name="P45"><text:span text:style-name="T246">L</text:span>abel Field Usage:</text:p>
      <text:list xml:id="list3447858509029695012" text:style-name="L23">
        <text:list-item>
          <text:p text:style-name="P309">The label field associated with the location of the first stack frame is required.</text:p>
        </text:list-item>
      </text:list>
      <text:p text:style-name="P242"><text:span text:style-name="T117">Positional Parameters</text:span><text:span text:style-name="T105">:</text:span></text:p>
      <text:list xml:id="list6926701893070958860" text:style-name="L24">
        <text:list-item>
          <text:p text:style-name="P324"><text:span text:style-name="T110">The required </text:span><text:span text:style-name="T20">size</text:span><text:span text:style-name="T110"> positional parameter specifies the size of the stack and must be a self-defining term.</text:span></text:p>
        </text:list-item>
      </text:list>
      <text:p text:style-name="P242"><text:span text:style-name="T117">Keyword Parameters</text:span><text:span text:style-name="T105">: None</text:span></text:p>
      <text:p text:style-name="P217"/>
      <text:p text:style-name="P217"/>
      <text:h text:style-name="P348" text:outline-level="1"><text:bookmark-start text:name="__RefHeading___Toc3651_1084330464"/>STKINIT<text:bookmark-end text:name="__RefHeading___Toc3651_1084330464"/></text:h>
      <text:p text:style-name="P54"><text:span text:style-name="T154">Source file:</text:span><text:span text:style-name="T238"> </text:span><text:span text:style-name="T1">macros/</text:span><text:span text:style-name="T62">ST</text:span><text:span text:style-name="T63">KINIT</text:span><text:span text:style-name="T1">.mac</text:span></text:p>
      <text:p text:style-name="P37"><text:span text:style-name="T204">Macro Format</text:span><text:span text:style-name="T217">:</text:span></text:p>
      <text:p text:style-name="P3"><text:span text:style-name="T217">[</text:span><text:span text:style-name="T205">label] <text:s text:c="2"/>STKINIT </text:span><text:span text:style-name="T227">bottom</text:span></text:p>
      <text:p text:style-name="P3"><text:span text:style-name="T205"><text:s text:c="16"/></text:span><text:span text:style-name="T226">[,LOAD=[YES|</text:span><text:span text:style-name="T160">NO</text:span><text:span text:style-name="T226">]]</text:span></text:p>
      <text:p text:style-name="P60"/>
      <text:p text:style-name="P47"><text:span text:style-name="T205">The </text:span><text:span text:style-name="T3">STKINIT</text:span><text:span text:style-name="T205"> macro is used to initialize the stack frame pointer register, </text:span><text:span text:style-name="T228">general register 15,</text:span><text:span text:style-name="T205"> with the address of the first stack frame at the bottom of the stack. <text:s/></text:span><text:span text:style-name="T228">The value of the </text:span><text:span text:style-name="T13">bottom</text:span><text:span text:style-name="T228"> positional parameter is used to establish the content of the stack frame pointer.</text:span></text:p>
      <text:p text:style-name="P48"><text:span text:style-name="T205">If the bottom parameter is a register enclosed in parenthesis, the stack frame pointer is loaded from the contents of the specified register. <text:s/>It the bottom parameter is a label its treatment is determined by the </text:span><text:span text:style-name="T3">LOAD</text:span><text:span text:style-name="T205"> keyword parameter.</text:span></text:p>
      <text:p text:style-name="P48">Assembly Considerations<text:span text:style-name="T205">:</text:span></text:p>
      <text:list xml:id="list3316491922262715943" text:style-name="L25">
        <text:list-item>
          <text:p text:style-name="P325"><text:span text:style-name="T107">A preceding </text:span><text:span text:style-name="T18">FRAME</text:span><text:span text:style-name="T108"> macro is required </text:span><text:span text:style-name="T113">before invoking the </text:span><text:span text:style-name="T18">STKINIT</text:span><text:span text:style-name="T113"> macro</text:span><text:span text:style-name="T108">.</text:span></text:p>
        </text:list-item>
        <text:list-item>
          <text:p text:style-name="P326"><text:span text:style-name="T108">T</text:span><text:span text:style-name="T105">o use the </text:span><text:span text:style-name="T16">label</text:span><text:span text:style-name="T105"> created by the </text:span><text:span text:style-name="T16">STACK</text:span><text:span text:style-name="T105"> macro, code:</text:span></text:p>
        </text:list-item>
      </text:list>
      <text:p text:style-name="P293">STKINIT label,LOAD=YES</text:p>
      <text:p text:style-name="P243"><text:span text:style-name="T118">E</text:span><text:span text:style-name="T117">xecution Considerations</text:span><text:span text:style-name="T105">:</text:span></text:p>
      <text:list xml:id="list6934375908992553522" text:style-name="L26">
        <text:list-item>
          <text:p text:style-name="P327"><text:span text:style-name="T112">G</text:span><text:span text:style-name="T111">eneral register 15 </text:span><text:span text:style-name="T112">is assumed to be the current stack frame pointer when a function is called, however its content is established (or not). <text:s/>If a meaningful location has not been established in general register 15, unpredictable results will likely occur.</text:span></text:p>
        </text:list-item>
      </text:list>
      <text:p text:style-name="P243"><text:span text:style-name="T117">Label Field Usage</text:span><text:span text:style-name="T105">:</text:span></text:p>
      <text:list xml:id="list3248813196241112686" text:style-name="L27">
        <text:list-item>
          <text:p text:style-name="P310">The label field, if supplied, identifies the first instruction of the macro expansion.</text:p>
        </text:list-item>
      </text:list>
      <text:p text:style-name="P243"><text:span text:style-name="T117">Positional Parameters</text:span><text:span text:style-name="T105">:</text:span></text:p>
      <text:list xml:id="list6158382904720511334" text:style-name="L28">
        <text:list-item>
          <text:p text:style-name="P311">The <text:span text:style-name="T1">bottom</text:span> parameter is required. <text:s/>It may be a register enclosed in parentheses or a label.</text:p>
        </text:list-item>
      </text:list>
      <text:p text:style-name="P243"><text:span text:style-name="T117">Keyword Parameters</text:span><text:span text:style-name="T105">:</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70">Keyword</text:p>
            </table:table-cell>
            <table:table-cell table:style-name="Table12.A1" office:value-type="string">
              <text:p text:style-name="P70">Default</text:p>
            </table:table-cell>
            <table:table-cell table:style-name="Table12.C1" office:value-type="string">
              <text:p text:style-name="P70">Description</text:p>
            </table:table-cell>
          </table:table-row>
        </table:table-header-rows>
        <table:table-row>
          <table:table-cell table:style-name="Table12.A2" office:value-type="string">
            <text:p text:style-name="P99">LOAD</text:p>
          </table:table-cell>
          <table:table-cell table:style-name="Table12.A2" office:value-type="string">
            <text:p text:style-name="P97">NO</text:p>
          </table:table-cell>
          <table:table-cell table:style-name="Table12.C2" office:value-type="string">
            <text:p text:style-name="P117">Specify:</text:p>
            <text:list xml:id="list115345740081881" text:continue-list="list115344016419474" text:style-name="L9">
              <text:list-item>
                <text:p text:style-name="P362"><text:span text:style-name="T1">NO</text:span> to load the address constant identified by the <text:span text:style-name="T1">bottom</text:span> parameter label into the <text:soft-page-break/>stack frame pointer or</text:p>
              </text:list-item>
              <text:list-item>
                <text:p text:style-name="P356"><text:span text:style-name="T64">YES</text:span> <text:span text:style-name="T256">to create an inline address constant of the </text:span><text:span text:style-name="T64">bottom</text:span><text:span text:style-name="T256"> parameter label and load it into the stack frame pointer.</text:span></text:p>
              </text:list-item>
            </text:list>
            <text:p text:style-name="P139">Ignored if the <text:span text:style-name="T1">bottom</text:span> parameter is a register.</text:p>
          </table:table-cell>
        </table:table-row>
      </table:table>
      <text:p text:style-name="P17"/>
      <text:p text:style-name="P218"/>
      <text:h text:style-name="P351" text:outline-level="1"><text:bookmark-start text:name="__RefHeading___Toc17272_911578974"/>HOWTO use Functions<text:bookmark-end text:name="__RefHeading___Toc17272_911578974"/></text:h>
      <text:p text:style-name="P328">The use of a program stack and associated function calls proves to be a very useful programming technique. <text:s/>SATK has adapted, with a few adjustments, the Executable and Linking Format (ELF) function calling conventions with a few adjustments for s390 and extensions for other CPU's.</text:p>
      <text:p text:style-name="P285"><text:span text:style-name="T73">S</text:span><text:span text:style-name="T130">ee the “Appendix A – SATK Functions vs. ELF ABI” for details </text:span><text:span text:style-name="T131">on how SATK functions differ from ELF ABI functions.</text:span></text:p>
      <text:h text:style-name="Heading_20_2" text:outline-level="2"><text:bookmark-start text:name="__RefHeading___Toc17274_911578974"/>Why Functions?<text:bookmark-end text:name="__RefHeading___Toc17274_911578974"/></text:h>
      <text:p text:style-name="P171">Any branching instruction interrupts the default sequential instruction execution of a CPU. <text:s/>This is true for subroutine branching instructions. <text:s/>When using such instructions, the only state the subroutine must preserve is the location to which control must be returned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p>
      <text:p text:style-name="P172">The natural recourse for this challenge is to establish a set of conventions observed by all subroutines and a reusable strategy for the preservation of program state during the call to a subroutine. <text:s/><text:span text:style-name="T282">Legacy mainframe programs use linked register save areas. <text:s/>The programmer has the responsibility of supplying the save area or areas if multiple calling depths are required. <text:s/>They were typically provided as a portion of the program, one save area per subroutine. <text:s/>Unless dynamic allocation of the save area is available, subroutine recursion is not possible. <text:s/>A lot is left up to the programmer to manage in this system.</text:span></text:p>
      <text:p text:style-name="P258">The set of conventions and macros provided by this macro category alleviates nearly all of the drudgery required for generalized subroutine linkage supporting recursion, and, if functions are coded correctly, re-entrant usage. <text:s/>These conventions differ quite significantly from those used by legacy programs. <text:s/><text:span text:style-name="T283">Rather than a linked list of save areas, the program state, regardless of the number of subroutine calls, is preserved in the program stack. <text:s/>The program stack provides the simplest form of dynamic memory allocation for register save areas. <text:s/>It replaces the linked list of register save areas in legacy programs. <text:s/>Each subroutine gets a portion of the stack, a stack frame, for preserving its own state. <text:s/>The subroutines play by a set of rules that preserve the state and manage stack frames within the stack.</text:span></text:p>
      <text:p text:style-name="P173">Program state requiring preservation is variable data (as opposed to constant data) that must <text:soft-page-break/>not be altered while a subroutine is executing on behalf of the program. <text:s/>Such variable data can reside in two places. <text:s/>One is memory used by the calling portion of the program. <text:s/>The second is resident within CPU registers at the point the subroutine is actually called. <text:s/>For the <text:span text:style-name="T265">preservation of</text:span> variable data in CPU registers, there is only one place where the data can be preserved, namely memory. <text:s/>The stack frame supports the preservation of both. <text:s/>The first form of variable data can reside in the stack frame itself while the <text:span text:style-name="T286">subroutine</text:span> is running as local <text:span text:style-name="T286">stack </text:span>data. <text:s/>The second form, CPU registers, must be transferred to storage, also in the stack frame, to preserve it, and returned to the registers <text:span text:style-name="T201">by the called subroutine</text:span>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ext:span text:style-name="T284">a</text:span> called subroutine. <text:s/>For such interactions to occur, the program and all subroutines must support the same set of conventions, particularly with regard to CPU registers that participate in the process of state preservation and how each stack frame is structured.</text:p>
      <text:p text:style-name="P174">The set of conventions for the purpose of simplifying the use of subroutines are collectively described here as “functions.” <text:s/>Functions, <text:span text:style-name="T284">as implemented in the SATK</text:span> solve much of the programming challenge in the use of subroutines for the assembly language programmer (and compiler developers too). <text:s/>It should be obvious that it is very desirable for these conventions' implementation be as efficient as possible. <text:s/>The conventions will be used in numerous programs and any inefficiencies will be magnified through this usage. <text:s/>The point at which a function call is made, the entering of the called function (prolog) and the point of return (epilog) by the called function become the critical points where the conventions are managed. <text:s/>It is within these key points that the stack is managed. <text:s/>The CPU instructions, the registers and roles within the CPU will drive the conventions.</text:p>
      <text:p text:style-name="P175">The following SATK macros are provided for the support of functions.</text:p>
      <table:table table:name="Table23" table:style-name="Table23">
        <table:table-column table:style-name="Table23.A" table:number-columns-repeated="3"/>
        <table:table-column table:style-name="Table23.D"/>
        <table:table-header-rows>
          <table:table-row>
            <table:table-cell table:style-name="Table23.A1" office:value-type="string">
              <text:p text:style-name="P64">Definition</text:p>
            </table:table-cell>
            <table:table-cell table:style-name="Table23.A1" office:value-type="string">
              <text:p text:style-name="P64">Creation</text:p>
            </table:table-cell>
            <table:table-cell table:style-name="Table23.A1" office:value-type="string">
              <text:p text:style-name="P64">Init/Term</text:p>
            </table:table-cell>
            <table:table-cell table:style-name="Table23.D1" office:value-type="string">
              <text:p text:style-name="P63">Process</text:p>
            </table:table-cell>
          </table:table-row>
        </table:table-header-rows>
        <table:table-row>
          <table:table-cell table:style-name="Table23.A2" office:value-type="string">
            <text:p text:style-name="P86">FRAME: STKF</text:p>
            <text:p text:style-name="P87"><text:s text:c="7"/>STKG</text:p>
          </table:table-cell>
          <table:table-cell table:style-name="Table23.A2" office:value-type="string">
            <text:p text:style-name="P87">STACK</text:p>
            <text:p text:style-name="P87">LOCAL</text:p>
            <text:p text:style-name="P87">FUNCTION</text:p>
          </table:table-cell>
          <table:table-cell table:style-name="Table23.A2" office:value-type="string">
            <text:p text:style-name="P88"><text:span text:style-name="T74">Init</text:span><text:span text:style-name="T75">: </text:span><text:span text:style-name="T141">STKINIT</text:span></text:p>
          </table:table-cell>
          <table:table-cell table:style-name="Table23.D2" office:value-type="string">
            <text:p text:style-name="P88"><text:span text:style-name="T76">M: </text:span><text:span text:style-name="T142">CALL</text:span></text:p>
            <text:p text:style-name="P88"><text:span text:style-name="T77">M: </text:span><text:span text:style-name="T142">CALLR</text:span></text:p>
            <text:p text:style-name="P108"><text:span text:style-name="T143">M: </text:span><text:span text:style-name="T24">RETURN</text:span></text:p>
          </table:table-cell>
        </table:table-row>
      </table:table>
      <text:p text:style-name="Text_20_body"/>
      <text:h text:style-name="P363" text:outline-level="2"><text:bookmark-start text:name="__RefHeading___Toc4186_1570321624"/><text:span text:style-name="T309">How the</text:span> Stack <text:span text:style-name="T309">Works</text:span><text:bookmark-end text:name="__RefHeading___Toc4186_1570321624"/></text:h>
      <text:p text:style-name="P247">The SATK function stack is an area of memory <text:span text:style-name="T276">in which</text:span> function state <text:span text:style-name="T276">is managed</text:span>. <text:s/>Each caller of a function has an element on the stack, its stack frame, contain<text:span text:style-name="T266">ing</text:span> the caller's state. <text:s/><text:span text:style-name="T266">Each called function has its own element on the stack for its state. <text:s/>In the case of a function, </text:span><text:soft-page-break/><text:span text:style-name="T266">the stack frame may optionally provide space in memory for use by the function itself.</text:span></text:p>
      <text:p text:style-name="P248">The stack and its stack frames are integral to SATK implemented functions. <text:s/><text:span text:style-name="T276">T</text:span>he stack is a last-in/first-out (LIFO), or push down, stack. <text:s/>As stack frames are added to the stack, the stack grows to <text:span text:style-name="T150">lower</text:span> memory addresses. <text:s/>As stack frame<text:span text:style-name="T267">s</text:span> are removed from the stack, <text:span text:style-name="T267">it shrinks to </text:span><text:span text:style-name="T161">higher</text:span><text:span text:style-name="T267"> memory addresses. <text:s/>The top stack frame, the most recent “last-in” stack frame, is located by the stack frame pointer (SFP). <text:s/>The SFP always points to the most recently called function's stack frame. <text:s/>Or, in the case of the main program, the main program's stack frame allowing it to call functions.</text:span></text:p>
      <text:p text:style-name="P249">The stack uses a general register, 15, as the pointer to the current stack frame in use. <text:s/>As each function is called a new stack frame is added to the stack by placing it at a lower memory address, decreasing the value in general register 15 by the length of the stack frame being added. <text:s/><text:span text:style-name="T276">The reverse happens when a stack frame is removed. <text:s/>The value in general register 15 is increased by the size of the stack frame being removed, moving the stack frame pointer to the previous stack frame on the stack. <text:s/>The SFP always points to a double word boundary.</text:span></text:p>
      <text:p text:style-name="P250">This diagram illustrates the structure of a stack. <text:s/>The main program has called function A. <text:s/><text:span text:style-name="T274">Function A uses some local fields within its stack frame. <text:s/></text:span>In turn function A has called function B. <text:s text:c="2"/><text:span text:style-name="T274">Function B is currently executing, so the SFP points to its stack frame. <text:s/>The stack frame used by Function A, because of the local fields, is larger the other stack frames. <text:s/>Stack frames vary in size, but are never shorter than the size required by the common fields..</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table:number-rows-spanned="3" office:value-type="string">
              <text:p text:style-name="P83">UNUSED</text:p>
            </table:table-cell>
            <table:table-cell table:style-name="Table11.B1" office:value-type="string">
              <text:p text:style-name="P83">Function B</text:p>
            </table:table-cell>
            <table:table-cell table:style-name="Table11.C1" office:value-type="string">
              <text:p text:style-name="P83">Function <text:span text:style-name="T72">A</text:span></text:p>
            </table:table-cell>
            <table:table-cell table:style-name="Table11.D1" office:value-type="string">
              <text:p text:style-name="P83">Main Program</text:p>
            </table:table-cell>
          </table:table-row>
        </table:table-header-rows>
        <table:table-row>
          <table:covered-table-cell/>
          <table:table-cell table:style-name="Table11.B2" office:value-type="string">
            <text:p text:style-name="P82">Stack Frame 2</text:p>
          </table:table-cell>
          <table:table-cell table:style-name="Table11.C2" office:value-type="string">
            <text:p text:style-name="P82">Stack Frame 1</text:p>
          </table:table-cell>
          <table:table-cell table:style-name="Table11.D2" office:value-type="string">
            <text:p text:style-name="P82">Stack Frame 0</text:p>
          </table:table-cell>
        </table:table-row>
        <table:table-row>
          <table:covered-table-cell/>
          <table:table-cell table:style-name="Table11.B3" office:value-type="string">
            <text:p text:style-name="P102">Common Fields</text:p>
          </table:table-cell>
          <table:table-cell table:style-name="Table11.C3" office:value-type="string">
            <text:p text:style-name="P100"><text:span text:style-name="T270">Common Fields </text:span><text:span text:style-name="T271"><text:s/></text:span><text:span text:style-name="T272">Local Flds</text:span><text:span text:style-name="T271"> <text:s text:c="9"/></text:span><text:span text:style-name="T269"><text:s text:c="12"/></text:span><text:s text:c="10"/></text:p>
          </table:table-cell>
          <table:table-cell table:style-name="Table11.D3" office:value-type="string">
            <text:p text:style-name="P101"><text:span text:style-name="T268">Common Fields </text:span><text:s/></text:p>
          </table:table-cell>
        </table:table-row>
        <table:table-row>
          <table:table-cell table:style-name="Table11.A4" office:value-type="string">
            <text:p text:style-name="P156"><text:span text:style-name="T132">End</text:span> <text:s text:c="29"/>SFP (R15)--&gt;</text:p>
          </table:table-cell>
          <table:table-cell table:style-name="Table11.B4" office:value-type="string">
            <text:p text:style-name="P141">Top</text:p>
          </table:table-cell>
          <table:table-cell table:style-name="Table11.C4" office:value-type="string">
            <text:p text:style-name="P141"/>
          </table:table-cell>
          <table:table-cell table:style-name="Table11.D4" office:value-type="string">
            <text:p text:style-name="P140"><text:span text:style-name="T134">Bottom</text:span><text:span text:style-name="T273"> <text:s text:c="8"/></text:span>Start</text:p>
          </table:table-cell>
        </table:table-row>
      </table:table>
      <text:p text:style-name="P249"/>
      <text:p text:style-name="P257">Each caller of a function must have a stack frame on the stack. <text:s/>So the <text:span text:style-name="T132">Bottom</text:span> <text:span text:style-name="T275">entry must exist before any function is called by the program. <text:s/>The </text:span><text:span text:style-name="T66">STACK</text:span><text:span text:style-name="T275"> macro establishes the location of the </text:span><text:span text:style-name="T135">Bottom</text:span><text:span text:style-name="T275"> entry by calculating where a stack would end (the Start+1 location) relative to the end of the program and then reserving space for the </text:span><text:span text:style-name="T135">Bottom</text:span><text:span text:style-name="T275"> entry's common fields and giving it a label. <text:s/></text:span><text:span text:style-name="T66">STKINIT</text:span><text:span text:style-name="T275"> initializes the stack with the bottom entry by loading the </text:span><text:span text:style-name="T135">Bottom</text:span><text:span text:style-name="T275"> entry's stack frame address into the SFP (R15). <text:s/>This usage of </text:span><text:span text:style-name="T66">STKINIT</text:span><text:span text:style-name="T275"> is only one way the macro can establish the location of the </text:span><text:span text:style-name="T135">Bottom</text:span><text:span text:style-name="T275"> stack entry. <text:s/>The content of the </text:span><text:span text:style-name="T135">Bottom</text:span><text:span text:style-name="T275"> stack frame is unknown at this point. <text:s/>However, after the program starts to call functions it will contain the main program's state during its function calls.</text:span></text:p>
      <text:p text:style-name="P259"><text:soft-page-break/>No mechanism at present exists within the SATK function implementation for detection of stack underflow or overflow. <text:s/><text:span text:style-name="T285">The program can provide overflow detection by examining the SFP following the </text:span><text:span text:style-name="T69">FUNCTION</text:span><text:span text:style-name="T285"> macro. <text:s/>If the SFP contains a value less than </text:span><text:span text:style-name="T136">End</text:span><text:span text:style-name="T285">, stack overflow or SFP corruption has occurred. <text:s/>Stack underflow is not detectable. <text:s/>It requires examination of the SFP following the removal of the returning function but before the caller's stack contents are accessed and control returns to the caller. <text:s/>These two actions occur within the </text:span><text:span text:style-name="T69">RETURN</text:span><text:span text:style-name="T285"> macro and would require an enhancement to it.</text:span></text:p>
      <text:p text:style-name="P251">Each function is composed of three parts:</text:p>
      <text:list xml:id="list4226826218694779715" text:style-name="L29">
        <text:list-item>
          <text:p text:style-name="P329">a prolog used when control is passed to the function by its caller,</text:p>
        </text:list-item>
        <text:list-item>
          <text:p text:style-name="P329">the function body that does the work of function, and</text:p>
        </text:list-item>
        <text:list-item>
          <text:p text:style-name="P329">an epilog that passes control back to the function caller.</text:p>
        </text:list-item>
      </text:list>
      <text:p text:style-name="P252">The function prolog and epilog is where caller state and stack management occurs.</text:p>
      <text:h text:style-name="Heading_20_2" text:outline-level="2"><text:bookmark-start text:name="__RefHeading___Toc4213_940464062"/>Calling a Function<text:bookmark-end text:name="__RefHeading___Toc4213_940464062"/></text:h>
      <text:p text:style-name="P253">The <text:span text:style-name="T1">CALL</text:span> or <text:span text:style-name="T1">CALLR</text:span> macro initiates the transfer of control to a called function. <text:s/>In the process of doing that, the called function's base register is established in general register 13, and the return point is provided <text:span text:style-name="T279">to </text:span>the called function in general register 14.</text:p>
      <text:p text:style-name="P256">Regardless of the architecture level in which the macros are used, the same functionality is provided. <text:s/>The architecture level may dictate how the functions are performed, meaning which instructions are used, but the results are the same.</text:p>
      <text:h text:style-name="Heading_20_3" text:outline-level="3"><text:bookmark-start text:name="__RefHeading___Toc9322_1697585591"/>Register Usage<text:bookmark-end text:name="__RefHeading___Toc9322_1697585591"/></text:h>
      <text:p text:style-name="P273">The following table describes the register conventions of SATK functions. <text:s/>Volatile registers are highlighted in yellow. <text:s/>General registers are prefixed with the letter 'R'. <text:s/>Floating point registers are prefixed with the letter 'F'. <text:s/>Access registers are prefixed with the letter 'A'. <text:s/>Control registers are prefixed with the letter 'C'. <text:s/>'FPC' designates the Floating-Point-Control register. <text:s/><text:span text:style-name="T295">Vector registers are prefixed with the letter 'V'.</text:span></text:p>
      <text:p text:style-name="P277">The 'Levels' column indicates in which architecture levels the convention applies. <text:s/><text:span text:style-name="T299">The term “caller' means either the main program or a function that calls a function. <text:s/></text:span></text:p>
      <text:p text:style-name="P278"><text:span text:style-name="T299">Table cells in </text:span><text:span text:style-name="T301">RED</text:span><text:span text:style-name="T299"> indicate the caller must itself preserve these register contents in either registers that are preserved across function calls, in memory (the main program) or local stack frame fields (function body). <text:s/>No action on the part of the caller is required if the contents do no require preservation across a function call.</text:span></text:p>
      <text:p text:style-name="P278"><text:soft-page-break/><text:span text:style-name="T299">Table cells in </text:span><text:span text:style-name="T302">YELLOW</text:span><text:span text:style-name="T299"> indicate the caller must itself preserve these register contents in either registers that are preserved across function calls, <text:s/>memory (the main program), or local stack frame fields (function body) if the conditions indicated in the Note are not met. <text:s text:c="3"/>No action on the part of the caller is required if the contents do no require preservation across a function call.</text:span></text:p>
      <text:p text:style-name="P280">Table cells in <text:span text:style-name="T269">BLUE</text:span> are only saved in the stack frame if <text:span text:style-name="T1">FRAME</text:span><text:span text:style-name="T72"> </text:span><text:span text:style-name="T1">PACK=NO</text:span><text:span text:style-name="T72"> </text:span><text:span text:style-name="T129">and the condition in a note, when present, is met</text:span>.</text:p>
      <text:p text:style-name="P280">Table cells in <text:span text:style-name="T304">GREEN</text:span> are <text:span text:style-name="T305">always </text:span>saved in the stack frame <text:span text:style-name="T305">and the condition in a note, when present, is met</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84">Level</text:p>
            </table:table-cell>
            <table:table-cell table:style-name="Table14.A1" office:value-type="string">
              <text:p text:style-name="P84">Register(s)</text:p>
            </table:table-cell>
            <table:table-cell table:style-name="Table14.A1" office:value-type="string">
              <text:p text:style-name="P84"><text:span text:style-name="T296">Caller </text:span>Before Function Call</text:p>
            </table:table-cell>
            <table:table-cell table:style-name="Table14.A1" office:value-type="string">
              <text:p text:style-name="P84">At Function Body Entry</text:p>
            </table:table-cell>
            <table:table-cell table:style-name="Table14.E1" office:value-type="string">
              <text:p text:style-name="P84">Upon Return <text:span text:style-name="T303">to Caller</text:span></text:p>
            </table:table-cell>
          </table:table-row>
        </table:table-header-rows>
        <table:table-row>
          <table:table-cell table:style-name="Table14.A2" office:value-type="string">
            <text:p text:style-name="P166">1-9</text:p>
          </table:table-cell>
          <table:table-cell table:style-name="Table14.A2" office:value-type="string">
            <text:p text:style-name="P166">R0</text:p>
          </table:table-cell>
          <table:table-cell table:style-name="Table14.C2" office:value-type="string">
            <text:p text:style-name="P161">Local usage</text:p>
          </table:table-cell>
          <table:table-cell table:style-name="Table14.A2" office:value-type="string">
            <text:p text:style-name="P166">Unpredictable and <text:span text:style-name="T300">a</text:span>vailable</text:p>
          </table:table-cell>
          <table:table-cell table:style-name="Table14.E3" office:value-type="string">
            <text:p text:style-name="P166">unpredictable</text:p>
          </table:table-cell>
        </table:table-row>
        <table:table-row>
          <table:table-cell table:style-name="Table14.A2" office:value-type="string">
            <text:p text:style-name="P158">1-9</text:p>
          </table:table-cell>
          <table:table-cell table:style-name="Table14.A2" office:value-type="string">
            <text:p text:style-name="P157"><text:span text:style-name="T300">R0, </text:span>R1</text:p>
          </table:table-cell>
          <table:table-cell table:style-name="Table14.C2" office:value-type="string">
            <text:p text:style-name="P161">Local usage</text:p>
          </table:table-cell>
          <table:table-cell table:style-name="Table14.A2" office:value-type="string">
            <text:p text:style-name="P157">Unpredictable and available </text:p>
          </table:table-cell>
          <table:table-cell table:style-name="Table14.E3" office:value-type="string">
            <text:p text:style-name="P157">unpredictable</text:p>
          </table:table-cell>
        </table:table-row>
        <table:table-row>
          <table:table-cell table:style-name="Table14.A2" office:value-type="string">
            <text:p text:style-name="P158">1-9</text:p>
          </table:table-cell>
          <table:table-cell table:style-name="Table14.B4" office:value-type="string">
            <text:p text:style-name="P158">R2-R5</text:p>
          </table:table-cell>
          <table:table-cell table:style-name="Table14.C2" office:value-type="string">
            <text:p text:style-name="P158">Function arguments <text:span text:style-name="T300">or local usage</text:span></text:p>
          </table:table-cell>
          <table:table-cell table:style-name="Table14.A2" office:value-type="string">
            <text:p text:style-name="P158">Function arguments <text:span text:style-name="T300">or unpredictable</text:span></text:p>
          </table:table-cell>
          <table:table-cell table:style-name="Table14.E4" office:value-type="string">
            <text:p text:style-name="P158">Returned values or unpredictable</text:p>
          </table:table-cell>
        </table:table-row>
        <table:table-row>
          <table:table-cell table:style-name="Table14.A2" office:value-type="string">
            <text:p text:style-name="P158">1-9</text:p>
          </table:table-cell>
          <table:table-cell table:style-name="Table14.B5" office:value-type="string">
            <text:p text:style-name="P158">R6</text:p>
          </table:table-cell>
          <table:table-cell table:style-name="Table14.A2" office:value-type="string">
            <text:p text:style-name="P158">Function argument</text:p>
          </table:table-cell>
          <table:table-cell table:style-name="Table14.A2" office:value-type="string">
            <text:p text:style-name="P158">Function argument</text:p>
          </table:table-cell>
          <table:table-cell table:style-name="Table14.E5" office:value-type="string">
            <text:p text:style-name="P162">Caller's value before call</text:p>
          </table:table-cell>
        </table:table-row>
        <table:table-row>
          <table:table-cell table:style-name="Table14.A2" office:value-type="string">
            <text:p text:style-name="P158">1-9</text:p>
          </table:table-cell>
          <table:table-cell table:style-name="Table14.B5" office:value-type="string">
            <text:p text:style-name="P158">R7-R12</text:p>
          </table:table-cell>
          <table:table-cell table:style-name="Table14.A2" office:value-type="string">
            <text:p text:style-name="P158">Local usage</text:p>
          </table:table-cell>
          <table:table-cell table:style-name="Table14.A2" office:value-type="string">
            <text:p text:style-name="P158">Available <text:span text:style-name="T296">to function</text:span></text:p>
          </table:table-cell>
          <table:table-cell table:style-name="Table14.E6" office:value-type="string">
            <text:p text:style-name="P162">Caller's value before call</text:p>
          </table:table-cell>
        </table:table-row>
        <table:table-row>
          <table:table-cell table:style-name="Table14.A2" office:value-type="string">
            <text:p text:style-name="P158">1-9</text:p>
          </table:table-cell>
          <table:table-cell table:style-name="Table14.B5" office:value-type="string">
            <text:p text:style-name="P158">R13</text:p>
          </table:table-cell>
          <table:table-cell table:style-name="Table14.A2" office:value-type="string">
            <text:p text:style-name="P158">Local usage</text:p>
          </table:table-cell>
          <table:table-cell table:style-name="Table14.A2" office:value-type="string">
            <text:p text:style-name="P158">Function base register</text:p>
          </table:table-cell>
          <table:table-cell table:style-name="Table14.E7" office:value-type="string">
            <text:p text:style-name="P162">Caller's value before call</text:p>
          </table:table-cell>
        </table:table-row>
        <table:table-row>
          <table:table-cell table:style-name="Table14.A2" office:value-type="string">
            <text:p text:style-name="P158">1-9</text:p>
          </table:table-cell>
          <table:table-cell table:style-name="Table14.B5" office:value-type="string">
            <text:p text:style-name="P158">R14</text:p>
          </table:table-cell>
          <table:table-cell table:style-name="Table14.A2" office:value-type="string">
            <text:p text:style-name="P158">Local usage</text:p>
          </table:table-cell>
          <table:table-cell table:style-name="Table14.A2" office:value-type="string">
            <text:p text:style-name="P158">Caller's return location</text:p>
          </table:table-cell>
          <table:table-cell table:style-name="Table14.E8" office:value-type="string">
            <text:p text:style-name="P158">Caller's return location</text:p>
          </table:table-cell>
        </table:table-row>
        <table:table-row>
          <table:table-cell table:style-name="Table14.A2" office:value-type="string">
            <text:p text:style-name="P158">1-9</text:p>
          </table:table-cell>
          <table:table-cell table:style-name="Table14.B5" office:value-type="string">
            <text:p text:style-name="P158">R15</text:p>
          </table:table-cell>
          <table:table-cell table:style-name="Table14.A2" office:value-type="string">
            <text:p text:style-name="P158">Caller's <text:span text:style-name="T296">SFP</text:span></text:p>
          </table:table-cell>
          <table:table-cell table:style-name="Table14.A2" office:value-type="string">
            <text:p text:style-name="P158">Function's <text:span text:style-name="T296">SFP</text:span></text:p>
          </table:table-cell>
          <table:table-cell table:style-name="Table14.E9" office:value-type="string">
            <text:p text:style-name="P158">Caller's <text:span text:style-name="T296">SFP</text:span></text:p>
          </table:table-cell>
        </table:table-row>
        <table:table-row>
          <table:table-cell table:style-name="Table14.A2" office:value-type="string">
            <text:p text:style-name="P162">1-<text:span text:style-name="T307">6</text:span></text:p>
          </table:table-cell>
          <table:table-cell table:style-name="Table14.B4" office:value-type="string">
            <text:p text:style-name="P162">F0, F2</text:p>
            <text:p text:style-name="P167">Note 3</text:p>
          </table:table-cell>
          <table:table-cell table:style-name="Table14.C2" office:value-type="string">
            <text:p text:style-name="P158">Function arguments</text:p>
          </table:table-cell>
          <table:table-cell table:style-name="Table14.A2" office:value-type="string">
            <text:p text:style-name="P158">Function arguments</text:p>
          </table:table-cell>
          <table:table-cell table:style-name="Table14.E10" office:value-type="string">
            <text:p text:style-name="P158">Returned values or unpredictable</text:p>
          </table:table-cell>
        </table:table-row>
        <table:table-row>
          <table:table-cell table:style-name="Table14.A2" office:value-type="string">
            <text:p text:style-name="P162">1-<text:span text:style-name="T307">6</text:span></text:p>
          </table:table-cell>
          <table:table-cell table:style-name="Table14.B5" office:value-type="string">
            <text:p text:style-name="P162">F4, F6</text:p>
            <text:p text:style-name="P167">Note 3</text:p>
          </table:table-cell>
          <table:table-cell table:style-name="Table14.C11" office:value-type="string">
            <text:p text:style-name="P159">Local usage</text:p>
          </table:table-cell>
          <table:table-cell table:style-name="Table14.A2" office:value-type="string">
            <text:p text:style-name="P162">Available to function</text:p>
          </table:table-cell>
          <table:table-cell table:style-name="Table14.E11" office:value-type="string">
            <text:p text:style-name="P162">Caller's value before call. <text:s/><text:span text:style-name="T298">Note 1</text:span></text:p>
          </table:table-cell>
        </table:table-row>
        <table:table-row>
          <table:table-cell table:style-name="Table14.A2" office:value-type="string">
            <text:p text:style-name="P164">7-9</text:p>
          </table:table-cell>
          <table:table-cell table:style-name="Table14.B4" office:value-type="string">
            <text:p text:style-name="P164">F0, F<text:span text:style-name="T306">2, F4, F6</text:span></text:p>
            <text:p text:style-name="P167">Note 4</text:p>
          </table:table-cell>
          <table:table-cell table:style-name="Table14.C2" office:value-type="string">
            <text:p text:style-name="P164">Function arguments</text:p>
          </table:table-cell>
          <table:table-cell table:style-name="Table14.A2" office:value-type="string">
            <text:p text:style-name="P164">Function arguments</text:p>
          </table:table-cell>
          <table:table-cell table:style-name="Table14.E12" office:value-type="string">
            <text:p text:style-name="P160">Returned values or unpredictable.</text:p>
          </table:table-cell>
        </table:table-row>
        <table:table-row>
          <table:table-cell table:style-name="Table14.A2" office:value-type="string">
            <text:p text:style-name="P164">7-9</text:p>
          </table:table-cell>
          <table:table-cell table:style-name="Table14.B5" office:value-type="string">
            <text:p text:style-name="P164"><text:span text:style-name="T306">F1, F3, F5, F7, </text:span>F8-F15</text:p>
            <text:p text:style-name="P167">Note 4</text:p>
          </table:table-cell>
          <table:table-cell table:style-name="Table14.C11" office:value-type="string">
            <text:p text:style-name="P160">Local usage</text:p>
          </table:table-cell>
          <table:table-cell table:style-name="Table14.A2" office:value-type="string">
            <text:p text:style-name="P163">Available to function</text:p>
          </table:table-cell>
          <table:table-cell table:style-name="Table14.E13" office:value-type="string">
            <text:p text:style-name="P163">Caller's value before call. <text:span text:style-name="T297">Note 2</text:span></text:p>
          </table:table-cell>
        </table:table-row>
        <table:table-row>
          <table:table-cell table:style-name="Table14.A2" office:value-type="string">
            <text:p text:style-name="P165">7-9</text:p>
          </table:table-cell>
          <table:table-cell table:style-name="Table14.A2" office:value-type="string">
            <text:p text:style-name="P165">FPC</text:p>
          </table:table-cell>
          <table:table-cell table:style-name="Table14.C2" office:value-type="string">
            <text:p text:style-name="P165">Local usage</text:p>
          </table:table-cell>
          <table:table-cell table:style-name="Table14.A2" office:value-type="string">
            <text:p text:style-name="P165">Available to function</text:p>
          </table:table-cell>
          <table:table-cell table:style-name="Table14.E14" office:value-type="string">
            <text:p text:style-name="P165">Unpredictable</text:p>
          </table:table-cell>
        </table:table-row>
        <table:table-row>
          <table:table-cell table:style-name="Table14.A2" office:value-type="string">
            <text:p text:style-name="P165">6-9</text:p>
          </table:table-cell>
          <table:table-cell table:style-name="Table14.A2" office:value-type="string">
            <text:p text:style-name="P165">A0-A15</text:p>
          </table:table-cell>
          <table:table-cell table:style-name="Table14.C2" office:value-type="string">
            <text:p text:style-name="P165">Local usage</text:p>
          </table:table-cell>
          <table:table-cell table:style-name="Table14.A2" office:value-type="string">
            <text:p text:style-name="P165">Available to function</text:p>
          </table:table-cell>
          <table:table-cell table:style-name="Table14.E15" office:value-type="string">
            <text:p text:style-name="P165">Unpredictable</text:p>
          </table:table-cell>
        </table:table-row>
        <table:table-row>
          <table:table-cell table:style-name="Table14.A2" office:value-type="string">
            <text:p text:style-name="P165">2-9</text:p>
          </table:table-cell>
          <table:table-cell table:style-name="Table14.A2" office:value-type="string">
            <text:p text:style-name="P165">C0-C15</text:p>
          </table:table-cell>
          <table:table-cell table:style-name="Table14.A2" office:value-type="string">
            <text:p text:style-name="P165">Global usage</text:p>
          </table:table-cell>
          <table:table-cell table:style-name="Table14.A2" office:value-type="string">
            <text:p text:style-name="P165">Available to function</text:p>
          </table:table-cell>
          <table:table-cell table:style-name="Table14.E16" office:value-type="string">
            <text:p text:style-name="P165">Global state possibly altered</text:p>
          </table:table-cell>
        </table:table-row>
        <table:table-row>
          <table:table-cell table:style-name="Table14.A2" office:value-type="string">
            <text:p text:style-name="P165">9</text:p>
          </table:table-cell>
          <table:table-cell table:style-name="Table14.A2" office:value-type="string">
            <text:p text:style-name="P165">V0-V31</text:p>
          </table:table-cell>
          <table:table-cell table:style-name="Table14.C2" office:value-type="string">
            <text:p text:style-name="P165">Local Usage</text:p>
          </table:table-cell>
          <table:table-cell table:style-name="Table14.A2" office:value-type="string">
            <text:p text:style-name="P165">Available to function</text:p>
          </table:table-cell>
          <table:table-cell table:style-name="Table14.E17" office:value-type="string">
            <text:p text:style-name="P165">Unpredictable</text:p>
          </table:table-cell>
        </table:table-row>
      </table:table>
      <text:p text:style-name="P276"/>
      <text:p text:style-name="P279">Note 1: The caller's value before the call provided <text:span text:style-name="T1">FRAME</text:span><text:span text:style-name="T72"> </text:span><text:span text:style-name="T1">FP=YES</text:span> and <text:span text:style-name="T1">FUNCTION</text:span><text:span text:style-name="T72"> </text:span><text:span text:style-name="T1">FP=YES</text:span><text:span text:style-name="T72">, otherwise unpredictable.</text:span></text:p>
      <text:p text:style-name="P279"><text:soft-page-break/><text:span text:style-name="T72">Note 2: <text:s/>The caller's value before the call provided </text:span><text:span text:style-name="T1">FRAME</text:span><text:span text:style-name="T72"> </text:span><text:span text:style-name="T1">FP=YES,AFP=YES</text:span><text:span text:style-name="T72"> and </text:span><text:span text:style-name="T1">FUNCTION</text:span><text:span text:style-name="T72"> </text:span><text:span text:style-name="T1">FP=YES,AFP=YES</text:span><text:span text:style-name="T72">, otherwise unpredictable.</text:span></text:p>
      <text:p text:style-name="P280"><text:span text:style-name="T72">Note 3: Requires </text:span><text:span text:style-name="T70">FRAME</text:span><text:span text:style-name="T128"> </text:span><text:span text:style-name="T70">FP=YES</text:span><text:span text:style-name="T128"> and </text:span><text:span text:style-name="T70">FUNCTION</text:span><text:span text:style-name="T128"> </text:span><text:span text:style-name="T70">FP=YES</text:span><text:span text:style-name="T128"> </text:span><text:span text:style-name="T72">for the registers to be saved on the stack, otherwise the registers are not saved.</text:span></text:p>
      <text:p text:style-name="P280"><text:span text:style-name="T72">Note 4: Requires <text:s/></text:span><text:span text:style-name="T70">FRAME</text:span><text:span text:style-name="T128"> </text:span><text:span text:style-name="T70">FP=YES,AFP=YES</text:span><text:span text:style-name="T128"> and </text:span><text:span text:style-name="T70">FUNCTION</text:span><text:span text:style-name="T128"> </text:span><text:span text:style-name="T70">FP=YES,AFP=YES</text:span><text:span text:style-name="T128"> </text:span><text:span text:style-name="T72">for the registers to be saved on the stack, otherwise the registers are not saved.</text:span></text:p>
      <text:h text:style-name="Heading_20_3" text:outline-level="3"><text:bookmark-start text:name="__RefHeading___Toc4215_940464062"/>Function Prolog<text:bookmark-end text:name="__RefHeading___Toc4215_940464062"/></text:h>
      <text:p text:style-name="P252">The <text:span text:style-name="T277">prolog is generated by the</text:span> <text:span text:style-name="T1">FUNCTION</text:span> <text:span text:style-name="T277">macro. <text:s/>Its first duty is to preserve the </text:span><text:span text:style-name="T162">caller's</text:span><text:span text:style-name="T277"> register contents that are non-volatile in the </text:span><text:span text:style-name="T162">caller's</text:span><text:span text:style-name="T277"> stack frame. <text:s/>The SFP contains the caller's stack frame location at the point control is passed to the function.</text:span></text:p>
      <text:p text:style-name="P252"><text:span text:style-name="T277">Next the prolog must “push” the called function's stack frame onto the stack. <text:s/>It does this by decremented the SFP by the size of the function's stack frame. <text:s/>The </text:span><text:span text:style-name="T67">FUNCTION</text:span><text:span text:style-name="T277"> macro knows this because of information managed by the set of macro global symbolic variables used by this category of macros. <text:s/>The </text:span><text:span text:style-name="T67">LOCAL</text:span><text:span text:style-name="T277"> macro manipulates this information informing the </text:span><text:span text:style-name="T67">FUNCTION</text:span><text:span text:style-name="T277"> macro to allow space for local usage. <text:s/>The size is determined by how the </text:span><text:span text:style-name="T67">FUNCTION</text:span><text:span text:style-name="T277"> macro terminates the stack frame DSECT containing the local fields defined following the preceding </text:span><text:span text:style-name="T67">LOCAL</text:span><text:span text:style-name="T277"> macro. <text:s/>The size is always rounded up to full double words ensuring the SFP points to a double word boundary.</text:span></text:p>
      <text:h text:style-name="Heading_20_3" text:outline-level="3"><text:bookmark-start text:name="__RefHeading___Toc4217_940464062"/>Function Body<text:bookmark-end text:name="__RefHeading___Toc4217_940464062"/></text:h>
      <text:p text:style-name="P254">As control passes out of the <text:span text:style-name="T1">FUNCTION</text:span> macro, the function body begins execution. <text:s/>The function body must analyze any function arguments passed to it by the caller. <text:s/></text:p>
      <text:p text:style-name="P254">If the function body itself calls a macro, even itself, if it needs a function argument preserved following the function call, it must preserve the argument either in <text:span text:style-name="T279">a </text:span>non-volatile register or in <text:span text:style-name="T279">a </text:span>local stack frame field.</text:p>
      <text:p text:style-name="P255">If the function returns any values to the caller, they must be placed in the register established by the function's usage for its return. <text:s/>Only registers reserved for that purpose <text:span text:style-name="T280">may</text:span> be used.</text:p>
      <text:p text:style-name="P256">If more arguments are required than are allowed by the registers reserved for argument passing, a DSECT and an area in memory can be used by the caller to pass them as a structure. <text:s/>The called function dictates the details of the structure. <text:s/>When this technique is used, a single argument, the address of the structure, can be passed to the called function. <text:s/>The structure may be passed as local fields within the <text:span text:style-name="T309">calling</text:span> function's stack frame.</text:p>
      <text:p text:style-name="P255"><text:soft-page-break/>The function body ends with the passing of control to the function's <text:span text:style-name="T1">RETURN</text:span> macro.</text:p>
      <text:h text:style-name="Heading_20_3" text:outline-level="3"><text:bookmark-start text:name="__RefHeading___Toc4219_940464062"/>Function Epilog<text:bookmark-end text:name="__RefHeading___Toc4219_940464062"/></text:h>
      <text:p text:style-name="P252"><text:span text:style-name="T278">The epilog is generated by the</text:span> <text:span text:style-name="T1">RETURN</text:span> macro. <text:s/><text:span text:style-name="T278">It does the reverse of what the prolog does. <text:s/>It “pops” the function's stack frame from the stack by incrementing the SFP pointer by the length of the current function's stack frame. <text:s/>The </text:span><text:span text:style-name="T68">RETURN</text:span><text:span text:style-name="T278"> macro knows the length by the information supplied to it by the </text:span><text:span text:style-name="T68">FUNCTION</text:span><text:span text:style-name="T278"> macro. <text:s/>The SFP then points to the function's caller's stack frame. <text:s/>The epilog can then extract and restore the non-volatile registers of the caller to their values preceding the call to the function. <text:s/>Control is returned to the caller at the point following the call to the function at the address provided to the function in general the caller's register 14.</text:span></text:p>
      <text:p text:style-name="P255">Because of the management of <text:span text:style-name="T1">func</text:span> macro category state, only one <text:span text:style-name="T1">RETURN</text:span> macro may exist within the function definition.</text:p>
      <text:h text:style-name="Heading_20_2" text:outline-level="2"><text:bookmark-start text:name="__RefHeading___Toc17276_911578974"/>The Stack Frame<text:bookmark-end text:name="__RefHeading___Toc17276_911578974"/></text:h>
      <text:p text:style-name="P176"><text:span text:style-name="T293">T</text:span>he stack frame consists of three areas, only one of which is required, <text:span text:style-name="T293">the second</text:span>:</text:p>
      <text:list xml:id="list4250348907999981492" text:style-name="L30">
        <text:list-item>
          <text:p text:style-name="P330">A back pointer to the previous stack frame and accompanying language processor reserved field, both of which are either present or absent,</text:p>
        </text:list-item>
        <text:list-item>
          <text:p text:style-name="P330">Required register save area and</text:p>
        </text:list-item>
        <text:list-item>
          <text:p text:style-name="P330">Optional function local fields.</text:p>
        </text:list-item>
      </text:list>
      <text:p text:style-name="P177">The first two areas are <text:span text:style-name="T281">common</text:span> to <text:span text:style-name="T281">all stack frames</text:span> <text:span text:style-name="T203">(meaning all stack frames would reserve space for them when used, the first being optional)</text:span>. <text:s/>All functions will expect the same <text:span text:style-name="T203">stack frame </text:span>structure. <text:s/>The third area is local to a specific function and varies <text:span text:style-name="T145">when used</text:span>.</text:p>
      <text:p text:style-name="P179"><text:span text:style-name="T146">Function local fields are specific to a given function's use of the stack. <text:s/>For each function that uses local stack fields, the function definition must be preceded by a </text:span><text:span text:style-name="T26">LOCAL</text:span><text:span text:style-name="T146"> macro and one or more </text:span><text:span text:style-name="T27">DS</text:span><text:span text:style-name="T147"> directives defining its local fields.</text:span></text:p>
      <text:p text:style-name="P178">For many modern systems, the back pointer is not required for the support of functions. <text:s/>By default SATK does not include the back pointer or language processor reserved field in the stack frame structure, although it can be forced. <text:s/>Why one would want to do this when it is not needed and compatibility is not an issue is unclear. <text:s/>But these two fields can be forced.</text:p>
      <text:p text:style-name="P170"><text:span text:style-name="T148">The structure of the register save area is required and must be the same for all functions in the ASMA assembled bare metal program. <text:s/>The </text:span><text:span text:style-name="T28">FRAME</text:span><text:span text:style-name="T148"> macro defines this format by creating </text:span><text:soft-page-break/><text:span text:style-name="T148">a DSECT for the stack frame as discussed in the following “FRAME” section. <text:s/>Due to the difference in register sizes, the register save areas and other fields will differ in size between 64-bit and 32-bit register CPU's.</text:span></text:p>
      <text:p text:style-name="P176"><text:span text:style-name="T144">Before the stack can be established, the structure of the stack frame must be defined by placing the </text:span><text:span text:style-name="T25">FRAME</text:span><text:span text:style-name="T144"> macro early in the assembly, but following the </text:span><text:span text:style-name="T25">ARCHLVL</text:span><text:span text:style-name="T126"> </text:span><text:span text:style-name="T127">or</text:span><text:span text:style-name="T126"> </text:span><text:span text:style-name="T25">ARCHIND</text:span><text:span text:style-name="T144"> macros.</text:span></text:p>
      <text:h text:style-name="Heading_20_3" text:outline-level="3"><text:bookmark-start text:name="__RefHeading___Toc17294_911578974"/>FRAME<text:bookmark-end text:name="__RefHeading___Toc17294_911578974"/></text:h>
      <text:p text:style-name="P182"><text:span text:style-name="T170">The format of the stack frame must be defined before any functions may be called. <text:s/>The </text:span><text:span text:style-name="T31">FRAME</text:span><text:span text:style-name="T170"> macro creates a DSECT, </text:span><text:span text:style-name="T31">STKF</text:span><text:span text:style-name="T170"> in a 32-bit register architecture or </text:span><text:span text:style-name="T31">STKG</text:span><text:span text:style-name="T170"> in a 64-bit register architecture. <text:s/>The </text:span><text:span text:style-name="T31">FRAME</text:span><text:span text:style-name="T170"> macro may be called once in either of these contexts as implied by the current architecture level. <text:s/>Once called and having defined the stack frame format, it can not be changed for the entire program.</text:span></text:p>
      <text:p text:style-name="P182"><text:span text:style-name="T170">The assignment of volatile and non-volatile registers allows use of a single STORE MULTIPLE (</text:span><text:span text:style-name="T32">STM</text:span><text:span text:style-name="T171"> or </text:span><text:span text:style-name="T32">STMG</text:span><text:span text:style-name="T171">) and LOAD MULTIPLE (</text:span><text:span text:style-name="T32">LM</text:span><text:span text:style-name="T171"> or </text:span><text:span text:style-name="T32">LMG</text:span><text:span text:style-name="T171">) instruction when preserving and restoring, respectively, general register content. <text:s/>This is not the case for floating point registers. <text:s/>Each floating point register requires its own individual STORE (</text:span><text:span text:style-name="T32">STD</text:span><text:span text:style-name="T171">) and LOAD (</text:span><text:span text:style-name="T32">LD</text:span><text:span text:style-name="T171">) instruction.</text:span></text:p>
      <text:p text:style-name="P181">Technically, only caller state that must be preserved requires storing of the register content into the stack frame. <text:s/>Most bare-metal programs do not require use of floating point registers. <text:s/>Usually the back pointer and compiler reserved fields are not needed. These considerations allow optional sizes for the stack frame itself and the number of instructions required to preserve a function caller's state.</text:p>
      <text:p text:style-name="P182"><text:span text:style-name="T173">Four parameters of the </text:span><text:span text:style-name="T34">FRAME</text:span><text:span text:style-name="T173"> macro allow the </text:span><text:span text:style-name="T79">global</text:span><text:span text:style-name="T173"> setting of the state that may preserved by functions defined in the program. <text:s/>If space within the stack frame is not defined then the corresponding state may not be saved by any function.</text:span></text:p>
      <text:list xml:id="list286027924392055419" text:style-name="L31">
        <text:list-item>
          <text:p text:style-name="P331"><text:span text:style-name="T33">BACKPTR</text:span><text:span text:style-name="T172"> controls whether space for a back pointer and compiler reserved field are reserved in the stack frame.</text:span></text:p>
        </text:list-item>
        <text:list-item>
          <text:p text:style-name="P331"><text:span text:style-name="T33">FP</text:span><text:span text:style-name="T172"> controls whether space for floating point registers, specifically the four universally available floating point registers is reserved in the stack frame</text:span></text:p>
        </text:list-item>
        <text:list-item>
          <text:p text:style-name="P331"><text:span text:style-name="T33">AFP</text:span><text:span text:style-name="T172"> reserves additional space for the additional 12 floating point registers available on some architectures.</text:span></text:p>
        </text:list-item>
        <text:list-item>
          <text:p text:style-name="P331"><text:span text:style-name="T33">PACK</text:span><text:span text:style-name="T172"> removes reserved space from the stack frame for volatile parameter registers.</text:span></text:p>
        </text:list-item>
      </text:list>
      <text:h text:style-name="Heading_20_4" text:outline-level="4"><text:bookmark-start text:name="__RefHeading___Toc17296_911578974"/><text:soft-page-break/>General Registers<text:bookmark-end text:name="__RefHeading___Toc17296_911578974"/></text:h>
      <text:p text:style-name="P182"><text:span text:style-name="T177">Generally all parameter registers and registers required to preserve the calling function's state are saved in the stack. <text:s/>SATK by default only provides space for the general registers. <text:s/>Space for the volatile general registers is removed from the stack by specifying </text:span><text:span text:style-name="T35">PACK=YES</text:span><text:span text:style-name="T174">. <text:s/>Note that </text:span><text:span text:style-name="T35">PACK=YES</text:span><text:span text:style-name="T174"> influences the space reserved for floating point parameter registers as well if space is reserved for them.</text:span></text:p>
      <text:p text:style-name="P182"><text:span text:style-name="T174">If </text:span><text:span text:style-name="T35">PACK=</text:span><text:span text:style-name="T36">YES</text:span><text:span text:style-name="T175"> is used, space for ten general registers, R6-R15 is available. <text:s/>If </text:span><text:span text:style-name="T36">PACK=NO</text:span><text:span text:style-name="T175">, space is reserved for fourteen registers, R2-R15. <text:s/>The registers saved in the stack frame matches the save area. <text:s/>Regardless of the value of the </text:span><text:span text:style-name="T37">PACK</text:span><text:span text:style-name="T176"> parameter, only registers R6-R15 are restored.</text:span></text:p>
      <text:h text:style-name="Heading_20_4" text:outline-level="4"><text:bookmark-start text:name="__RefHeading___Toc17298_911578974"/>Floating Point Registers<text:bookmark-end text:name="__RefHeading___Toc17298_911578974"/></text:h>
      <text:p text:style-name="P182"><text:span text:style-name="T177">The need to manage floating point registers is an exceptional case for bare-metal programs. <text:s/>To provide space in the stack frame allowing saving of the universally available four floating point registers, specify the parameter </text:span><text:span text:style-name="T39">FP=YES</text:span><text:span text:style-name="T177">. <text:s/>For architectures that support the additional twelve floating point registers, space is provided by including the parameter </text:span><text:span text:style-name="T39">AFP=YES</text:span><text:span text:style-name="T177">. <text:s/>Both the </text:span><text:span text:style-name="T39">FP</text:span><text:span text:style-name="T177"> and </text:span><text:span text:style-name="T39">AFP</text:span><text:span text:style-name="T177"> parameters default to </text:span><text:span text:style-name="T39">NO</text:span><text:span text:style-name="T177">. <text:s/></text:span><text:span text:style-name="T35">FP=YES</text:span><text:span text:style-name="T174"> is required for </text:span><text:span text:style-name="T35">AFP=YES</text:span><text:span text:style-name="T174"> to reserve space.</text:span></text:p>
      <text:p text:style-name="P182"><text:span text:style-name="T177">To disable the saving of floating point volatile registers, specify the parameter </text:span><text:span text:style-name="T39">PACK=YES</text:span><text:span text:style-name="T177">. <text:s/>This parameter removes space in the frame stack definition for floating point parameter registers.</text:span></text:p>
      <text:p text:style-name="P182"><text:span text:style-name="T178">The following table summarizes the floating point registers for which space is reserved. <text:s/></text:span><text:span text:style-name="T38">PACK=NO</text:span><text:span text:style-name="T179">, </text:span><text:span text:style-name="T38">FP=NO</text:span><text:span text:style-name="T179"> and </text:span><text:span text:style-name="T38">AFP=NO</text:span><text:span text:style-name="T179"> are the default parameter settings.</text:span></text:p>
      <text:p text:style-name="P281">For architecture levels 1-6 and 7-9 when <text:span text:style-name="T1">AFP=NO</text:span>.</text:p>
      <table:table table:name="Table15" table:style-name="Table15">
        <table:table-column table:style-name="Table15.A" table:number-columns-repeated="5"/>
        <table:table-header-rows>
          <table:table-row>
            <table:table-cell table:style-name="Table15.A1" office:value-type="string">
              <text:p text:style-name="P66">PACK</text:p>
            </table:table-cell>
            <table:table-cell table:style-name="Table15.A1" office:value-type="string">
              <text:p text:style-name="P66">FP</text:p>
            </table:table-cell>
            <table:table-cell table:style-name="Table15.A1" office:value-type="string">
              <text:p text:style-name="P66">AFP</text:p>
            </table:table-cell>
            <table:table-cell table:style-name="Table15.A1" office:value-type="string">
              <text:p text:style-name="P66"><text:span text:style-name="T180">FP </text:span>Registers</text:p>
            </table:table-cell>
            <table:table-cell table:style-name="Table15.E1" office:value-type="string">
              <text:p text:style-name="P66">Reserves Space</text:p>
            </table:table-cell>
          </table:table-row>
        </table:table-header-rows>
        <table:table-row>
          <table:table-cell table:style-name="Table15.A2" office:value-type="string">
            <text:p text:style-name="P143">NO</text:p>
          </table:table-cell>
          <table:table-cell table:style-name="Table15.A2" office:value-type="string">
            <text:p text:style-name="P143">NO</text:p>
          </table:table-cell>
          <table:table-cell table:style-name="Table15.A2" office:value-type="string">
            <text:p text:style-name="P143">NO</text:p>
          </table:table-cell>
          <table:table-cell table:style-name="Table15.A2" office:value-type="string">
            <text:p text:style-name="P143">0</text:p>
          </table:table-cell>
          <table:table-cell table:style-name="Table15.E2" office:value-type="string">
            <text:p text:style-name="P168"/>
          </table:table-cell>
        </table:table-row>
        <table:table-row>
          <table:table-cell table:style-name="Table15.A2" office:value-type="string">
            <text:p text:style-name="P143">NO</text:p>
          </table:table-cell>
          <table:table-cell table:style-name="Table15.A2" office:value-type="string">
            <text:p text:style-name="P143">YES</text:p>
          </table:table-cell>
          <table:table-cell table:style-name="Table15.A2" office:value-type="string">
            <text:p text:style-name="P143">NO</text:p>
          </table:table-cell>
          <table:table-cell table:style-name="Table15.A2" office:value-type="string">
            <text:p text:style-name="P143">4</text:p>
          </table:table-cell>
          <table:table-cell table:style-name="Table15.E2" office:value-type="string">
            <text:p text:style-name="P145">F0, F2, F4, F6</text:p>
          </table:table-cell>
        </table:table-row>
        <table:table-row>
          <table:table-cell table:style-name="Table15.A2" office:value-type="string">
            <text:p text:style-name="P143">YES</text:p>
          </table:table-cell>
          <table:table-cell table:style-name="Table15.A2" office:value-type="string">
            <text:p text:style-name="P143">NO</text:p>
          </table:table-cell>
          <table:table-cell table:style-name="Table15.A2" office:value-type="string">
            <text:p text:style-name="P143">NO</text:p>
          </table:table-cell>
          <table:table-cell table:style-name="Table15.A2" office:value-type="string">
            <text:p text:style-name="P143">0</text:p>
          </table:table-cell>
          <table:table-cell table:style-name="Table15.E2" office:value-type="string">
            <text:p text:style-name="P168"/>
          </table:table-cell>
        </table:table-row>
        <table:table-row>
          <table:table-cell table:style-name="Table15.A2" office:value-type="string">
            <text:p text:style-name="P143">YES</text:p>
          </table:table-cell>
          <table:table-cell table:style-name="Table15.A2" office:value-type="string">
            <text:p text:style-name="P143">YES</text:p>
          </table:table-cell>
          <table:table-cell table:style-name="Table15.A2" office:value-type="string">
            <text:p text:style-name="P143">NO</text:p>
          </table:table-cell>
          <table:table-cell table:style-name="Table15.A2" office:value-type="string">
            <text:p text:style-name="P143">2</text:p>
          </table:table-cell>
          <table:table-cell table:style-name="Table15.E2" office:value-type="string">
            <text:p text:style-name="P145">F4, F6</text:p>
          </table:table-cell>
        </table:table-row>
      </table:table>
      <text:p text:style-name="P281"/>
      <text:p text:style-name="P281">For architecture levels 7-9 when <text:span text:style-name="T1">FP=YES</text:span> and <text:span text:style-name="T1">AFP=YES</text:span><text:span text:style-name="T72">.</text:span></text:p>
      <table:table table:name="Table5" table:style-name="Table5">
        <table:table-column table:style-name="Table5.A" table:number-columns-repeated="2"/>
        <table:table-column table:style-name="Table5.C"/>
        <table:table-column table:style-name="Table5.D"/>
        <table:table-column table:style-name="Table5.E"/>
        <table:table-header-rows>
          <table:table-row>
            <table:table-cell table:style-name="Table5.A1" office:value-type="string">
              <text:p text:style-name="P65">PACK</text:p>
            </table:table-cell>
            <table:table-cell table:style-name="Table5.A1" office:value-type="string">
              <text:p text:style-name="P65">FP</text:p>
            </table:table-cell>
            <table:table-cell table:style-name="Table5.A1" office:value-type="string">
              <text:p text:style-name="P65">AFP</text:p>
            </table:table-cell>
            <table:table-cell table:style-name="Table5.A1" office:value-type="string">
              <text:p text:style-name="P65"><text:span text:style-name="T180">FP </text:span>Registers</text:p>
            </table:table-cell>
            <table:table-cell table:style-name="Table5.E1" office:value-type="string">
              <text:p text:style-name="P65">Reserves Space</text:p>
            </table:table-cell>
          </table:table-row>
        </table:table-header-rows>
        <table:table-row>
          <table:table-cell table:style-name="Table5.A2" office:value-type="string">
            <text:p text:style-name="P142">NO</text:p>
          </table:table-cell>
          <table:table-cell table:style-name="Table5.A2" office:value-type="string">
            <text:p text:style-name="P142">YES</text:p>
          </table:table-cell>
          <table:table-cell table:style-name="Table5.A2" office:value-type="string">
            <text:p text:style-name="P142">YES</text:p>
          </table:table-cell>
          <table:table-cell table:style-name="Table5.A2" office:value-type="string">
            <text:p text:style-name="P142">16</text:p>
          </table:table-cell>
          <table:table-cell table:style-name="Table5.E2" office:value-type="string">
            <text:p text:style-name="P144">F0-F15</text:p>
          </table:table-cell>
        </table:table-row>
        <text:soft-page-break/>
        <table:table-row>
          <table:table-cell table:style-name="Table5.A2" office:value-type="string">
            <text:p text:style-name="P142">YES</text:p>
          </table:table-cell>
          <table:table-cell table:style-name="Table5.A2" office:value-type="string">
            <text:p text:style-name="P142">YES</text:p>
          </table:table-cell>
          <table:table-cell table:style-name="Table5.A2" office:value-type="string">
            <text:p text:style-name="P142">YES</text:p>
          </table:table-cell>
          <table:table-cell table:style-name="Table5.A2" office:value-type="string">
            <text:p text:style-name="P142">1<text:span text:style-name="T308">2</text:span></text:p>
          </table:table-cell>
          <table:table-cell table:style-name="Table5.E2" office:value-type="string">
            <text:p text:style-name="P144">F1, F3, F<text:span text:style-name="T308">5, F7</text:span>-F15</text:p>
          </table:table-cell>
        </table:table-row>
      </table:table>
      <text:p text:style-name="Text_20_body"/>
      <text:p text:style-name="P182"><text:span text:style-name="T179">Whether any floating point registers are actually saved or restored in the reserved space is controlled by the corresponding </text:span><text:span text:style-name="T38">FUNCTION</text:span><text:span text:style-name="T179"> macro parameters </text:span><text:span text:style-name="T38">FP</text:span><text:span text:style-name="T179"> and </text:span><text:span text:style-name="T38">AFP</text:span><text:span text:style-name="T179">. <text:s/>The </text:span><text:span text:style-name="T38">FRAME</text:span><text:span text:style-name="T179"> macro only reserves space allowing the </text:span><text:span text:style-name="T38">FUNCTION</text:span><text:span text:style-name="T179"> to use the space reserved when its parameters direct it to do so.</text:span></text:p>
      <text:h text:style-name="Heading_20_4" text:outline-level="4"><text:bookmark-start text:name="__RefHeading___Toc17300_911578974"/>Back Pointer and Compiler Reserved Field<text:bookmark-end text:name="__RefHeading___Toc17300_911578974"/></text:h>
      <text:p text:style-name="P182"><text:span text:style-name="T174">To provide space for the back pointer and the compiler reserved field, use the </text:span><text:span text:style-name="T35">BACKPTR=YES</text:span><text:span text:style-name="T174"> parameter setting. <text:s/>If space is allocated for the back pointer, it will automatically be saved into the stack frame during a function call. <text:s/>By default, </text:span><text:span text:style-name="T35">BACKPTR=NO</text:span><text:span text:style-name="T174"> reserves no space for either the back pointer or the compiler reserved field. <text:s/>SATK does not utilize the compiler reserved field.</text:span></text:p>
      <text:h text:style-name="Heading_20_3" text:outline-level="3"><text:bookmark-start text:name="__RefHeading___Toc17302_911578974"/>LOCAL<text:bookmark-end text:name="__RefHeading___Toc17302_911578974"/></text:h>
      <text:p text:style-name="P183"><text:span text:style-name="T182">Usage by a function of the stack frame is supported by reserving additional space in the stack frame for the function's fields. <text:s/>The </text:span><text:span text:style-name="T41">LOCAL</text:span><text:span text:style-name="T183"> and </text:span><text:span text:style-name="T41">FUNCTION</text:span><text:span text:style-name="T183"> macros cooperate to achieve this result. <text:s/>The </text:span><text:span text:style-name="T42">LOCAL</text:span><text:span text:style-name="T184"> macro initiates a scratch-pad area on the local function call stack. <text:s/>Initially the area is not initialized and all content is unpredictable upon entry to the function.</text:span></text:p>
      <text:p text:style-name="P183"><text:span text:style-name="T182">The </text:span><text:span text:style-name="T43">LOCAL</text:span><text:span text:style-name="T182"> macro, coded before a function definition, is followed by </text:span><text:span text:style-name="T43">DS</text:span><text:span text:style-name="T182"> assembler directives defining the use of the scratchpad area. The </text:span><text:span text:style-name="T44">DS</text:span><text:span text:style-name="T185"> directives define and reserve space for the following function's usage of the stack frame. <text:s/>The </text:span><text:span text:style-name="T45">DS</text:span><text:span text:style-name="T186"> assembler directives define the individual fields used by the function. <text:s/>The last </text:span><text:span text:style-name="T46">DS</text:span><text:span text:style-name="T187"> assembler directive must be followed by the </text:span><text:span text:style-name="T46">FUNCTION</text:span><text:span text:style-name="T187"> macro to both complete the stack frame definition for the function and define the function's prolog logic.</text:span></text:p>
      <text:p text:style-name="P183"><text:span text:style-name="T188">Any use of </text:span><text:span text:style-name="T47">DC</text:span><text:span text:style-name="T188"> assembler directives is the same as any other use of the </text:span><text:span text:style-name="T47">DC</text:span><text:span text:style-name="T188"> assembler directive within a DSECT. <text:s/>The </text:span><text:span text:style-name="T47">DC</text:span><text:span text:style-name="T188"> is treated as a </text:span><text:span text:style-name="T47">DS</text:span><text:span text:style-name="T188"> assembler directive and constant information is discarded. <text:s/>A </text:span><text:span text:style-name="T47">DC</text:span><text:span text:style-name="T188"> directive within the scratch pad area does not initialize the area. <text:s/>Explicit instructions moving or storing into the scratch pad area are required to place function values into it.</text:span></text:p>
      <text:p text:style-name="P183"><text:span text:style-name="T189">The </text:span><text:span text:style-name="T48">LOCAL</text:span><text:span text:style-name="T189"> macro remembers the current control section and then makes the stack frame DSECT active, positioning the location counter following the space reserved by the </text:span><text:span text:style-name="T48">FRAME</text:span><text:span text:style-name="T189"> macro. <text:s/>The subsequent </text:span><text:span text:style-name="T48">FUNCTION</text:span><text:span text:style-name="T189"> macro ensures the stack remains on double words and </text:span><text:soft-page-break/><text:span text:style-name="T189">returns to the control section remembered by the </text:span><text:span text:style-name="T48">LOCAL</text:span><text:span text:style-name="T189"> macro. <text:s/>The stack frame size resulting from the additional space is used by the </text:span><text:span text:style-name="T45">FUNCTION</text:span><text:span text:style-name="T186"> macro to establish the new stack frame pointer for the defined function in its prolog code.</text:span></text:p>
      <text:p text:style-name="P183"><text:span text:style-name="T181">The </text:span><text:span text:style-name="T40">LOCAL</text:span><text:span text:style-name="T181"> macro must </text:span><text:span text:style-name="T153">not</text:span><text:span text:style-name="T181"> be used between a </text:span><text:span text:style-name="T40">FUNCTION</text:span><text:span text:style-name="T181"> and </text:span><text:span text:style-name="T40">RETURN</text:span><text:span text:style-name="T181"> macro.</text:span></text:p>
      <text:h text:style-name="Heading_20_2" text:outline-level="2"><text:bookmark-start text:name="__RefHeading___Toc17304_911578974"/><text:span text:style-name="T310">Initializing the</text:span> Stack<text:bookmark-end text:name="__RefHeading___Toc17304_911578974"/></text:h>
      <text:p text:style-name="P233">The program stack is the core of function usage. <text:s/>The stack resides in memory. <text:s/>Before any functions can be called the location of the stack must be known. <text:s/>The bare-metal program must establish the program stack. <text:s/>The program stack grows downward in memory, starting at some address with stack frames added at lower memory locations. <text:s/>As frames are removed, the stack address returns to addresses higher in memory.</text:p>
      <text:p text:style-name="P184"><text:span text:style-name="T190">The </text:span><text:span text:style-name="T49">STACK</text:span><text:span text:style-name="T190"> and </text:span><text:span text:style-name="T49">STKINIT</text:span><text:span text:style-name="T190"> macros provide support for stack initialization.</text:span></text:p>
      <text:h text:style-name="Heading_20_3" text:outline-level="3"><text:bookmark-start text:name="__RefHeading___Toc17306_911578974"/>STACK<text:bookmark-end text:name="__RefHeading___Toc17306_911578974"/></text:h>
      <text:p text:style-name="P185"><text:span text:style-name="T190">The </text:span><text:span text:style-name="T49">STACK</text:span><text:span text:style-name="T190"> macro defines an assembler label that represents the program's bottom of the stack location. <text:s/>This “bottom of the stack” address establishes the bottom stack frame. <text:s/>The </text:span><text:span text:style-name="T50">STACK</text:span><text:span text:style-name="T191"> macro reserves space for preservation of the program state for the portion of the program initializing the stack. <text:s/>This allows the code that initializes the stack, using </text:span><text:span text:style-name="T50">STKINIT</text:span><text:span text:style-name="T84">,</text:span><text:span text:style-name="T85"> </text:span><text:span text:style-name="T186">to then proceed to call functions dependent upon the stack. <text:s/>The initializing code, while being able to utilize functions, is itself not a function nor does it support local fields in the first stack frame. <text:s text:c="2"/>The first stack frame is strictly for the purpose of allowing the initializing code to call functions. <text:s/>The program stack frame format defines the size of this first stack frame.</text:span></text:p>
      <text:h text:style-name="Heading_20_3" text:outline-level="3"><text:bookmark-start text:name="__RefHeading___Toc17308_911578974"/>STKINIT<text:bookmark-end text:name="__RefHeading___Toc17308_911578974"/></text:h>
      <text:p text:style-name="P186"><text:span text:style-name="T146">The </text:span><text:span text:style-name="T26">STKINIT</text:span><text:span text:style-name="T146"> macro performs run-time initialization of the stack. <text:s/>The stack must be initialized before any run-time function calls can be made. <text:s/>Unpredictable results will occur otherwise.</text:span></text:p>
      <text:p text:style-name="P185"><text:span text:style-name="T26">STKINIT</text:span><text:span text:style-name="T146"> accepts a run-time value in a register, a symbol of an address constant that defines the bottom of the stack or a symbol created by the </text:span><text:span text:style-name="T26">STACK</text:span><text:span text:style-name="T146"> macro.</text:span></text:p>
      <text:h text:style-name="Heading_20_2" text:outline-level="2"><text:bookmark-start text:name="__RefHeading___Toc17310_911578974"/>Function Definition<text:bookmark-end text:name="__RefHeading___Toc17310_911578974"/></text:h>
      <text:p text:style-name="P185"><text:span text:style-name="T186">A SATK function is defined using two macros, the </text:span><text:span text:style-name="T45">FUNCTION</text:span><text:span text:style-name="T186"> and </text:span><text:span text:style-name="T45">RETURN</text:span><text:span text:style-name="T186"> macros, and optionally local stack frame usage as described in the previous section.</text:span></text:p>
      <text:h text:style-name="Heading_20_3" text:outline-level="3"><text:bookmark-start text:name="__RefHeading___Toc17312_911578974"/><text:soft-page-break/>FUNCTION<text:bookmark-end text:name="__RefHeading___Toc17312_911578974"/></text:h>
      <text:p text:style-name="P186"><text:span text:style-name="T192">The </text:span><text:span text:style-name="T51">FUNCTION</text:span><text:span text:style-name="T192"> macro defines the entry point of the function and the prolog code.</text:span></text:p>
      <text:p text:style-name="P187">The function prolog code:</text:p>
      <text:list xml:id="list4383213513666373649" text:style-name="L32">
        <text:list-item>
          <text:p text:style-name="P333">establishes the register conventions expected by the defined function,</text:p>
        </text:list-item>
        <text:list-item>
          <text:p text:style-name="P334">provides a base register of R13 for the function,</text:p>
        </text:list-item>
        <text:list-item>
          <text:p text:style-name="P333">saves the caller's state in the caller's stack frame,</text:p>
        </text:list-item>
        <text:list-item>
          <text:p text:style-name="P336">creates a new stack frame for use of the function, pointed to by R15, and</text:p>
        </text:list-item>
        <text:list-item>
          <text:p text:style-name="P332"><text:span text:style-name="T176">saves the back pointer if the </text:span><text:span text:style-name="T37">BACKPTR=YES</text:span><text:span text:style-name="T176"> was supplied on the </text:span><text:span text:style-name="T37">FRAME</text:span><text:span text:style-name="T176"> macro.</text:span></text:p>
        </text:list-item>
      </text:list>
      <text:p text:style-name="P186"><text:span text:style-name="T193">The </text:span><text:span text:style-name="T52">FUNCTION</text:span><text:span text:style-name="T193"> macro has only two parameters, the </text:span><text:span text:style-name="T52">FP</text:span><text:span text:style-name="T193"> and </text:span><text:span text:style-name="T52">AFP</text:span><text:span text:style-name="T193"> parameters. <text:s/>They define whether the function prolog and epilog code should save and restore the universal four floating point registers and the twelve additional registers if available. <text:s/>Save areas must have been reserved in the stack frame structure by the </text:span><text:span text:style-name="T52">FRAME</text:span><text:span text:style-name="T193"> macro for these registers to actually be saved and restored. <text:s/>Specify </text:span><text:span text:style-name="T52">FP=YES</text:span><text:span text:style-name="T193"> and optionally </text:span><text:span text:style-name="T52">AFP=YES</text:span><text:span text:style-name="T193"> with the </text:span><text:span text:style-name="T53">FUNCTION</text:span><text:span text:style-name="T194"> macro for the respective floating point registers to be saved by the </text:span><text:span text:style-name="T52">FUNCTION</text:span><text:span text:style-name="T193"> prolog code, and restored by the </text:span><text:span text:style-name="T52">RETURN</text:span><text:span text:style-name="T193"> epilog code.</text:span></text:p>
      <text:p text:style-name="P186"><text:span text:style-name="T181">Local frame usage by the function is defined previous to the </text:span><text:span text:style-name="T40">FUNCTION</text:span><text:span text:style-name="T181"> macro that defines the function. <text:s/>The </text:span><text:span text:style-name="T40">LOCAL</text:span><text:span text:style-name="T181"> macro must not be used between a </text:span><text:span text:style-name="T40">FUNCTION</text:span><text:span text:style-name="T181"> and </text:span><text:span text:style-name="T40">RETURN</text:span><text:span text:style-name="T181"> macro.</text:span></text:p>
      <text:h text:style-name="Heading_20_3" text:outline-level="3"><text:bookmark-start text:name="__RefHeading___Toc17314_911578974"/>RETURN<text:bookmark-end text:name="__RefHeading___Toc17314_911578974"/></text:h>
      <text:p text:style-name="P186"><text:span text:style-name="T181">The </text:span><text:span text:style-name="T40">RETURN</text:span><text:span text:style-name="T181"> macro completes the function definition by supplying the function epilog code. <text:s/>It must follow a </text:span><text:span text:style-name="T40">FUNCTION</text:span><text:span text:style-name="T181"> macro. <text:s/>Only one </text:span><text:span text:style-name="T40">RETURN</text:span><text:span text:style-name="T181"> macro may be used in a function definition, namely the one that terminates the function. <text:s/>Returning to a function's caller must use the </text:span><text:span text:style-name="T40">RETURN</text:span><text:span text:style-name="T181"> macro. <text:s text:c="2"/>Multiple points from which a function may need to return must branch to the single </text:span><text:span text:style-name="T40">RETURN</text:span><text:span text:style-name="T181"> macro to do so. <text:s/>Each </text:span><text:span text:style-name="T52">FUNCTION</text:span><text:span text:style-name="T193"> macro must be paired with a corresponding </text:span><text:span text:style-name="T52">RETURN</text:span><text:span text:style-name="T193"> macro.</text:span></text:p>
      <text:p text:style-name="P187">The function epilog code:</text:p>
      <text:list xml:id="list1467262001902314312" text:style-name="L33">
        <text:list-item>
          <text:p text:style-name="P335">restores the caller's state and</text:p>
        </text:list-item>
        <text:list-item>
          <text:p text:style-name="P335">returns to the caller.</text:p>
        </text:list-item>
      </text:list>
      <text:p text:style-name="P187">It is the responsibility of the function to return in R2-R5 any returned values before returning to the caller.</text:p>
      <text:h text:style-name="Heading_20_2" text:outline-level="2"><text:bookmark-start text:name="__RefHeading___Toc17316_911578974"/><text:soft-page-break/>Using Functions<text:bookmark-end text:name="__RefHeading___Toc17316_911578974"/></text:h>
      <text:p text:style-name="P189">A function may be called either by </text:p>
      <text:list xml:id="list6205174894916455478" text:style-name="L34">
        <text:list-item>
          <text:p text:style-name="P337"><text:span text:style-name="T197">its name (the </text:span><text:span text:style-name="T54">CALL</text:span><text:span text:style-name="T196"> macro),</text:span></text:p>
        </text:list-item>
        <text:list-item>
          <text:p text:style-name="P337"><text:span text:style-name="T195">a register containing the function's location (the </text:span><text:span text:style-name="T54">CALLR</text:span><text:span text:style-name="T196"> macro), or </text:span></text:p>
        </text:list-item>
        <text:list-item>
          <text:p text:style-name="P338"><text:span text:style-name="T195">an address constant pointing to the function being called (the </text:span><text:span text:style-name="T54">CALLR</text:span><text:span text:style-name="T196"> macro).</text:span></text:p>
        </text:list-item>
      </text:list>
      <text:h text:style-name="Heading_20_3" text:outline-level="3"><text:bookmark-start text:name="__RefHeading___Toc17318_911578974"/>CALL<text:bookmark-end text:name="__RefHeading___Toc17318_911578974"/></text:h>
      <text:p text:style-name="P189">The <text:span text:style-name="T1">CALL</text:span> macro uses a symbol to identify the function being called. <text:s/>For architectures that support it (levels 8 and 9) the symbol is used in a position relative instruction. <text:s/>All other architectures use an inline address constant. <text:s/></text:p>
      <text:p text:style-name="P190"><text:span text:style-name="T197">The macro can be forced to use either approach to locating the called function by use of the </text:span><text:span text:style-name="T55">INLINE</text:span><text:span text:style-name="T197"> parameter. <text:s/></text:span><text:span text:style-name="T55">INLINE=A</text:span><text:span text:style-name="T197"> forces use of an address constant. <text:s/></text:span><text:span text:style-name="T55">INLINE=J</text:span><text:span text:style-name="T197"> forces use of a positional relative long instruction.</text:span></text:p>
      <text:p text:style-name="P188"><text:span text:style-name="T197">If an address constant is used, it can be added to the self relocation environment by specifying </text:span><text:span text:style-name="T55">RELO=YES</text:span><text:span text:style-name="T197">.</text:span></text:p>
      <text:h text:style-name="Heading_20_3" text:outline-level="3"><text:bookmark-start text:name="__RefHeading___Toc17320_911578974"/>CALLR<text:bookmark-end text:name="__RefHeading___Toc17320_911578974"/></text:h>
      <text:p text:style-name="P190"><text:span text:style-name="T197">The </text:span><text:span text:style-name="T55">CALLR</text:span><text:span text:style-name="T197"> macro accepts a register, in parenthesis, containing the address of the function being called or a symbol of an address constant pointing to the function being called.</text:span></text:p>
      <text:p text:style-name="P189">If the parameter is omitted, the location of the function being called is assumed to be in general register 1.</text:p>
      <text:p text:style-name="P189"/>
      <text:p text:style-name="P189"/>
      <text:h text:style-name="P348" text:outline-level="1"><text:bookmark-start text:name="__RefHeading___Toc4005_2117423776"/>Structuring the Assembly<text:bookmark-end text:name="__RefHeading___Toc4005_2117423776"/></text:h>
      <text:p text:style-name="P244">This section discusses how the assembly should be constructed <text:span text:style-name="T258">when using the </text:span><text:span text:style-name="T65">func</text:span><text:span text:style-name="T258"> macro category. </text:span></text:p>
      <text:p text:style-name="P13">PROGRAM <text:s/>START X'2000'</text:p>
      <text:p text:style-name="P8"><text:s text:c="9"/><text:span text:style-name="T258">USING *,13 <text:s text:c="2"/>Might as well use the same base as functions</text:span></text:p>
      <text:p text:style-name="P8">* Initialize the application</text:p>
      <text:p text:style-name="P8"><text:s text:c="9"/>ARCHLVL <text:s text:c="5"/><text:span text:style-name="T258">Establish the target architecture</text:span></text:p>
      <text:p text:style-name="P8">* The func macros now know ho<text:span text:style-name="T260">w</text:span> to generate code for the target arch</text:p>
      <text:p text:style-name="P8"><text:s text:c="9"/>FRAME</text:p>
      <text:p text:style-name="P8">* The STKF or STKG dummy section has been created.</text:p>
      <text:p text:style-name="P8"><text:s text:c="10"/>STKINIT MYSTACK,LOAD=YES <text:s text:c="3"/>Initialize the frame stack ptr</text:p>
      <text:p text:style-name="P12">* From this point forward R15 must not be used, except with extreme care</text:p>
      <text:p text:style-name="P8">* Now functions can be defined and called</text:p>
      <text:p text:style-name="P8"><text:s text:c="10"/>LA <text:s text:c="4"/>6,AFUNC</text:p>
      <text:p text:style-name="P8"><text:s text:c="10"/>CALLR <text:s/>(6) <text:s text:c="4"/>Call AFUNC using the register</text:p>
      <text:p text:style-name="P8"><text:s text:c="10"/>LTR <text:s text:c="3"/>2,2 <text:s text:c="4"/>Check the return value for zero</text:p>
      <text:p text:style-name="P8"><text:s text:c="10"/><text:span text:style-name="T258">BZ <text:s text:c="4"/>... <text:s text:c="4"/>Handle a zero return code</text:span></text:p>
      <text:p text:style-name="P8"/>
      <text:p text:style-name="P9">* Define <text:span text:style-name="T262">t</text:span>he AFUNC function</text:p>
      <text:p text:style-name="P9">AFUNC <text:s text:c="3"/>FUNCTION</text:p>
      <text:p text:style-name="P9">* Function body follows</text:p>
      <text:p text:style-name="P9"><text:s text:c="9"/>CALL <text:s text:c="2"/>BFUNC</text:p>
      <text:p text:style-name="P10">* Whatever is in general register 2 (from BFUNC) is the return value</text:p>
      <text:p text:style-name="P9"><text:s text:c="9"/>RETURN</text:p>
      <text:p text:style-name="P9">* Function AFUNC definition ends</text:p>
      <text:p text:style-name="P9"/>
      <text:p text:style-name="P9">* Define the BFUNC function with local stack frame usage</text:p>
      <text:p text:style-name="P9"><text:s text:c="9"/>LOCAL</text:p>
      <text:p text:style-name="P11">* At this point all statements are assembled into STKF or STKG</text:p>
      <text:p text:style-name="P11">* dummy sections until the next FUNCTION macro occurs.</text:p>
      <text:p text:style-name="P9">BFIELD <text:s text:c="2"/>DS <text:s text:c="3"/>F</text:p>
      <text:p text:style-name="P11">BFUNC <text:s text:c="3"/>FUNCTION</text:p>
      <text:p text:style-name="P10">* FUNCTION sets the stack frame base register and using</text:p>
      <text:p text:style-name="P11"><text:s text:c="9"/><text:span text:style-name="T259">ST <text:s text:c="3"/>2,BFIELD</text:span></text:p>
      <text:p text:style-name="P11"><text:s text:c="9"/><text:span text:style-name="T261">LTR <text:s text:c="2"/>2,2</text:span></text:p>
      <text:p text:style-name="P11"><text:s text:c="9"/><text:span text:style-name="T261">BZ <text:s text:c="3"/>BRETN</text:span></text:p>
      <text:p text:style-name="P11">* Do some stuff setting the return value in R6...</text:p>
      <text:p text:style-name="P11"><text:s text:c="9"/><text:span text:style-name="T259">L <text:s text:c="4"/>6,BFIELD</text:span></text:p>
      <text:p text:style-name="P11"><text:span text:style-name="T261">BRETN</text:span> <text:s text:c="3"/>RETURN 6</text:p>
      <text:p text:style-name="P10">* Function BFUNC ends</text:p>
      <text:p text:style-name="P11"/>
      <text:p text:style-name="P11">* Set up the bottom of the function stack of 512 bytes</text:p>
      <text:p text:style-name="P11">MYSTACK <text:s/>STACK <text:s/>512</text:p>
      <text:p text:style-name="P11"><text:s text:c="9"/>END</text:p>
      <text:p text:style-name="Text_20_body"/>
      <text:p text:style-name="P260">While it is not intuitively obvious, when functions are used, the main program will tend to adopt naturally the SATK function register conventions because it needs to use them when interacting with <text:span text:style-name="T310">the </text:span>functions <text:span text:style-name="T263">it calls</text:span>.</text:p>
      <text:h text:style-name="Heading_20_1" text:outline-level="1"><text:bookmark-start text:name="__RefHeading___Toc4425_1697585591"/><text:soft-page-break/>Appendix A – SATK Functions vs. ELF ABI<text:bookmark-end text:name="__RefHeading___Toc4425_1697585591"/></text:h>
      <text:p text:style-name="P261">The Executable and Linking Format (ELF) specification describes how the format is used to create an object module that may be linked with other such modules and the resulting executable file that results from the linkage editing process. <text:s/>The ELF is used by Linux and other operating systems. <text:s/>As a by-product of its use by Linux, the ELF has been adapted for use on a large number of hardware platforms, including mainframe systems.</text:p>
      <text:p text:style-name="P262">Each hardware platform that is supported with the general ELF specification has an Application Binary <text:span text:style-name="T288">Interface (ABI) s</text:span>upplement to the general ELF. <text:s/><text:span text:style-name="T288">Inherent in the name are really two interfaces:</text:span></text:p>
      <text:list xml:id="list4656221877912789132" text:style-name="L35">
        <text:list-item>
          <text:p text:style-name="P339">the “binary interface” and</text:p>
        </text:list-item>
        <text:list-item>
          <text:p text:style-name="P339">the “application interface”.</text:p>
        </text:list-item>
      </text:list>
      <text:p text:style-name="P264">The “binary interface” focuses primarily on the usage of the file formats by a specific processor. <text:s text:c="3"/>Sections within the ELF specifications identified as “processor specific” can be expected to have details supplied by the supplement. <text:s/>Tools which create these files or make use of them (for example an operating system program loader) are most interested in these aspects of the supplement and general specification.</text:p>
      <text:p text:style-name="P264">The “application interface” is concerned with how programs can interact. <text:s/>Such interaction can take the form of memory based structures and the conventions involved in calling subroutines. <text:s/>There is naturally some interaction with the contents of the file formats. <text:s/>Language processor are influenced by the “application interface” aspect of the supplement.</text:p>
      <text:p text:style-name="P282">The type of information involved in describing program interactions is:</text:p>
      <text:list xml:id="list2934988482268033619" text:style-name="L36">
        <text:list-item>
          <text:p text:style-name="P340">Register conventions,</text:p>
        </text:list-item>
        <text:list-item>
          <text:p text:style-name="P340">Subroutine prolog instruction sequences,</text:p>
        </text:list-item>
        <text:list-item>
          <text:p text:style-name="P340">Subroutine epilog instruction sequences, and</text:p>
        </text:list-item>
        <text:list-item>
          <text:p text:style-name="P340">Subroutine calling sequences. </text:p>
        </text:list-item>
      </text:list>
      <text:p text:style-name="P263">The supplements have a strong <text:span text:style-name="T288">orientation towards</text:span> <text:span text:style-name="T288">the</text:span> C <text:span text:style-name="T288">programming </text:span>language. <text:s/><text:span text:style-name="T288">This is not surprising considering the ELF originated with UNIX System V and continues to incorporate that in its title.</text:span></text:p>
      <text:p text:style-name="P283">The S/390 supplement applies to 32-bit Linux systems and the zSeries supplement applies to 64-bit mainframe systems.</text:p>
      <text:list xml:id="list6472432024389006008" text:style-name="L37">
        <text:list-item>
          <text:p text:style-name="P341"><text:soft-page-break/><text:span text:style-name="T133">S/390 ELF Application Binary Interface Supplement</text:span><text:span text:style-name="T139">, </text:span><text:a xlink:type="simple" xlink:href="http://refspecs.linuxfoundation.org/ELF/zSeries/lzsabi0_s390/book1.html" text:style-name="Internet_20_link" text:visited-style-name="Visited_20_Internet_20_Link"><text:span text:style-name="T139">http://refspecs.linuxfoundation.org/ELF/zSeries/lzsabi0_s390/book1.html</text:span></text:a></text:p>
        </text:list-item>
        <text:list-item>
          <text:p text:style-name="P342"><text:span text:style-name="T133">zSeries ELF Application Binary Interface Supplement</text:span><text:span text:style-name="T139">, </text:span><text:a xlink:type="simple" xlink:href="http://refspecs.linuxfoundation.org/ELF/zSeries/lzsabi0_zSeries.html" text:style-name="Internet_20_link" text:visited-style-name="Visited_20_Internet_20_Link"><text:span text:style-name="T139">http://refspecs.linuxfoundation.org/ELF/zSeries/lzsabi0_zSeries.html</text:span></text:a></text:p>
        </text:list-item>
      </text:list>
      <text:list xml:id="list2825272655895523093" text:style-name="L38">
        <text:list-item>
          <text:p text:style-name="P343"><text:span text:style-name="T137">System V Application Binary Interface – DRAFT</text:span><text:span text:style-name="T287">, 10 June 2013, </text:span><text:a xlink:type="simple" xlink:href="http://www.sco.com/developers/gabi/latest/contents.html" text:style-name="Internet_20_link" text:visited-style-name="Visited_20_Internet_20_Link"><text:span text:style-name="T287">http://www.sco.com/developers/gabi/latest/contents.html</text:span></text:a></text:p>
        </text:list-item>
      </text:list>
      <text:p text:style-name="P267"><text:span text:style-name="T71">Because SATK ASMA assembler does not directly support the ELF standard object file format, the macros provided for use with ASMA are not actually ABI compliant. <text:s/>Use of similar macros in the files </text:span><text:span text:style-name="T22">ABI-lcls.S</text:span><text:span text:style-name="T71">, </text:span><text:span text:style-name="T22">ABI-s390.S</text:span><text:span text:style-name="T71">, </text:span><text:span text:style-name="T22">ABI-s390x.S</text:span><text:span text:style-name="T71"> and </text:span><text:span text:style-name="T22">ABI.S</text:span><text:span text:style-name="T71"> found in the </text:span><text:span text:style-name="T22">src</text:span><text:span text:style-name="T71"> directory for use with the GNU assembler are ABI compliant. <text:s/>The GNU assembler, </text:span><text:span text:style-name="T23">as</text:span><text:span text:style-name="T140">, does actually support the ELF file format.</text:span></text:p>
      <text:p text:style-name="P266">The following section provide additional details with regard to specific registers and how their SATK <text:span text:style-name="T292">ASMA assembler function </text:span>usage may differ from those identified in the <text:span text:style-name="T289">S/390 or zSeries </text:span>ELF ABI references.</text:p>
      <text:h text:style-name="Heading_20_2" text:outline-level="2"><text:bookmark-start text:name="__RefHeading___Toc9324_1697585591"/>Register Usage<text:bookmark-end text:name="__RefHeading___Toc9324_1697585591"/></text:h>
      <text:p text:style-name="P274">The ELF ABI supplements describe register usage. <text:s/>Register content is described as “saved” or as being “volatile”. <text:s/>These terms are expressed from the point at which a function is called, and whether the content of a register can be expected to be the same before and after the call. <text:s/>Saved registers have their contents preserved across a function call. <text:s/>Volatile registers do not. </text:p>
      <text:p text:style-name="P272">The supplements referenced above are oriented to a certain level of architecture that provides certain capabilities. <text:s/>The SATK attempts to provide support for all levels of the architecture, some of which may not offer those capabilities.</text:p>
      <text:p text:style-name="P274">Assuming a register is used to point to a function's own stack frame, that register would need to be preserved across function calls.</text:p>
      <text:p text:style-name="P272">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274">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register that <text:soft-page-break/>contains the value returned by the function. <text:s/>These registers are described as volatile. <text:s/>The return value register is obvious. <text:s/>Whatever was in the register before the call will be replaced by what the called function returns. <text:s/>The reason the other parameter registers are described as volatile is less obvious. <text:s/>Realizing that a called function can itself call a function using these same parameter registers for its call makes it clear why they are likely to be volatile.</text:p>
      <text:p text:style-name="P272">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272">If any registers are altered as a result of the function call process <text:span text:style-name="T202">itself in either the prolog or epilog portions of the function</text:span>, <text:span text:style-name="T293">those </text:span>must also be considered volatile.</text:p>
      <text:p text:style-name="P180"><text:span text:style-name="T149">Ultimately it is the responsibility of the </text:span><text:span text:style-name="T151">called</text:span><text:span text:style-name="T149"> function to preserve those registers designated as not being volatile. <text:s/>It is the responsibility of the </text:span><text:span text:style-name="T152">calling</text:span><text:span text:style-name="T163"> function to preserve across function calls those values of volatile registers, usually saving the value within its portion of the stack frame, before a function call.</text:span></text:p>
      <text:h text:style-name="Heading_20_3" text:outline-level="3"><text:bookmark-start text:name="__RefHeading___Toc17282_9115789741"/>R2-R5<text:bookmark-end text:name="__RefHeading___Toc17282_9115789741"/></text:h>
      <text:p text:style-name="P268">The ELF ABI supplements restrict a function to a single return value in R2. <text:s/>The SATK extends the use of registers for return values to any of the additional parameter passing regi<text:span text:style-name="T164">s</text:span>ters.</text:p>
      <text:h text:style-name="Heading_20_3" text:outline-level="3"><text:bookmark-start text:name="__RefHeading___Toc17284_9115789741"/>R12<text:bookmark-end text:name="__RefHeading___Toc17284_9115789741"/></text:h>
      <text:p text:style-name="P269">The ELF ABI supplements use R12 for the address of the global offset table, aka the GOT. <text:s/>The GOT is specific to the ELF file format. <text:s/>Accessing global addresses is straight forward in assembly. <text:s/>Simply defining an address constant for the location suffices. <text:s/>SATK <text:span text:style-name="T202">extends</text:span> the use of R12 <text:span text:style-name="T202">to the local function</text:span>.</text:p>
      <text:p text:style-name="P347">If the bare-metal program has a structure that forms the basis of its global context, usage of R12 for its address would be consistent with the ELF ABI usage of R12.</text:p>
      <text:p text:style-name="P347"/>
      <text:h text:style-name="P364" text:outline-level="3"><text:bookmark-start text:name="__RefHeading___Toc17286_9115789741"/>R13<text:bookmark-end text:name="__RefHeading___Toc17286_9115789741"/></text:h>
      <text:p text:style-name="P269">The ELF ABI supplements define the use of R13 as “Local variable, commonly used as Literal Pool pointer”. <text:s/>The architectures targeted by the ELF ABI <text:span text:style-name="T290">supplements </text:span>all have the ability to use the PSW instruction address for <text:span text:style-name="T290">branch </text:span>relative addressing. <text:s/>This eliminates the need of a base register required for <text:span text:style-name="T165">branching within </text:span>the function. <text:s/>Some architectures supported by SATK do not have this option. <text:s/>Branching within the function requires a base register <text:span text:style-name="T166">in these cases</text:span>. <text:s text:c="2"/>For this reason, the SATK establishes a base register for the entire function <text:span text:style-name="T167">using R13</text:span>.</text:p>
      <text:h text:style-name="Heading_20_3" text:outline-level="3"><text:bookmark-start text:name="__RefHeading___Toc17288_9115789741"/>R14<text:bookmark-end text:name="__RefHeading___Toc17288_9115789741"/></text:h>
      <text:p text:style-name="P284">Establishing the return location for a subroutine call (which is in essence what a function is) requires a register. <text:s/>A function's return address is placed in R14. <text:s/>Whatever may be in it before the call to a function, it will obviously be different as a result of the call. <text:s/>So R14 is volatile.</text:p>
      <text:p text:style-name="P270"><text:span text:style-name="T168">Generally, R14 should be avoided. <text:s/>However, if a function must use R14, it must restore its value before using its </text:span><text:span text:style-name="T29">RETURN</text:span><text:span text:style-name="T168"> macro.</text:span></text:p>
      <text:h text:style-name="Heading_20_3" text:outline-level="3"><text:bookmark-start text:name="__RefHeading___Toc17290_9115789741"/>R15<text:bookmark-end text:name="__RefHeading___Toc17290_9115789741"/></text:h>
      <text:p text:style-name="P275"><text:span text:style-name="T294">A</text:span> register is used to point to a function's own stack frame, <text:span text:style-name="T294">R15. <text:s/>While changing when function calls another function, from the viewpoint of the function caller, R15</text:span> register <text:span text:style-name="T294">is</text:span> preserved across function calls.</text:p>
      <text:p text:style-name="P271"><text:span text:style-name="T169">While the rules can be more flexible within the SATK, the one register that should be avoided by the program is R15 when a program stack is in use. <text:s/>It is managed by the SATK function macros. <text:s/>If a function must use R15, it must restore its value before using the </text:span><text:span text:style-name="T30">CALL</text:span><text:span text:style-name="T169"> macro or its own </text:span><text:span text:style-name="T29">RETURN</text:span><text:span text:style-name="T168"> macro.</text:span></text:p>
      <text:h text:style-name="Heading_20_3" text:outline-level="3"><text:bookmark-start text:name="__RefHeading___Toc17292_9115789741"/>A0, A1<text:bookmark-end text:name="__RefHeading___Toc17292_9115789741"/></text:h>
      <text:p text:style-name="P265">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volatile registers generally available <text:span text:style-name="T290">to functions</text:span>.</text:p>
      <text:p text:style-name="P265"/>
      <text:p text:style-name="P265"/>
      <text:h text:style-name="P348" text:outline-level="1"><text:bookmark-start text:name="__RefHeading___Toc21350_389557228"/>Appendix B – SATK Functions vs. Legacy Subroutines<text:bookmark-end text:name="__RefHeading___Toc21350_389557228"/></text:h>
      <text:p text:style-name="P286">Legacy subroutines typically utilized a linked list of register save areas. <text:s/>When a subroutine is called:</text:p>
      <text:list xml:id="list3351674926503766431" text:style-name="L39">
        <text:list-item>
          <text:p text:style-name="P344">a register save area, <text:span text:style-name="T311">the</text:span></text:p>
        </text:list-item>
        <text:list-item>
          <text:p text:style-name="P344">subroutine entry point, the </text:p>
        </text:list-item>
        <text:list-item>
          <text:p text:style-name="P344">return location, <text:span text:style-name="T311">and,</text:span></text:p>
        </text:list-item>
        <text:list-item>
          <text:p text:style-name="P345">optionally, parameters</text:p>
        </text:list-item>
      </text:list>
      <text:p text:style-name="P286"><text:span text:style-name="T311">are all</text:span> passed to the subroutine. <text:s/><text:span text:style-name="T311">In this regard legacy subroutines are similar to </text:span>SATK functions. <text:s/><text:span text:style-name="T311">However the details are different. <text:s/>This section is primarily focused on the differences. <text:s/>Some will find advantages and disadvantages between the two styles.</text:span></text:p>
      <text:p text:style-name="P287">While no explicit support for legacy subroutines is provided by SATK, they can readily be implemented using ASMA and the information found here:</text:p>
      <text:list xml:id="list149279286836865944" text:style-name="L40">
        <text:list-item>
          <text:p text:style-name="P346"><text:span text:style-name="T311">I</text:span><text:span text:style-name="T138">BM</text:span><text:span text:style-name="T314">®</text:span><text:span text:style-name="T138"> DOS Supervisor and I/O Macros</text:span><text:span text:style-name="T311">, GC24-5037-12, October 1973, pages 244-247.</text:span></text:p>
        </text:list-item>
      </text:list>
      <text:h text:style-name="Heading_20_2" text:outline-level="2"><text:bookmark-start text:name="__RefHeading___Toc21352_389557228"/>Register Usage<text:bookmark-end text:name="__RefHeading___Toc21352_389557228"/></text:h>
      <text:p text:style-name="P288">Both styles reserve R13-R15 for use by the calling convention, although with different uses.</text:p>
      <text:p text:style-name="P289">Only one register is “volatile” from the perspective of a subroutine caller, R13. <text:s/>All other registers can be preserved across subroutine calls.</text:p>
      <text:p text:style-name="P289">Subroutine base register will usually be the subroutine's entry point, R15. <text:s/>This is similar to a function's base register, although it is R13.</text:p>
      <text:h text:style-name="Heading_20_2" text:outline-level="2"><text:bookmark-start text:name="__RefHeading___Toc21354_389557228"/>Parameter Passing / <text:span text:style-name="T313">Returning Results</text:span><text:bookmark-end text:name="__RefHeading___Toc21354_389557228"/></text:h>
      <text:p text:style-name="P289">Legacy subroutines provide two registers for passing parameters: R0, and R1. <text:s/>If more than two parameters are required, a parameter list pointed to by R1 is used to pass the parameters. <text:s/>The parameter list is a contiguous sequence of values, the last of which has bit 0 set to 1, indicating the end of the list.</text:p>
      <text:p text:style-name="P289">Result values must be returned either by use of a parameter that identifies where the result is stored or by storing the result in the register save area so that the subroutine caller has access through the restored registers.</text:p>
      <text:p text:style-name="P289">SATK functions provide five registers for the passing of parameters, R2-R6; and four registers <text:soft-page-break/>for the returning of results, R2-R5. <text:s/>The parameter list style could be used with SATK functions by placing the parameter list address in R2.</text:p>
      <text:h text:style-name="Heading_20_2" text:outline-level="2"><text:bookmark-start text:name="__RefHeading___Toc21356_389557228"/><text:span text:style-name="T315">Register </text:span>Save Areas <text:span text:style-name="T315">vs. Stack Frame</text:span><text:bookmark-end text:name="__RefHeading___Toc21356_389557228"/></text:h>
      <text:p text:style-name="P289">The legacy subroutine save area provides some of the functionality of a function stack frame, namely register preservation and nested subroutine calls. <text:s/>The static nature of the save areas eliminates the ability to perform subroutine recursion, while function recursion includ<text:span text:style-name="T315">ing</text:span> self recursion is supported <text:span text:style-name="T315">by SATK functions</text:span>.</text:p>
      <text:p text:style-name="P290">It is certainly possible to enhance legacy subroutines with a stack like structure that would allow recursion.</text:p>
      <text:p text:style-name="P290">The one thing not available with legacy subroutines is local storage. <text:s/>For re-entrant subroutines, local storage is required and some form of memory management is necessary for this somewhere. <text:s/>Enhancement of legacy subroutines to support that is of course possible. <text:s/>Use of an operating system that provides some of these services is helpful. <text:s/>But, bare-metal programs do not have an operating system.</text:p>
      <text:p text:style-name="P290">After the various enhancements to legacy subroutines are provided to get <text:span text:style-name="T318">the same</text:span> capabilities offered by SATK functions, why not just use functions instead. <text:s/>In fact SATK originally took the path of legacy subroutines during the earliest GNU <text:span text:style-name="T1">as</text:span> period of development. <text:s/>This was abandoned for functions because of the limitations of legacy subroutines. <text:s/></text:p>
      <text:p text:style-name="P290">One drawback of legacy subroutines for bare-metal programs is the presence of the register save areas within the code. <text:s/>In the image file or list-directed IPL program produced by an assembler, each register save area actually consumes space. <text:s/>This increases the size and number of an IPL program or number of records required to load a program with a boot loader. <text:s/><text:span text:style-name="T318">SATK functions eliminate this concern by establishing the stack at run-time outside of the actual loaded program. <text:s/>No stack frames are part of the loaded program nor do they take up space in space constrained media IPL records.</text:span></text:p>
      <text:p text:style-name="P287"/>
      <text:p text:style-name="P2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Droid Sans Devanagari1" svg:font-family="'Droid Sans Devanagari'" style:font-family-generic="swiss"/>
    <style:font-face style:name="Courier New" svg:font-family="'Courier New'" style:font-family-generic="modern" style:font-pitch="fixed"/>
    <style:font-face style:name="Arial1"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06202" officeooo:paragraph-rsid="00106202" style:font-size-asian="14pt" style:font-size-complex="14pt"/>
    </style:style>
    <style:style style:name="MP2" style:family="paragraph" style:parent-style-name="Footer">
      <style:paragraph-properties fo:text-align="center" style:justify-single-word="false"/>
      <style:text-properties officeooo:rsid="00106202" officeooo:paragraph-rsid="00106202"/>
    </style:style>
    <style:style style:name="MT1" style:family="text">
      <style:text-properties style:font-name="Courier Ne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Macro Category - <text:span text:style-name="MT1">func</text:span></text:p>
      </style:header>
      <style:footer>
        <text:p text:style-name="MP2">Page <text:page-number text:select-page="current">38</text:page-number> of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3:47:58.887370934</meta:creation-date>
    <meta:generator>LibreOffice/5.0.6.3$Linux_X86_64 LibreOffice_project/00m0$Build-3</meta:generator>
    <dc:date>2017-03-09T11:53:43.239645505</dc:date>
    <meta:editing-duration>PT13H31M35S</meta:editing-duration>
    <meta:editing-cycles>140</meta:editing-cycles>
    <meta:document-statistic meta:table-count="16" meta:image-count="0" meta:object-count="0" meta:page-count="38" meta:paragraph-count="853" meta:word-count="9962" meta:character-count="60851" meta:non-whitespace-character-count="51074"/>
  </office:meta>
</office:document-meta>
</file>